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color="#808080" fo:font-size="12pt" officeooo:rsid="0018af73" officeooo:paragraph-rsid="0018af73" style:font-size-asian="12pt" style:font-size-complex="12pt"/>
    </style:style>
    <style:style style:name="P2" style:family="paragraph" style:parent-style-name="Preformatted_20_Text">
      <style:text-properties fo:color="#808080" fo:font-size="12pt" officeooo:rsid="0018af73" officeooo:paragraph-rsid="001ff8d6" style:font-size-asian="12pt" style:font-size-complex="12pt"/>
    </style:style>
    <style:style style:name="P3" style:family="paragraph" style:parent-style-name="Preformatted_20_Text">
      <style:text-properties fo:color="#808080" fo:font-size="12pt" officeooo:rsid="0018af73" officeooo:paragraph-rsid="0018af73" fo:background-color="#f6f9d4" style:font-size-asian="12pt" style:font-size-complex="12pt"/>
    </style:style>
    <style:style style:name="P4" style:family="paragraph" style:parent-style-name="Preformatted_20_Text">
      <style:text-properties fo:color="#808080" fo:font-size="12pt" fo:font-weight="normal" officeooo:rsid="0018af73" officeooo:paragraph-rsid="002cf293" fo:background-color="transparent" style:font-size-asian="12pt" style:font-weight-asian="normal" style:font-size-complex="12pt" style:font-weight-complex="normal"/>
    </style:style>
    <style:style style:name="P5" style:family="paragraph" style:parent-style-name="Preformatted_20_Text">
      <style:text-properties fo:color="#808080" fo:font-size="12pt" officeooo:rsid="0039e5ae" officeooo:paragraph-rsid="0039e5ae" fo:background-color="#ffdbb6" style:font-size-asian="12pt" style:font-size-complex="12pt"/>
    </style:style>
    <style:style style:name="P6" style:family="paragraph" style:parent-style-name="Preformatted_20_Text">
      <style:text-properties fo:color="#000000" fo:font-size="12pt" fo:font-weight="bold" officeooo:rsid="001a0ded" officeooo:paragraph-rsid="002cf392" fo:background-color="#ffff00" style:font-size-asian="12pt" style:font-weight-asian="bold" style:font-size-complex="12pt" style:font-weight-complex="bold"/>
    </style:style>
    <style:style style:name="P7" style:family="paragraph" style:parent-style-name="Preformatted_20_Text">
      <style:text-properties fo:color="#000000" fo:font-size="12pt" fo:font-weight="bold" officeooo:rsid="0039e5ae" officeooo:paragraph-rsid="003da88e" fo:background-color="#ffdbb6" style:font-size-asian="12pt" style:font-weight-asian="bold" style:font-size-complex="12pt" style:font-weight-complex="bold"/>
    </style:style>
    <style:style style:name="P8" style:family="paragraph" style:parent-style-name="Preformatted_20_Text">
      <style:text-properties fo:color="#000000" fo:font-size="12pt" fo:font-weight="normal" officeooo:rsid="001a0ded" officeooo:paragraph-rsid="0018af73" fo:background-color="transparent" style:font-size-asian="12pt" style:font-weight-asian="normal" style:font-size-complex="12pt" style:font-weight-complex="normal"/>
    </style:style>
    <style:style style:name="P9" style:family="paragraph" style:parent-style-name="Preformatted_20_Text">
      <style:text-properties fo:color="#000000" fo:font-size="12pt" fo:font-weight="normal" officeooo:rsid="001a0ded" officeooo:paragraph-rsid="002ef394" fo:background-color="transparent" style:font-size-asian="12pt" style:font-weight-asian="normal" style:font-size-complex="12pt" style:font-weight-complex="normal"/>
    </style:style>
    <style:style style:name="P10" style:family="paragraph" style:parent-style-name="Preformatted_20_Text">
      <style:text-properties fo:color="#000000" fo:font-size="12pt" fo:font-weight="normal" officeooo:rsid="004cca6c" officeooo:paragraph-rsid="004cca6c" fo:background-color="transparent" style:font-size-asian="12pt" style:font-weight-asian="normal" style:font-size-complex="12pt" style:font-weight-complex="normal"/>
    </style:style>
    <style:style style:name="P11" style:family="paragraph" style:parent-style-name="Preformatted_20_Text">
      <style:text-properties fo:color="#000000" fo:font-size="12pt" officeooo:rsid="00365d11" officeooo:paragraph-rsid="0018af73" style:font-size-asian="12pt" style:font-size-complex="12pt"/>
    </style:style>
    <style:style style:name="P12" style:family="paragraph" style:parent-style-name="Preformatted_20_Text">
      <style:text-properties fo:color="#000000" style:font-name="Liberation Serif" fo:font-size="12pt" officeooo:rsid="0018af73" officeooo:paragraph-rsid="0018af73" style:font-size-asian="12pt" style:font-size-complex="12pt"/>
    </style:style>
    <style:style style:name="P13" style:family="paragraph" style:parent-style-name="Preformatted_20_Text">
      <style:text-properties fo:color="#000000" style:font-name="Liberation Serif" fo:font-size="12pt" fo:font-weight="bold" officeooo:rsid="0018af73" officeooo:paragraph-rsid="0018af73" style:font-size-asian="12pt" style:font-size-complex="12pt"/>
    </style:style>
    <style:style style:name="P14" style:family="paragraph" style:parent-style-name="Preformatted_20_Text">
      <style:text-properties fo:color="#000000" officeooo:paragraph-rsid="0048b0d1"/>
    </style:style>
    <style:style style:name="P15" style:family="paragraph" style:parent-style-name="Preformatted_20_Text">
      <style:text-properties fo:color="#000000" officeooo:paragraph-rsid="004b4ba4"/>
    </style:style>
    <style:style style:name="P16" style:family="paragraph" style:parent-style-name="Preformatted_20_Text">
      <style:text-properties fo:color="#000000" officeooo:paragraph-rsid="004cca6c"/>
    </style:style>
    <style:style style:name="P17" style:family="paragraph" style:parent-style-name="Preformatted_20_Text">
      <style:text-properties officeooo:paragraph-rsid="0018af73"/>
    </style:style>
    <style:style style:name="P18" style:family="paragraph" style:parent-style-name="Preformatted_20_Text">
      <style:text-properties fo:font-size="12pt" officeooo:rsid="001d5c0e" officeooo:paragraph-rsid="001d5c0e" style:font-size-asian="12pt" style:font-size-complex="12pt"/>
    </style:style>
    <style:style style:name="P19" style:family="paragraph" style:parent-style-name="Preformatted_20_Text">
      <style:text-properties fo:font-size="12pt" officeooo:paragraph-rsid="001ff8d6" style:font-size-asian="12pt" style:font-size-complex="12pt"/>
    </style:style>
    <style:style style:name="P20" style:family="paragraph" style:parent-style-name="Preformatted_20_Text">
      <style:text-properties fo:font-size="12pt" officeooo:paragraph-rsid="0022c875" style:font-size-asian="12pt" style:font-size-complex="12pt"/>
    </style:style>
    <style:style style:name="P21" style:family="paragraph" style:parent-style-name="Preformatted_20_Text">
      <style:text-properties officeooo:paragraph-rsid="001ff8d6"/>
    </style:style>
    <style:style style:name="P22" style:family="paragraph" style:parent-style-name="Preformatted_20_Text">
      <style:text-properties officeooo:paragraph-rsid="0022c875"/>
    </style:style>
    <style:style style:name="P23" style:family="paragraph" style:parent-style-name="Preformatted_20_Text">
      <style:text-properties officeooo:paragraph-rsid="002cf392"/>
    </style:style>
    <style:style style:name="P24" style:family="paragraph" style:parent-style-name="Preformatted_20_Text">
      <style:text-properties fo:color="#800000" fo:font-size="12pt" officeooo:rsid="0018af73" officeooo:paragraph-rsid="0018af73" style:font-size-asian="12pt" style:font-size-complex="12pt"/>
    </style:style>
    <style:style style:name="P25" style:family="paragraph" style:parent-style-name="Preformatted_20_Text">
      <style:text-properties officeooo:paragraph-rsid="004cca6c"/>
    </style:style>
    <style:style style:name="P26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  <style:text-properties fo:font-size="12pt" fo:background-color="#f6f9d4" style:font-size-asian="12pt" style:font-size-complex="12pt"/>
    </style:style>
    <style:style style:name="P27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  <style:text-properties fo:font-size="12pt" fo:background-color="#ffdbb6" style:font-size-asian="12pt" style:font-size-complex="12pt"/>
    </style:style>
    <style:style style:name="P28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</style:style>
    <style:style style:name="P29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font-size="12pt" fo:background-color="#f6f9d4" style:font-size-asian="12pt" style:font-size-complex="12pt"/>
    </style:style>
    <style:style style:name="P30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font-size="12pt" fo:background-color="#ffdbb6" style:font-size-asian="12pt" style:font-size-complex="12pt"/>
    </style:style>
    <style:style style:name="P31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background-color="#ffdbb6"/>
    </style:style>
    <style:style style:name="P32" style:family="paragraph" style:parent-style-name="Standard">
      <style:text-properties fo:color="#808080" fo:font-size="12pt" officeooo:rsid="0018af73" officeooo:paragraph-rsid="0018af73" style:font-size-asian="12pt" style:font-size-complex="12pt"/>
    </style:style>
    <style:style style:name="P33" style:family="paragraph" style:parent-style-name="Standard">
      <style:text-properties fo:color="#808080" fo:font-size="12pt" officeooo:rsid="0018af73" officeooo:paragraph-rsid="00216574" style:font-size-asian="12pt" style:font-size-complex="12pt"/>
    </style:style>
    <style:style style:name="P34" style:family="paragraph" style:parent-style-name="Standard">
      <style:text-properties fo:color="#808080" fo:font-size="12pt" officeooo:rsid="0039e5ae" officeooo:paragraph-rsid="0039e5ae" fo:background-color="#ffdbb6" style:font-size-asian="12pt" style:font-size-complex="12pt"/>
    </style:style>
    <style:style style:name="P35" style:family="paragraph" style:parent-style-name="Standard">
      <style:text-properties fo:color="#808080" officeooo:rsid="0018af73" officeooo:paragraph-rsid="00340ef5"/>
    </style:style>
    <style:style style:name="P36" style:family="paragraph" style:parent-style-name="Standard">
      <style:text-properties fo:color="#000000" fo:font-size="12pt" officeooo:rsid="001a74af" officeooo:paragraph-rsid="001a74af" style:font-size-asian="12pt" style:font-size-complex="12pt"/>
    </style:style>
    <style:style style:name="P37" style:family="paragraph" style:parent-style-name="Standard">
      <style:text-properties fo:color="#000000" fo:font-size="12pt" fo:font-weight="bold" officeooo:paragraph-rsid="001a0ded" fo:background-color="#f6f9d4" style:font-size-asian="12pt" style:font-weight-asian="bold" style:font-size-complex="12pt" style:font-weight-complex="bold"/>
    </style:style>
    <style:style style:name="P38" style:family="paragraph" style:parent-style-name="Standard">
      <style:text-properties fo:color="#000000" fo:font-size="12pt" fo:font-weight="bold" officeooo:rsid="001a0ded" officeooo:paragraph-rsid="0018af73" fo:background-color="#ffff00" style:font-size-asian="12pt" style:font-weight-asian="bold" style:font-size-complex="12pt" style:font-weight-complex="bold"/>
    </style:style>
    <style:style style:name="P39" style:family="paragraph" style:parent-style-name="Standard">
      <style:text-properties fo:color="#000000" fo:font-size="12pt" fo:font-weight="bold" officeooo:rsid="0044faa2" officeooo:paragraph-rsid="0044faa2" fo:background-color="#ffff00" style:font-size-asian="12pt" style:font-weight-asian="bold" style:font-size-complex="12pt" style:font-weight-complex="bold"/>
    </style:style>
    <style:style style:name="P40" style:family="paragraph" style:parent-style-name="Standard">
      <style:text-properties fo:color="#000000" fo:font-size="12pt" fo:font-weight="normal" officeooo:rsid="002da802" officeooo:paragraph-rsid="002da802" fo:background-color="#ffff00" style:font-size-asian="12pt" style:font-weight-asian="normal" style:font-size-complex="12pt" style:font-weight-complex="normal"/>
    </style:style>
    <style:style style:name="P41" style:family="paragraph" style:parent-style-name="Standard">
      <style:text-properties fo:color="#000000" fo:font-size="12pt" fo:font-weight="normal" officeooo:rsid="0039e5ae" officeooo:paragraph-rsid="0039e5ae" fo:background-color="#ffdbb6" style:font-size-asian="12pt" style:font-weight-asian="normal" style:font-size-complex="12pt" style:font-weight-complex="normal"/>
    </style:style>
    <style:style style:name="P42" style:family="paragraph" style:parent-style-name="Standard">
      <style:text-properties fo:color="#000000" fo:font-size="12pt" officeooo:rsid="0039e5ae" officeooo:paragraph-rsid="0039e5ae" fo:background-color="#ffdbb6" style:font-size-asian="12pt" style:font-size-complex="12pt"/>
    </style:style>
    <style:style style:name="P43" style:family="paragraph" style:parent-style-name="Standard">
      <style:text-properties fo:color="#000000" officeooo:rsid="00273d02" officeooo:paragraph-rsid="00273d02"/>
    </style:style>
    <style:style style:name="P44" style:family="paragraph" style:parent-style-name="Standard">
      <style:text-properties fo:color="#000000" style:font-name="Liberation Serif" fo:font-size="12pt" fo:font-weight="bold" officeooo:rsid="001a0ded" officeooo:paragraph-rsid="0018af73" fo:background-color="#ffff00" style:font-size-asian="12pt" style:font-weight-asian="bold" style:font-size-complex="12pt" style:font-weight-complex="bold"/>
    </style:style>
    <style:style style:name="P45" style:family="paragraph" style:parent-style-name="Standard">
      <style:text-properties fo:color="#000000" fo:font-weight="bold" officeooo:rsid="001a0ded" officeooo:paragraph-rsid="0018af73" fo:background-color="#ffff00" style:font-weight-asian="bold" style:font-weight-complex="bold"/>
    </style:style>
    <style:style style:name="P46" style:family="paragraph" style:parent-style-name="Standard">
      <style:text-properties fo:font-size="12pt" officeooo:paragraph-rsid="0018af73" style:font-size-asian="12pt" style:font-size-complex="12pt"/>
    </style:style>
    <style:style style:name="P47" style:family="paragraph" style:parent-style-name="Standard">
      <style:text-properties fo:font-size="12pt" officeooo:rsid="001d5c0e" officeooo:paragraph-rsid="001d5c0e" style:font-size-asian="12pt" style:font-size-complex="12pt"/>
    </style:style>
    <style:style style:name="P48" style:family="paragraph" style:parent-style-name="Standard">
      <style:text-properties officeooo:paragraph-rsid="00273d02"/>
    </style:style>
    <style:style style:name="P49" style:family="paragraph" style:parent-style-name="Text_20_body">
      <style:text-properties fo:color="#000000" style:font-name="Liberation Serif" fo:font-size="12pt" officeooo:rsid="0018af73" officeooo:paragraph-rsid="0018af73" style:font-size-asian="12pt" style:font-size-complex="12pt"/>
    </style:style>
    <style:style style:name="P50" style:family="paragraph" style:parent-style-name="Text_20_body">
      <style:text-properties fo:color="#000000" style:font-name="Liberation Serif" fo:font-size="12pt" fo:font-weight="bold" officeooo:rsid="001a0ded" officeooo:paragraph-rsid="0018af73" fo:background-color="#ffff00" style:font-size-asian="12pt" style:font-weight-asian="bold" style:font-size-complex="12pt" style:font-weight-complex="bold"/>
    </style:style>
    <style:style style:name="P51" style:family="paragraph" style:parent-style-name="Text_20_body">
      <style:paragraph-properties fo:line-height="115%"/>
      <style:text-properties fo:color="#000000" style:font-name="Liberation Serif" fo:font-size="12pt" fo:font-weight="bold" officeooo:rsid="001a0ded" officeooo:paragraph-rsid="0018af73" fo:background-color="#ffff00" style:font-size-asian="12pt" style:font-weight-asian="bold" style:font-size-complex="12pt" style:font-weight-complex="bold"/>
    </style:style>
    <style:style style:name="P52" style:family="paragraph" style:parent-style-name="Text_20_body">
      <style:text-properties fo:color="#000000" style:font-name="DejaVu Sans" fo:font-size="12pt" fo:font-weight="bold" officeooo:rsid="001a0ded" officeooo:paragraph-rsid="0018af73" fo:background-color="#ffff00" style:font-size-asian="12pt" style:font-weight-asian="bold" style:font-size-complex="12pt" style:font-weight-complex="bold"/>
    </style:style>
    <style:style style:name="P53" style:family="paragraph" style:parent-style-name="Text_20_body">
      <style:text-properties fo:color="#808080" style:font-name="DejaVu Sans" fo:font-size="12pt" fo:font-weight="bold" officeooo:rsid="0018af73" officeooo:paragraph-rsid="005056c9" fo:background-color="transparent" style:font-size-asian="12pt" style:font-weight-asian="bold" style:font-size-complex="12pt" style:font-weight-complex="bold"/>
    </style:style>
    <style:style style:name="P54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</style:style>
    <style:style style:name="P55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80" fo:background-color="#ffdbb6"/>
    </style:style>
    <style:style style:name="P56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80" officeooo:paragraph-rsid="0052d736" fo:background-color="#ffdbb6"/>
    </style:style>
    <style:style style:name="P57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font-size="12pt" officeooo:paragraph-rsid="0050d173" style:font-size-asian="12pt" style:font-size-complex="12pt"/>
    </style:style>
    <style:style style:name="P58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font-size="12pt" officeooo:paragraph-rsid="0052d736" fo:background-color="#ffdbb6" style:font-size-asian="12pt" style:font-size-complex="12pt"/>
    </style:style>
    <style:style style:name="P59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officeooo:paragraph-rsid="0052d736" fo:background-color="#ffdbb6"/>
    </style:style>
    <style:style style:name="P60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officeooo:paragraph-rsid="0052d736"/>
    </style:style>
    <style:style style:name="P61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00" fo:background-color="#ffff00"/>
    </style:style>
    <style:style style:name="P62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</style:style>
    <style:style style:name="P63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  <style:text-properties fo:font-size="12pt" officeooo:paragraph-rsid="0052d736" fo:background-color="#ffdbb6" style:font-size-asian="12pt" style:font-size-complex="12pt"/>
    </style:style>
    <style:style style:name="P64" style:family="paragraph" style:parent-style-name="Preformatted_20_Text">
      <style:text-properties fo:font-size="12pt" officeooo:paragraph-rsid="0050d173" style:font-size-asian="12pt" style:font-size-complex="12pt"/>
    </style:style>
    <style:style style:name="P65" style:family="paragraph" style:parent-style-name="Preformatted_20_Text">
      <style:text-properties fo:color="#000000" fo:font-weight="bold" officeooo:rsid="001a0ded" officeooo:paragraph-rsid="0052d736" fo:background-color="#ffff00" style:font-weight-asian="bold" style:font-weight-complex="bold"/>
    </style:style>
    <style:style style:name="P66" style:family="paragraph" style:parent-style-name="Preformatted_20_Text">
      <style:text-properties fo:color="#000000" fo:font-size="12pt" fo:font-weight="bold" officeooo:rsid="0039e5ae" officeooo:paragraph-rsid="0052d736" fo:background-color="#ffdbb6" style:font-size-asian="12pt" style:font-weight-asian="bold" style:font-size-complex="12pt" style:font-weight-complex="bold"/>
    </style:style>
    <style:style style:name="P67" style:family="paragraph" style:parent-style-name="Preformatted_20_Text">
      <style:text-properties fo:color="#808080" fo:font-size="12pt" officeooo:rsid="0039e5ae" officeooo:paragraph-rsid="0052d736" fo:background-color="#ffdbb6" style:font-size-asian="12pt" style:font-size-complex="12pt"/>
    </style:style>
    <style:style style:name="P68" style:family="paragraph" style:parent-style-name="Preformatted_20_Text">
      <style:text-properties officeooo:paragraph-rsid="0039e5ae"/>
    </style:style>
    <style:style style:name="P69" style:family="paragraph" style:parent-style-name="Preformatted_20_Text">
      <style:text-properties fo:color="#000080" officeooo:paragraph-rsid="0039e5ae"/>
    </style:style>
    <style:style style:name="P70" style:family="paragraph" style:parent-style-name="Standard">
      <style:text-properties fo:color="#000000" fo:font-size="12pt" fo:font-weight="bold" officeooo:rsid="001a0ded" officeooo:paragraph-rsid="0018af73" fo:background-color="#ffff00" style:font-size-asian="12pt" style:font-weight-asian="bold" style:font-size-complex="12pt" style:font-weight-complex="bold"/>
    </style:style>
    <style:style style:name="P71" style:family="paragraph" style:parent-style-name="Standard">
      <style:text-properties fo:color="#000000" fo:font-size="12pt" fo:font-weight="bold" officeooo:rsid="0039e5ae" officeooo:paragraph-rsid="0052d736" fo:background-color="#ffbf00" style:font-size-asian="12pt" style:font-weight-asian="bold" style:font-size-complex="12pt" style:font-weight-complex="bold"/>
    </style:style>
    <style:style style:name="P72" style:family="paragraph" style:parent-style-name="Standard">
      <style:text-properties fo:color="#000000" fo:font-size="12pt" fo:font-weight="normal" officeooo:rsid="0039e5ae" officeooo:paragraph-rsid="0052d736" fo:background-color="#ffdbb6" style:font-size-asian="12pt" style:font-weight-asian="normal" style:font-size-complex="12pt" style:font-weight-complex="normal"/>
    </style:style>
    <style:style style:name="P73" style:family="paragraph" style:parent-style-name="Standard">
      <style:text-properties fo:color="#000000" fo:font-size="12pt" officeooo:rsid="0039e5ae" officeooo:paragraph-rsid="0052d736" fo:background-color="#ffdbb6" style:font-size-asian="12pt" style:font-size-complex="12pt"/>
    </style:style>
    <style:style style:name="P74" style:family="paragraph" style:parent-style-name="Standard">
      <style:text-properties fo:color="#000000" fo:font-weight="bold" officeooo:rsid="001a0ded" officeooo:paragraph-rsid="0018af73" fo:background-color="#ffff00" style:font-weight-asian="bold" style:font-weight-complex="bold"/>
    </style:style>
    <style:style style:name="P75" style:family="paragraph" style:parent-style-name="Standard">
      <style:text-properties fo:color="#808080" fo:font-size="12pt" officeooo:rsid="0018af73" officeooo:paragraph-rsid="0018af73" style:font-size-asian="12pt" style:font-size-complex="12pt"/>
    </style:style>
    <style:style style:name="P76" style:family="paragraph" style:parent-style-name="Standard">
      <style:text-properties fo:color="#808080" fo:font-size="12pt" officeooo:rsid="0039e5ae" officeooo:paragraph-rsid="0052d736" fo:background-color="#ffdbb6" style:font-size-asian="12pt" style:font-size-complex="12pt"/>
    </style:style>
    <style:style style:name="P77" style:family="paragraph" style:parent-style-name="Standard">
      <style:text-properties officeooo:paragraph-rsid="0039e5ae"/>
    </style:style>
    <style:style style:name="P78" style:family="paragraph" style:parent-style-name="Standard">
      <style:text-properties fo:color="#000080" style:font-name="Liberation Mono" fo:font-size="14pt" fo:font-weight="bold" officeooo:rsid="00428981" officeooo:paragraph-rsid="0039e5ae" fo:background-color="#ffff00" style:font-name-asian="Noto Sans Mono CJK SC" style:font-size-asian="14pt" style:font-weight-asian="bold" style:font-name-complex="Liberation Mono" style:font-size-complex="14pt" style:font-weight-complex="bold"/>
    </style:style>
    <style:style style:name="T1" style:family="text">
      <style:text-properties officeooo:rsid="0018af73"/>
    </style:style>
    <style:style style:name="T2" style:family="text">
      <style:text-properties fo:color="#808000"/>
    </style:style>
    <style:style style:name="T3" style:family="text">
      <style:text-properties fo:color="#808000" officeooo:rsid="0018af73"/>
    </style:style>
    <style:style style:name="T4" style:family="text">
      <style:text-properties fo:color="#808000" fo:font-size="12pt" officeooo:rsid="0018af73" style:font-size-asian="12pt" style:font-size-complex="12pt"/>
    </style:style>
    <style:style style:name="T5" style:family="text">
      <style:text-properties fo:color="#808000" fo:font-size="12pt" officeooo:rsid="001d5c0e" style:font-size-asian="12pt" style:font-size-complex="12pt"/>
    </style:style>
    <style:style style:name="T6" style:family="text">
      <style:text-properties fo:color="#808000" fo:font-weight="bold" officeooo:rsid="001a0ded" fo:background-color="#ffff00" loext:char-shading-value="0" style:font-weight-asian="bold" style:font-weight-complex="bold"/>
    </style:style>
    <style:style style:name="T7" style:family="text">
      <style:text-properties fo:color="#808000" officeooo:rsid="00570290"/>
    </style:style>
    <style:style style:name="T8" style:family="text">
      <style:text-properties fo:color="#c0c0c0"/>
    </style:style>
    <style:style style:name="T9" style:family="text">
      <style:text-properties fo:color="#c0c0c0" officeooo:rsid="0018af73"/>
    </style:style>
    <style:style style:name="T10" style:family="text">
      <style:text-properties fo:color="#c0c0c0" fo:font-size="12pt" officeooo:rsid="0018af73" style:font-size-asian="12pt" style:font-size-complex="12pt"/>
    </style:style>
    <style:style style:name="T11" style:family="text">
      <style:text-properties fo:color="#c0c0c0" fo:font-size="12pt" officeooo:rsid="001d5c0e" style:font-size-asian="12pt" style:font-size-complex="12pt"/>
    </style:style>
    <style:style style:name="T12" style:family="text">
      <style:text-properties fo:color="#c0c0c0" fo:font-size="12pt" officeooo:rsid="004cca6c" style:font-size-asian="12pt" style:font-size-complex="12pt"/>
    </style:style>
    <style:style style:name="T13" style:family="text">
      <style:text-properties fo:color="#c0c0c0" fo:font-size="12pt" officeooo:rsid="00428981" style:font-size-asian="12pt" style:font-size-complex="12pt"/>
    </style:style>
    <style:style style:name="T14" style:family="text">
      <style:text-properties fo:color="#c0c0c0" fo:font-weight="bold" officeooo:rsid="001a0ded" fo:background-color="#ffff00" loext:char-shading-value="0" style:font-weight-asian="bold" style:font-weight-complex="bold"/>
    </style:style>
    <style:style style:name="T15" style:family="text">
      <style:text-properties fo:color="#c0c0c0" officeooo:rsid="00570290"/>
    </style:style>
    <style:style style:name="T16" style:family="text">
      <style:text-properties fo:color="#00677c"/>
    </style:style>
    <style:style style:name="T17" style:family="text">
      <style:text-properties fo:color="#00677c" fo:font-weight="bold"/>
    </style:style>
    <style:style style:name="T18" style:family="text">
      <style:text-properties fo:color="#00677c" fo:font-weight="bold" officeooo:rsid="0018af73"/>
    </style:style>
    <style:style style:name="T19" style:family="text">
      <style:text-properties fo:color="#00677c" fo:font-weight="bold" officeooo:rsid="001a0ded" fo:background-color="#ffff00" loext:char-shading-value="0" style:font-weight-asian="bold" style:font-weight-complex="bold"/>
    </style:style>
    <style:style style:name="T20" style:family="text">
      <style:text-properties fo:color="#00677c" fo:font-weight="bold" officeooo:rsid="0018af73" fo:background-color="#f6f9d4" loext:char-shading-value="0"/>
    </style:style>
    <style:style style:name="T21" style:family="text">
      <style:text-properties fo:color="#00677c" fo:font-size="12pt" fo:font-weight="bold" style:font-size-asian="12pt" style:font-size-complex="12pt"/>
    </style:style>
    <style:style style:name="T22" style:family="text">
      <style:text-properties fo:color="#00677c" fo:font-size="12pt" fo:font-weight="bold" officeooo:rsid="0018af73" style:font-size-asian="12pt" style:font-size-complex="12pt"/>
    </style:style>
    <style:style style:name="T23" style:family="text">
      <style:text-properties fo:color="#00677c" fo:font-size="12pt" fo:font-weight="bold" officeooo:rsid="001d5c0e" style:font-size-asian="12pt" style:font-size-complex="12pt"/>
    </style:style>
    <style:style style:name="T24" style:family="text">
      <style:text-properties fo:color="#00677c" fo:font-size="12pt" fo:font-weight="bold" officeooo:rsid="004cca6c" style:font-size-asian="12pt" style:font-size-complex="12pt"/>
    </style:style>
    <style:style style:name="T25" style:family="text">
      <style:text-properties fo:color="#00677c" fo:font-size="12pt" officeooo:rsid="0018af73" style:font-size-asian="12pt" style:font-size-complex="12pt"/>
    </style:style>
    <style:style style:name="T26" style:family="text">
      <style:text-properties fo:color="#00677c" officeooo:rsid="00240dce"/>
    </style:style>
    <style:style style:name="T27" style:family="text">
      <style:text-properties fo:color="#00677c" officeooo:rsid="001a0ded" fo:background-color="transparent" loext:char-shading-value="0"/>
    </style:style>
    <style:style style:name="T28" style:family="text">
      <style:text-properties fo:color="#ce5c00"/>
    </style:style>
    <style:style style:name="T29" style:family="text">
      <style:text-properties fo:color="#ce5c00" officeooo:rsid="0018af73"/>
    </style:style>
    <style:style style:name="T30" style:family="text">
      <style:text-properties fo:color="#ce5c00" officeooo:rsid="001f1444"/>
    </style:style>
    <style:style style:name="T31" style:family="text">
      <style:text-properties fo:color="#ce5c00" fo:font-size="12pt" officeooo:rsid="0018af73" style:font-size-asian="12pt" style:font-size-complex="12pt"/>
    </style:style>
    <style:style style:name="T32" style:family="text">
      <style:text-properties fo:color="#ce5c00" fo:font-size="12pt" officeooo:rsid="001f1444" style:font-size-asian="12pt" style:font-size-complex="12pt"/>
    </style:style>
    <style:style style:name="T33" style:family="text">
      <style:text-properties fo:color="#ce5c00" fo:font-style="italic"/>
    </style:style>
    <style:style style:name="T34" style:family="text">
      <style:text-properties fo:color="#000080"/>
    </style:style>
    <style:style style:name="T35" style:family="text">
      <style:text-properties fo:color="#000080" fo:font-size="12pt" officeooo:rsid="00428981" style:font-size-asian="12pt" style:font-size-complex="12pt"/>
    </style:style>
    <style:style style:name="T36" style:family="text">
      <style:text-properties fo:color="#000080" officeooo:rsid="00570290"/>
    </style:style>
    <style:style style:name="T37" style:family="text">
      <style:text-properties fo:color="#800080"/>
    </style:style>
    <style:style style:name="T38" style:family="text">
      <style:text-properties fo:color="#800080" fo:font-size="12pt" officeooo:rsid="004cca6c" style:font-size-asian="12pt" style:font-size-complex="12pt"/>
    </style:style>
    <style:style style:name="T39" style:family="text">
      <style:text-properties fo:color="#800080" officeooo:rsid="00570290"/>
    </style:style>
    <style:style style:name="T40" style:family="text">
      <style:text-properties fo:color="#800080" fo:font-weight="bold" officeooo:rsid="00570290"/>
    </style:style>
    <style:style style:name="T41" style:family="text">
      <style:text-properties fo:color="#800080" style:font-name="Liberation Mono" fo:font-size="10pt" officeooo:rsid="00570290" style:font-name-asian="Noto Sans Mono CJK SC" style:font-size-asian="10pt" style:font-name-complex="Liberation Mono" style:font-size-complex="10pt"/>
    </style:style>
    <style:style style:name="T42" style:family="text">
      <style:text-properties fo:font-weight="bold" officeooo:rsid="001a0ded" fo:background-color="#ffff00" loext:char-shading-value="0" style:font-weight-asian="bold" style:font-weight-complex="bold"/>
    </style:style>
    <style:style style:name="T43" style:family="text">
      <style:text-properties fo:font-weight="bold" officeooo:rsid="0034941e" fo:background-color="#ffff00" loext:char-shading-value="0" style:font-weight-asian="bold" style:font-weight-complex="bold"/>
    </style:style>
    <style:style style:name="T44" style:family="text">
      <style:text-properties fo:color="#092e64"/>
    </style:style>
    <style:style style:name="T45" style:family="text">
      <style:text-properties fo:color="#092e64" officeooo:rsid="0018af73"/>
    </style:style>
    <style:style style:name="T46" style:family="text">
      <style:text-properties fo:color="#092e64" fo:font-size="12pt" officeooo:rsid="0018af73" style:font-size-asian="12pt" style:font-size-complex="12pt"/>
    </style:style>
    <style:style style:name="T47" style:family="text">
      <style:text-properties fo:color="#092e64" fo:font-size="12pt" officeooo:rsid="001d5c0e" style:font-size-asian="12pt" style:font-size-complex="12pt"/>
    </style:style>
    <style:style style:name="T48" style:family="text">
      <style:text-properties fo:color="#092e64" fo:font-size="12pt" officeooo:rsid="004cca6c" style:font-size-asian="12pt" style:font-size-complex="12pt"/>
    </style:style>
    <style:style style:name="T49" style:family="text">
      <style:text-properties fo:color="#800000"/>
    </style:style>
    <style:style style:name="T50" style:family="text">
      <style:text-properties fo:color="#800000" officeooo:rsid="0025d2fe"/>
    </style:style>
    <style:style style:name="T51" style:family="text">
      <style:text-properties fo:color="#800000" fo:font-size="12pt" style:font-size-asian="12pt" style:font-size-complex="12pt"/>
    </style:style>
    <style:style style:name="T52" style:family="text">
      <style:text-properties fo:color="#800000" fo:font-size="12pt" officeooo:rsid="0018af73" style:font-size-asian="12pt" style:font-size-complex="12pt"/>
    </style:style>
    <style:style style:name="T53" style:family="text">
      <style:text-properties fo:color="#800000" fo:font-size="12pt" officeooo:rsid="0048b0d1" style:font-size-asian="12pt" style:font-size-complex="12pt"/>
    </style:style>
    <style:style style:name="T54" style:family="text">
      <style:text-properties fo:color="#800000" fo:font-size="12pt" fo:font-weight="bold" style:font-size-asian="12pt" style:font-weight-asian="bold" style:font-size-complex="12pt" style:font-weight-complex="bold"/>
    </style:style>
    <style:style style:name="T55" style:family="text">
      <style:text-properties officeooo:rsid="001a0ded"/>
    </style:style>
    <style:style style:name="T56" style:family="text">
      <style:text-properties fo:color="#808080" fo:font-size="12pt" officeooo:rsid="00273d02" style:font-size-asian="12pt" style:font-size-complex="12pt"/>
    </style:style>
    <style:style style:name="T57" style:family="text">
      <style:text-properties fo:color="#808080" fo:font-size="12pt" officeooo:rsid="0018af73" style:font-size-asian="12pt" style:font-size-complex="12pt"/>
    </style:style>
    <style:style style:name="T58" style:family="text">
      <style:text-properties fo:color="#808080" fo:font-size="12pt" officeooo:rsid="00428981" style:font-size-asian="12pt" style:font-size-complex="12pt"/>
    </style:style>
    <style:style style:name="T59" style:family="text">
      <style:text-properties fo:color="#808080" style:font-name="Liberation Mono" fo:font-size="12pt" officeooo:rsid="00428981" style:font-name-asian="Noto Sans Mono CJK SC" style:font-size-asian="12pt" style:font-name-complex="Liberation Mono" style:font-size-complex="12pt"/>
    </style:style>
    <style:style style:name="T60" style:family="text">
      <style:text-properties officeooo:rsid="001bc4f7"/>
    </style:style>
    <style:style style:name="T61" style:family="text">
      <style:text-properties fo:color="#000000" officeooo:rsid="001f1444"/>
    </style:style>
    <style:style style:name="T62" style:family="text">
      <style:text-properties fo:color="#000000" fo:font-size="12pt" officeooo:rsid="001f1444" style:font-size-asian="12pt" style:font-size-complex="12pt"/>
    </style:style>
    <style:style style:name="T63" style:family="text">
      <style:text-properties fo:color="#000000" fo:font-size="12pt" officeooo:rsid="00273d02" style:font-size-asian="12pt" style:font-size-complex="12pt"/>
    </style:style>
    <style:style style:name="T64" style:family="text">
      <style:text-properties fo:color="#000000" fo:font-size="12pt" officeooo:rsid="0029f672" style:font-size-asian="12pt" style:font-size-complex="12pt"/>
    </style:style>
    <style:style style:name="T65" style:family="text">
      <style:text-properties fo:color="#000000" fo:font-size="12pt" officeooo:rsid="002cf392" style:font-size-asian="12pt" style:font-size-complex="12pt"/>
    </style:style>
    <style:style style:name="T66" style:family="text">
      <style:text-properties fo:color="#000000" fo:font-size="12pt" officeooo:rsid="00365d11" style:font-size-asian="12pt" style:font-size-complex="12pt"/>
    </style:style>
    <style:style style:name="T67" style:family="text">
      <style:text-properties fo:color="#000000" fo:font-size="12pt" officeooo:rsid="004cca6c" style:font-size-asian="12pt" style:font-size-complex="12pt"/>
    </style:style>
    <style:style style:name="T68" style:family="text">
      <style:text-properties fo:color="#000000" fo:font-size="12pt" fo:font-weight="bold" officeooo:rsid="00273d02" style:font-size-asian="12pt" style:font-weight-asian="bold" style:font-size-complex="12pt" style:font-weight-complex="bold"/>
    </style:style>
    <style:style style:name="T69" style:family="text">
      <style:text-properties fo:color="#000000" fo:font-size="12pt" fo:font-weight="bold" officeooo:rsid="0036d76f" style:font-size-asian="12pt" style:font-weight-asian="bold" style:font-size-complex="12pt" style:font-weight-complex="bold"/>
    </style:style>
    <style:style style:name="T70" style:family="text">
      <style:text-properties fo:color="#000000" fo:font-size="12pt" fo:font-weight="bold" officeooo:rsid="00365d11" style:font-size-asian="12pt" style:font-size-complex="12pt"/>
    </style:style>
    <style:style style:name="T71" style:family="text">
      <style:text-properties fo:color="#000000" fo:font-size="12pt" fo:font-weight="normal" officeooo:rsid="002cf392" fo:background-color="transparent" loext:char-shading-value="0" style:font-size-asian="12pt" style:font-weight-asian="normal" style:font-size-complex="12pt" style:font-weight-complex="normal"/>
    </style:style>
    <style:style style:name="T72" style:family="text">
      <style:text-properties fo:color="#000000" fo:font-size="12pt" fo:font-weight="normal" officeooo:rsid="004cca6c" fo:background-color="transparent" loext:char-shading-value="0" style:font-size-asian="12pt" style:font-weight-asian="normal" style:font-size-complex="12pt" style:font-weight-complex="normal"/>
    </style:style>
    <style:style style:name="T73" style:family="text">
      <style:text-properties fo:color="#000000" fo:font-size="12pt" fo:font-weight="normal" officeooo:rsid="0036d76f" style:font-size-asian="12pt" style:font-weight-asian="normal" style:font-size-complex="12pt" style:font-weight-complex="normal"/>
    </style:style>
    <style:style style:name="T74" style:family="text">
      <style:text-properties fo:color="#000000" style:font-name="Liberation Mono" officeooo:rsid="0022c875" style:font-name-asian="Noto Sans Mono CJK SC" style:font-name-complex="Liberation Mono"/>
    </style:style>
    <style:style style:name="T75" style:family="text">
      <style:text-properties fo:color="#000000" style:font-name="Liberation Mono" fo:font-size="12pt" officeooo:rsid="0022c875" style:font-name-asian="Noto Sans Mono CJK SC" style:font-size-asian="12pt" style:font-name-complex="Liberation Mono" style:font-size-complex="12pt"/>
    </style:style>
    <style:style style:name="T76" style:family="text">
      <style:text-properties fo:color="#000000" style:font-name="Liberation Mono" fo:font-size="12pt" officeooo:rsid="002cf392" style:font-name-asian="Noto Sans Mono CJK SC" style:font-size-asian="12pt" style:font-name-complex="Liberation Mono" style:font-size-complex="12pt"/>
    </style:style>
    <style:style style:name="T77" style:family="text">
      <style:text-properties fo:color="#000000" style:font-name="Liberation Mono" fo:font-size="12pt" officeooo:rsid="0036d76f" style:font-name-asian="Noto Sans Mono CJK SC" style:font-size-asian="12pt" style:font-name-complex="Liberation Mono" style:font-size-complex="12pt"/>
    </style:style>
    <style:style style:name="T78" style:family="text">
      <style:text-properties fo:color="#000000" style:font-name="Liberation Mono" fo:font-size="12pt" fo:font-weight="normal" officeooo:rsid="002cf392" fo:background-color="transparent" loext:char-shading-value="0" style:font-name-asian="Noto Sans Mono CJK SC" style:font-size-asian="12pt" style:font-weight-asian="normal" style:font-name-complex="Liberation Mono" style:font-size-complex="12pt" style:font-weight-complex="normal"/>
    </style:style>
    <style:style style:name="T79" style:family="text">
      <style:text-properties fo:color="#000000" officeooo:rsid="00240dce"/>
    </style:style>
    <style:style style:name="T80" style:family="text">
      <style:text-properties fo:color="#000000" officeooo:rsid="0025d2fe"/>
    </style:style>
    <style:style style:name="T81" style:family="text">
      <style:text-properties fo:color="#000000" officeooo:rsid="00273d02"/>
    </style:style>
    <style:style style:name="T82" style:family="text">
      <style:text-properties fo:color="#000000" officeooo:rsid="002f06a7"/>
    </style:style>
    <style:style style:name="T83" style:family="text">
      <style:text-properties fo:color="#000000" officeooo:rsid="00365d11"/>
    </style:style>
    <style:style style:name="T84" style:family="text">
      <style:text-properties fo:color="#000000" officeooo:rsid="0036d76f"/>
    </style:style>
    <style:style style:name="T85" style:family="text">
      <style:text-properties fo:color="#000000" officeooo:rsid="00570290"/>
    </style:style>
    <style:style style:name="T86" style:family="text">
      <style:text-properties fo:font-size="12pt" officeooo:rsid="001d5c0e" style:font-size-asian="12pt" style:font-size-complex="12pt"/>
    </style:style>
    <style:style style:name="T87" style:family="text">
      <style:text-properties fo:font-size="12pt" officeooo:rsid="001f1444" style:font-size-asian="12pt" style:font-size-complex="12pt"/>
    </style:style>
    <style:style style:name="T88" style:family="text">
      <style:text-properties fo:font-size="12pt" officeooo:rsid="0048b0d1" style:font-size-asian="12pt" style:font-size-complex="12pt"/>
    </style:style>
    <style:style style:name="T89" style:family="text">
      <style:text-properties fo:font-size="12pt" officeooo:rsid="004b4ba4" style:font-size-asian="12pt" style:font-size-complex="12pt"/>
    </style:style>
    <style:style style:name="T90" style:family="text">
      <style:text-properties fo:font-size="12pt" officeooo:rsid="004cca6c" style:font-size-asian="12pt" style:font-size-complex="12pt"/>
    </style:style>
    <style:style style:name="T91" style:family="text">
      <style:text-properties fo:font-size="12pt" officeooo:rsid="004e6aa2" style:font-size-asian="12pt" style:font-size-complex="12pt"/>
    </style:style>
    <style:style style:name="T92" style:family="text">
      <style:text-properties fo:font-size="12pt" officeooo:rsid="00428981" style:font-size-asian="12pt" style:font-size-complex="12pt"/>
    </style:style>
    <style:style style:name="T93" style:family="text">
      <style:text-properties fo:font-size="12pt" fo:font-weight="normal" officeooo:rsid="0048b0d1" fo:background-color="transparent" loext:char-shading-value="0" style:font-size-asian="12pt" style:font-weight-asian="normal" style:font-size-complex="12pt" style:font-weight-complex="normal"/>
    </style:style>
    <style:style style:name="T94" style:family="text">
      <style:text-properties style:font-name="Liberation Mono" fo:font-size="12pt" officeooo:rsid="0022c875" style:font-name-asian="Noto Sans Mono CJK SC" style:font-size-asian="12pt" style:font-name-complex="Liberation Mono" style:font-size-complex="12pt"/>
    </style:style>
    <style:style style:name="T95" style:family="text">
      <style:text-properties style:font-name="Liberation Mono" fo:font-size="10pt" officeooo:rsid="00570290" style:font-name-asian="Noto Sans Mono CJK SC" style:font-size-asian="10pt" style:font-name-complex="Liberation Mono" style:font-size-complex="10pt"/>
    </style:style>
    <style:style style:name="T96" style:family="text">
      <style:text-properties fo:background-color="transparent" loext:char-shading-value="0"/>
    </style:style>
    <style:style style:name="T97" style:family="text">
      <style:text-properties officeooo:rsid="001a0ded" fo:background-color="transparent" loext:char-shading-value="0"/>
    </style:style>
    <style:style style:name="T98" style:family="text">
      <style:text-properties officeooo:rsid="002ef394"/>
    </style:style>
    <style:style style:name="T99" style:family="text">
      <style:text-properties officeooo:rsid="002f06a7"/>
    </style:style>
    <style:style style:name="T100" style:family="text">
      <style:text-properties officeooo:rsid="001a0ded" fo:background-color="#ffff00" loext:char-shading-value="0" style:font-weight-asian="bold" style:font-weight-complex="bold"/>
    </style:style>
    <style:style style:name="T101" style:family="text">
      <style:text-properties officeooo:rsid="003447f9" fo:background-color="#ffff00" loext:char-shading-value="0" style:font-weight-asian="bold" style:font-weight-complex="bold"/>
    </style:style>
    <style:style style:name="T102" style:family="text">
      <style:text-properties officeooo:rsid="0039e5ae"/>
    </style:style>
    <style:style style:name="T103" style:family="text">
      <style:text-properties fo:color="#008000"/>
    </style:style>
    <style:style style:name="T104" style:family="text">
      <style:text-properties officeooo:rsid="003b2bf5"/>
    </style:style>
    <style:style style:name="T105" style:family="text">
      <style:text-properties fo:font-style="italic"/>
    </style:style>
    <style:style style:name="T106" style:family="text">
      <style:text-properties officeooo:rsid="0050d173"/>
    </style:style>
    <style:style style:name="T107" style:family="text">
      <style:text-properties fo:color="#0000ff" fo:font-size="12pt" officeooo:rsid="00428981" style:font-size-asian="12pt" style:font-size-complex="12pt"/>
    </style:style>
    <style:style style:name="T108" style:family="text">
      <style:text-properties officeooo:rsid="00428981"/>
    </style:style>
    <style:style style:name="T109" style:family="text">
      <style:text-properties officeooo:rsid="0057029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Где инициализируются светодиоды?</text:p>
      <text:p text:style-name="P8"><text:span text:style-name="T37">GPIO</text:span>::<text:span text:style-name="T16">GPIO</text:span>()</text:p>
      <text:p text:style-name="P40"><text:span text:style-name="T96">вызывается <text:s text:c="2"/></text:span><text:span text:style-name="T27">initLEDs</text:span><text:span text:style-name="T97">()</text:span></text:p>
      <text:p text:style-name="P38"/>
      <text:p text:style-name="P1"><text:span text:style-name="T79">В функции</text:span><text:span text:style-name="T26"> </text:span><text:span text:style-name="T16">MX_GPIO_Init</text:span>() <text:span text:style-name="T79">создается поток</text:span></text:p>
      <text:p text:style-name="P1"><text:span text:style-name="T16">osThreadCreate</text:span>(<text:span text:style-name="T34">osThread</text:span>(<text:span text:style-name="T17">switchLEDsThread</text:span>)</text:p>
      <text:p text:style-name="P23"><text:span text:style-name="T65">L</text:span><text:span text:style-name="T76">1</text:span><text:span text:style-name="T65"> – L</text:span><text:span text:style-name="T76">6</text:span><text:span text:style-name="T65"> (PG6-PG8 PC10-PC12)</text:span></text:p>
      <text:p text:style-name="P1"><text:span text:style-name="T80">В цикле в зависимости от </text:span><text:span text:style-name="T50"><text:s/></text:span><text:span text:style-name="T49">aLeds</text:span>[<text:span text:style-name="T44">i</text:span>].<text:span text:style-name="T49">ledState <text:s/></text:span><text:span text:style-name="T80">включаем светодиодиод или гасим</text:span></text:p>
      <text:p text:style-name="P48"><text:span text:style-name="T63">Привязка к пинам </text:span><text:span text:style-name="T68">только здесь</text:span><text:span text:style-name="T63"> </text:span><text:span text:style-name="T64">, </text:span><text:span text:style-name="T63">во всех остальных местах используется</text:span><text:span text:style-name="T56"> </text:span><text:span text:style-name="T37">GPIO::getInstance()→aLeds[i].ledState</text:span></text:p>
      <text:p text:style-name="P43">Сейчас порядок такой <text:s/></text:p>
      <text:p text:style-name="P48"><text:span text:style-name="T81">0 <text:s/></text:span><text:span text:style-name="T82">1</text:span></text:p>
      <text:p text:style-name="P48"><text:span text:style-name="T82">2</text:span><text:span text:style-name="T81"> <text:s/></text:span><text:span text:style-name="T82">3</text:span></text:p>
      <text:p text:style-name="P48"><text:span text:style-name="T82">4</text:span><text:span text:style-name="T81"> <text:s/>5</text:span></text:p>
      <text:p text:style-name="P38">Где инициализируются рычаги?</text:p>
      <text:p text:style-name="P9"><text:span text:style-name="T37">GPIO</text:span>::<text:span text:style-name="T16">GPIO</text:span>() <text:s/><text:span text:style-name="T98">Привязка к пинам </text:span><text:span text:style-name="T99">только здесь</text:span></text:p>
      <text:p text:style-name="P4"><text:span text:style-name="T79">В функции</text:span><text:span text:style-name="T26"> </text:span><text:span text:style-name="T16">MX_GPIO_Init</text:span>() <text:span text:style-name="T79">создается поток</text:span></text:p>
      <text:p text:style-name="P8"><text:span text:style-name="T16">osThreadCreate</text:span>(<text:span text:style-name="T34">osThread</text:span>(<text:span text:style-name="T17">readButtonThread</text:span>)</text:p>
      <text:p text:style-name="P23"><text:span text:style-name="T78">K1</text:span><text:span text:style-name="T71"> – </text:span><text:span text:style-name="T78">K6</text:span><text:span text:style-name="T71"> (PG</text:span><text:span text:style-name="T78">9</text:span><text:span text:style-name="T71">-P</text:span><text:span text:style-name="T78">G14</text:span><text:span text:style-name="T71">)</text:span></text:p>
      <text:p text:style-name="P6"/>
      <text:p text:style-name="P14"><text:span text:style-name="T93">Значение кнопки заносится в кольцевой буфер </text:span><text:span text:style-name="T54">ringBufferRx</text:span><text:span text:style-name="T51"> </text:span><text:span text:style-name="T88">(защищен мьютексом </text:span><text:span text:style-name="T53">mutexRingBufferRx_id )</text:span></text:p>
      <text:p text:style-name="P15"><text:span text:style-name="T88">И</text:span><text:span text:style-name="T89">з кольцевого буфера читается в потоке </text:span><text:span text:style-name="T21">trackRingBufferThread</text:span></text:p>
      <text:p text:style-name="P25"><text:span text:style-name="T72">Если не установлен флаг </text:span><text:span text:style-name="T51">testFlag </text:span><text:span text:style-name="T67">то вызывается </text:span><text:span text:style-name="T38">CallControl</text:span><text:span text:style-name="T90">::</text:span><text:span text:style-name="T24">button</text:span><text:span text:style-name="T90">(</text:span><text:span text:style-name="T38">PackageRx</text:span><text:span text:style-name="T12"> </text:span><text:span text:style-name="T48">pack</text:span><text:span text:style-name="T90">) <text:s/></text:span><text:span text:style-name="T91">далее </text:span></text:p>
      <text:p text:style-name="P16"><text:span text:style-name="T38">CallControl</text:span><text:span text:style-name="T90">::</text:span><text:span text:style-name="T24">handleClick</text:span><text:span text:style-name="T90">(</text:span><text:span text:style-name="T38">PackageRx</text:span><text:span text:style-name="T12"> </text:span><text:span text:style-name="T48">pack</text:span><text:span text:style-name="T90">) </text:span><text:span text:style-name="T91">и т.д.</text:span></text:p>
      <text:p text:style-name="P10"/>
      <text:p text:style-name="P6"/>
      <text:p text:style-name="P38">Разбор конфига – в какие структуры записываются данные?</text:p>
      <text:p text:style-name="P1"><text:span text:style-name="T2">void</text:span><text:span text:style-name="T8"> </text:span><text:span text:style-name="T37">Json</text:span>::<text:span text:style-name="T17">configStation</text:span>()</text:p>
      <text:p text:style-name="P17"><text:span text:style-name="T52">thisStation <text:s text:c="3"/></text:span><text:span text:style-name="T66">публичный экземпляр </text:span><text:span text:style-name="T77">структуры</text:span><text:span text:style-name="T66"> </text:span><text:span text:style-name="T70">ThisStation </text:span><text:span text:style-name="T73">в классе </text:span><text:span text:style-name="T69">Json</text:span></text:p>
      <text:p text:style-name="P24"><text:span text:style-name="T83">keysBuffer – </text:span><text:span text:style-name="T84">вектор структур Keys</text:span></text:p>
      <text:p text:style-name="P11"/>
      <text:p text:style-name="P32"/>
      <text:p text:style-name="P52"/>
      <text:p text:style-name="P53"/>
      <text:p text:style-name="P13"><text:span text:style-name="T100">TIM3 <text:s/></text:span><text:span text:style-name="T101">15c <text:s/>интервал</text:span></text:p>
      <text:p text:style-name="P50"/>
      <text:p text:style-name="P12"><text:span text:style-name="T6">static</text:span><text:span text:style-name="T14"> </text:span><text:span text:style-name="T6">void</text:span><text:span text:style-name="T14"> </text:span><text:span text:style-name="T19">MX_DMA_Init</text:span><text:span text:style-name="T42">(</text:span><text:span text:style-name="T6">void</text:span><text:span text:style-name="T42">) <text:s text:c="2"/></text:span><text:span text:style-name="T43">unused ??</text:span></text:p>
      <text:p text:style-name="P50"/>
      <text:p text:style-name="P51"/>
      <text:p text:style-name="P49"><text:span text:style-name="T42">Error OSTimer::startstart 43</text:span> </text:p>
      <text:p text:style-name="P44"/>
      <text:p text:style-name="P35"/>
      <text:p text:style-name="P45"/>
      <text:p text:style-name="P71">Замена TIM1 на TIM6</text:p>
      <text:p text:style-name="P72">main.c</text:p>
      <text:p text:style-name="P67"><text:span text:style-name="T2">void</text:span><text:span text:style-name="T8"> </text:span><text:span text:style-name="T17">HAL_TIM_PeriodElapsedCallback</text:span>(<text:span text:style-name="T37">TIM_HandleTypeDef</text:span><text:span text:style-name="T8"> </text:span>*<text:span text:style-name="T44">htim</text:span>)</text:p>
      <text:p text:style-name="P59">{</text:p>
      <text:p text:style-name="P59"><text:span text:style-name="T8"><text:s text:c="2"/></text:span><text:span text:style-name="T2">if</text:span><text:span text:style-name="T8"> </text:span>(<text:span text:style-name="T44">htim</text:span>-&gt;<text:span text:style-name="T49">Instance</text:span><text:span text:style-name="T8"> </text:span>==<text:span text:style-name="T8"> </text:span><text:span text:style-name="T34">TIM6</text:span>)<text:span text:style-name="T8"> </text:span>{</text:p>
      <text:p text:style-name="P59"><text:span text:style-name="T8"><text:s text:c="4"/></text:span><text:span text:style-name="T16">HAL_IncTick</text:span>();</text:p>
      <text:p text:style-name="P59"><text:span text:style-name="T8"><text:s text:c="2"/></text:span>}</text:p>
      <text:p text:style-name="P59">}</text:p>
      <text:p text:style-name="P59"><text:soft-page-break/></text:p>
      <text:p text:style-name="P73">stm32h7xx_hal_timebase_tim.c</text:p>
      <text:p text:style-name="P67"><text:span text:style-name="T37">TIM_HandleTypeDef</text:span><text:span text:style-name="T8"> <text:s text:c="7"/></text:span><text:span text:style-name="T28">htim6</text:span>;</text:p>
      <text:p text:style-name="P67"><text:span text:style-name="T37">HAL_StatusTypeDef</text:span><text:span text:style-name="T8"> </text:span><text:span text:style-name="T17">HAL_InitTick</text:span>(<text:span text:style-name="T37">uint32_t</text:span><text:span text:style-name="T8"> </text:span><text:span text:style-name="T44">TickPriority</text:span>) <text:span text:style-name="T104">сильно меняется</text:span></text:p>
      <text:p text:style-name="P67"><text:span text:style-name="T2">void</text:span><text:span text:style-name="T8"> </text:span><text:span text:style-name="T17">HAL_ResumeTick</text:span>(<text:span text:style-name="T2">void</text:span>)</text:p>
      <text:p text:style-name="P59">{</text:p>
      <text:p text:style-name="P59"><text:span text:style-name="T8"><text:s text:c="2"/></text:span><text:span text:style-name="T103">/*</text:span><text:span text:style-name="T8"> </text:span><text:span text:style-name="T103">Enable</text:span><text:span text:style-name="T8"> </text:span><text:span text:style-name="T103">TIM6</text:span><text:span text:style-name="T8"> </text:span><text:span text:style-name="T103">Update</text:span><text:span text:style-name="T8"> </text:span><text:span text:style-name="T103">interrupt</text:span><text:span text:style-name="T8"> </text:span><text:span text:style-name="T103">*/</text:span></text:p>
      <text:p text:style-name="P59"><text:span text:style-name="T8"><text:s text:c="2"/></text:span><text:span text:style-name="T34">__HAL_TIM_ENABLE_IT</text:span>(&amp;<text:span text:style-name="T28">htim6</text:span>,<text:span text:style-name="T8"> </text:span><text:span text:style-name="T34">TIM_IT_UPDATE</text:span>);</text:p>
      <text:p text:style-name="P59">}</text:p>
      <text:p text:style-name="P59">stm32h7xx_it.c</text:p>
      <text:p text:style-name="P59"><text:span text:style-name="T2">void</text:span><text:span text:style-name="T8"> </text:span><text:span text:style-name="T17">TIM6_DAC_IRQHandler</text:span>(<text:span text:style-name="T2">void</text:span>)</text:p>
      <text:p text:style-name="P59">{</text:p>
      <text:p text:style-name="P59"><text:span text:style-name="T8"><text:s text:c="2"/></text:span><text:span text:style-name="T16">HAL_TIM_IRQHandler</text:span>(<text:span text:style-name="T105">&amp;</text:span><text:span text:style-name="T33">htim6</text:span>);</text:p>
      <text:p text:style-name="P59">}</text:p>
      <text:p text:style-name="P60"/>
      <text:p text:style-name="P66">Добавление таймера во FREERTOS</text:p>
      <text:p text:style-name="P67">FreeRTOSConfig.h</text:p>
      <text:p text:style-name="P67"><text:span text:style-name="T103">/*</text:span><text:span text:style-name="T8"> </text:span><text:span text:style-name="T103">Software</text:span><text:span text:style-name="T8"> </text:span><text:span text:style-name="T103">timer</text:span><text:span text:style-name="T8"> </text:span><text:span text:style-name="T103">definitions.</text:span><text:span text:style-name="T8"> </text:span><text:span text:style-name="T103">*/</text:span></text:p>
      <text:p text:style-name="P59">#<text:span text:style-name="T34">define</text:span><text:span text:style-name="T8"> </text:span><text:span text:style-name="T34">configUSE_TIMERS</text:span><text:span text:style-name="T8"> <text:s text:c="24"/></text:span><text:span text:style-name="T34">1</text:span></text:p>
      <text:p text:style-name="P59">#<text:span text:style-name="T34">define</text:span><text:span text:style-name="T8"> </text:span><text:span text:style-name="T34">configTIMER_TASK_PRIORITY</text:span><text:span text:style-name="T8"> <text:s text:c="15"/></text:span>(<text:span text:style-name="T8"> </text:span><text:span text:style-name="T34">2</text:span><text:span text:style-name="T8"> </text:span>)</text:p>
      <text:p text:style-name="P59">#<text:span text:style-name="T34">define</text:span><text:span text:style-name="T8"> </text:span><text:span text:style-name="T34">configTIMER_QUEUE_LENGTH</text:span><text:span text:style-name="T8"> <text:s text:c="16"/></text:span><text:span text:style-name="T34">10</text:span></text:p>
      <text:p text:style-name="P59">#<text:span text:style-name="T34">define</text:span><text:span text:style-name="T8"> </text:span><text:span text:style-name="T34">configTIMER_TASK_STACK_DEPTH</text:span><text:span text:style-name="T8"> <text:s text:c="12"/></text:span><text:span text:style-name="T34">512</text:span></text:p>
      <text:p text:style-name="P56"/>
      <text:p text:style-name="P67">main.c</text:p>
      <text:p text:style-name="P67"><text:span text:style-name="T37">osTimerId</text:span><text:span text:style-name="T8"> </text:span><text:span text:style-name="T28">myTimer01Handle</text:span>;</text:p>
      <text:p text:style-name="P67"><text:span text:style-name="T2">void</text:span><text:span text:style-name="T8"> </text:span><text:span text:style-name="T17">Callback01</text:span>(<text:span text:style-name="T2">void</text:span><text:span text:style-name="T8"> </text:span><text:span text:style-name="T2">const</text:span><text:span text:style-name="T8"> </text:span>*<text:span text:style-name="T8"> </text:span><text:span text:style-name="T44">argument</text:span>);</text:p>
      <text:p text:style-name="P67"/>
      <text:p text:style-name="P67"><text:span text:style-name="T8"><text:s text:c="2"/></text:span><text:span text:style-name="T103">/*</text:span><text:span text:style-name="T8"> </text:span><text:span text:style-name="T103">Create</text:span><text:span text:style-name="T8"> </text:span><text:span text:style-name="T103">the</text:span><text:span text:style-name="T8"> </text:span><text:span text:style-name="T103">timer(s)</text:span><text:span text:style-name="T8"> </text:span><text:span text:style-name="T103">*/</text:span></text:p>
      <text:p text:style-name="P58"><text:span text:style-name="T8"><text:s text:c="2"/></text:span><text:span text:style-name="T103">/*</text:span><text:span text:style-name="T8"> </text:span><text:span text:style-name="T103">definition</text:span><text:span text:style-name="T8"> </text:span><text:span text:style-name="T103">and</text:span><text:span text:style-name="T8"> </text:span><text:span text:style-name="T103">creation</text:span><text:span text:style-name="T8"> </text:span><text:span text:style-name="T103">of</text:span><text:span text:style-name="T8"> </text:span><text:span text:style-name="T103">myTimer01</text:span><text:span text:style-name="T8"> </text:span><text:span text:style-name="T103">*/</text:span></text:p>
      <text:p text:style-name="P58"><text:span text:style-name="T8"><text:s text:c="2"/></text:span><text:span text:style-name="T34">osTimerDef</text:span>(<text:span text:style-name="T44">myTimer01</text:span>,<text:span text:style-name="T8"> </text:span><text:span text:style-name="T16">Callback01</text:span>);</text:p>
      <text:p text:style-name="P58"><text:span text:style-name="T8"><text:s text:c="2"/></text:span><text:span text:style-name="T28">myTimer01Handle</text:span><text:span text:style-name="T8"> </text:span>=<text:span text:style-name="T8"> </text:span><text:span text:style-name="T16">osTimerCreate</text:span>(<text:span text:style-name="T34">osTimer</text:span>(<text:span text:style-name="T17">myTimer01</text:span>),<text:span text:style-name="T8"> </text:span><text:span text:style-name="T37">osTimerPeriodic</text:span>,<text:span text:style-name="T8"> </text:span><text:span text:style-name="T34">NULL</text:span>);</text:p>
      <text:p text:style-name="P67"/>
      <text:p text:style-name="P67"><text:span text:style-name="T103">/*</text:span><text:span text:style-name="T8"> </text:span><text:span text:style-name="T103">Callback01</text:span><text:span text:style-name="T8"> </text:span><text:span text:style-name="T103">function</text:span><text:span text:style-name="T8"> </text:span><text:span text:style-name="T103">*/</text:span></text:p>
      <text:p text:style-name="P58"><text:span text:style-name="T2">void</text:span><text:span text:style-name="T8"> </text:span><text:span text:style-name="T17">Callback01</text:span>(<text:span text:style-name="T2">void</text:span><text:span text:style-name="T8"> </text:span><text:span text:style-name="T2">const</text:span><text:span text:style-name="T8"> </text:span>*<text:span text:style-name="T8"> </text:span><text:span text:style-name="T44">argument</text:span>)</text:p>
      <text:p text:style-name="P58">{</text:p>
      <text:p text:style-name="P63"><text:span text:style-name="T8"><text:s text:c="2"/></text:span><text:span text:style-name="T103">/*</text:span><text:span text:style-name="T8"> </text:span><text:span text:style-name="T103">USER</text:span><text:span text:style-name="T8"> </text:span><text:span text:style-name="T103">CODE</text:span><text:span text:style-name="T8"> </text:span><text:span text:style-name="T103">BEGIN</text:span><text:span text:style-name="T8"> </text:span><text:span text:style-name="T103">Callback01</text:span><text:span text:style-name="T8"> </text:span><text:span text:style-name="T103">*/</text:span></text:p>
      <text:p text:style-name="P58"><text:span text:style-name="T8"><text:s text:c="2"/></text:span><text:span text:style-name="T103">/*</text:span><text:span text:style-name="T8"> </text:span><text:span text:style-name="T103">USER</text:span><text:span text:style-name="T8"> </text:span><text:span text:style-name="T103">CODE</text:span><text:span text:style-name="T8"> </text:span><text:span text:style-name="T103">END</text:span><text:span text:style-name="T8"> </text:span><text:span text:style-name="T103">Callback01</text:span><text:span text:style-name="T8"> </text:span><text:span text:style-name="T103">*/</text:span></text:p>
      <text:p text:style-name="P58">}</text:p>
      <text:p text:style-name="P76"/>
      <text:p text:style-name="P65"><text:span text:style-name="T4">void</text:span><text:span text:style-name="T10"> </text:span><text:span text:style-name="T25">GPIOInit</text:span><text:span text:style-name="T57">(</text:span><text:span text:style-name="T4">void</text:span><text:span text:style-name="T57">) <text:s/></text:span><text:span text:style-name="T58">здесь запускается таймер с периодом 50 мс и в калбеке </text:span><text:span text:style-name="T59">у</text:span><text:span text:style-name="T58">правляем aLed</text:span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AUDIO</text:p>
      <text:p text:style-name="P36"><text:span text:style-name="T1">С</text:span>оздаются 4 семафора</text:p>
      <text:p text:style-name="P64"><text:span text:style-name="T2">static</text:span><text:span text:style-name="T8"> </text:span><text:span text:style-name="T37">osSemaphoreId</text:span><text:span text:style-name="T8"> </text:span><text:span text:style-name="T28">semaphoreRxFullId</text:span>; <text:s/><text:span text:style-name="T106">сбрасывается в каллбеке <text:s/></text:span><text:span text:style-name="T20">HAL_SAI_RxCpltCallback</text:span></text:p>
      <text:p text:style-name="P57"><text:span text:style-name="T2">static</text:span><text:span text:style-name="T8"> </text:span><text:span text:style-name="T37">osSemaphoreId</text:span><text:span text:style-name="T8"> </text:span><text:span text:style-name="T28">semaphoreRxHalfId</text:span>; <text:s/><text:span text:style-name="T106">сбрасывается в каллбеке <text:s/></text:span><text:span text:style-name="T20">HAL_SAI_RxHalfCpltCallback</text:span></text:p>
      <text:p text:style-name="P57"><text:span text:style-name="T2">static</text:span><text:span text:style-name="T8"> </text:span><text:span text:style-name="T37">osSemaphoreId</text:span><text:span text:style-name="T8"> </text:span><text:span text:style-name="T28">semaphoreTxFullId</text:span>; <text:s/><text:span text:style-name="T106">сбрасывается в каллбеке <text:s/></text:span><text:span text:style-name="T20">HAL_SAI_TxCpltCallback</text:span></text:p>
      <text:p text:style-name="P57"><text:span text:style-name="T2">static</text:span><text:span text:style-name="T8"> </text:span><text:span text:style-name="T37">osSemaphoreId</text:span><text:span text:style-name="T8"> </text:span><text:span text:style-name="T28">semaphoreTxHalfId</text:span>; <text:s/><text:span text:style-name="T106">сбрасывается в каллбеке <text:s/></text:span><text:span text:style-name="T20">HAL_SAI_TxHalfCpltCallback</text:span></text:p>
      <text:p text:style-name="P46"/>
      <text:p text:style-name="P47">Запускаются 8 потоков</text:p>
      <text:p text:style-name="P18"><text:span text:style-name="T2">_Noreturn</text:span><text:span text:style-name="T8"> </text:span><text:span text:style-name="T2">void</text:span><text:span text:style-name="T8"> </text:span><text:span text:style-name="T17">sendHalfThread</text:span>(<text:span text:style-name="T2">void</text:span><text:span text:style-name="T8"> </text:span><text:span text:style-name="T2">const</text:span><text:span text:style-name="T8"> </text:span>*<text:span text:style-name="T44">arg</text:span>)</text:p>
      <text:p text:style-name="P18"><text:span text:style-name="T2">_Noreturn</text:span><text:span text:style-name="T8"> </text:span><text:span text:style-name="T2">void</text:span><text:span text:style-name="T8"> </text:span><text:span text:style-name="T17">sendFullThread</text:span>(<text:span text:style-name="T2">void</text:span><text:span text:style-name="T8"> </text:span><text:span text:style-name="T2">const</text:span><text:span text:style-name="T8"> </text:span>*<text:span text:style-name="T44">arg</text:span>)</text:p>
      <text:p text:style-name="P21"><text:span text:style-name="T5">void</text:span><text:span text:style-name="T11"> </text:span><text:span text:style-name="T23">threadAudioTxHalf</text:span><text:span text:style-name="T86">(</text:span><text:span text:style-name="T5">void</text:span><text:span text:style-name="T11"> </text:span><text:span text:style-name="T5">const</text:span><text:span text:style-name="T11"> </text:span><text:span text:style-name="T86">*</text:span><text:span text:style-name="T47">arg</text:span><text:span text:style-name="T86">) <text:s text:c="11"/></text:span><text:span text:style-name="T87">В потоке </text:span><text:span text:style-name="T94">захватывается</text:span><text:span text:style-name="T87"> семафор <text:s/></text:span><text:span text:style-name="T31">semaphoreTxHalfId</text:span></text:p>
      <text:p text:style-name="P20"><text:span text:style-name="T3">void</text:span><text:span text:style-name="T9"> </text:span><text:span text:style-name="T18">threadAudioTxFull</text:span><text:span text:style-name="T29">(</text:span><text:span text:style-name="T3">void</text:span><text:span text:style-name="T9"> </text:span><text:span text:style-name="T3">const</text:span><text:span text:style-name="T9"> </text:span><text:span text:style-name="T29">*</text:span><text:span text:style-name="T45">arg</text:span><text:span text:style-name="T29">) <text:s text:c="11"/></text:span><text:span text:style-name="T61">В потоке </text:span><text:span text:style-name="T74">захватывается</text:span><text:span text:style-name="T61"> семафор</text:span><text:span text:style-name="T30"> <text:s/>semaphoreTxFullId</text:span></text:p>
      <text:p text:style-name="P19"><text:span text:style-name="T3">_Noreturn</text:span><text:span text:style-name="T9"> </text:span><text:span text:style-name="T3">void</text:span><text:span text:style-name="T9"> </text:span><text:span text:style-name="T18">timerForMixAudio</text:span><text:span text:style-name="T29">(</text:span><text:span text:style-name="T3">void</text:span><text:span text:style-name="T9"> </text:span><text:span text:style-name="T3">const</text:span><text:span text:style-name="T9"> </text:span><text:span text:style-name="T29">*</text:span><text:span text:style-name="T45">arg</text:span><text:span text:style-name="T29">)</text:span></text:p>
      <text:p text:style-name="P22"><text:span text:style-name="T4">void</text:span><text:span text:style-name="T10"> </text:span><text:span text:style-name="T22">threadAudioRxFull</text:span><text:span text:style-name="T31">(</text:span><text:span text:style-name="T4">void</text:span><text:span text:style-name="T10"> </text:span><text:span text:style-name="T4">const</text:span><text:span text:style-name="T10"> </text:span><text:span text:style-name="T31">*</text:span><text:span text:style-name="T46">arg</text:span><text:span text:style-name="T31">) <text:s text:c="11"/></text:span><text:span text:style-name="T62">В потоке </text:span><text:span text:style-name="T75">захватывается</text:span><text:span text:style-name="T62"> семафор</text:span><text:span text:style-name="T32"> <text:s/></text:span><text:span text:style-name="T31">semaphoreRxFullId <text:s text:c="25"/></text:span></text:p>
      <text:p text:style-name="P20"><text:span text:style-name="T3">void</text:span><text:span text:style-name="T9"> </text:span><text:span text:style-name="T18">threadAudioRxHalf</text:span><text:span text:style-name="T29">(</text:span><text:span text:style-name="T3">void</text:span><text:span text:style-name="T9"> </text:span><text:span text:style-name="T3">const</text:span><text:span text:style-name="T9"> </text:span><text:span text:style-name="T29">*</text:span><text:span text:style-name="T45">arg</text:span><text:span text:style-name="T29">) <text:s text:c="11"/></text:span><text:span text:style-name="T61">В потоке </text:span><text:span text:style-name="T74">захватывается</text:span><text:span text:style-name="T61"> семафор</text:span><text:span text:style-name="T30"> <text:s/>semaphoreRxHalfId</text:span></text:p>
      <text:p text:style-name="P19"><text:span text:style-name="T3">_Noreturn</text:span><text:span text:style-name="T9"> </text:span><text:span text:style-name="T3">void</text:span><text:span text:style-name="T9"> </text:span><text:span text:style-name="T18">lostPackThread</text:span><text:span text:style-name="T29">(</text:span><text:span text:style-name="T3">void</text:span><text:span text:style-name="T9"> </text:span><text:span text:style-name="T3">const</text:span><text:span text:style-name="T9"> </text:span><text:span text:style-name="T29">*</text:span><text:span text:style-name="T45">arg</text:span><text:span text:style-name="T29">)</text:span></text:p>
      <text:p text:style-name="P2"/>
      <text:p text:style-name="P37"><text:span text:style-name="T55">Семафоры сбрасываются в каллбек</text:span><text:span text:style-name="T60">ах</text:span></text:p>
      <text:p text:style-name="P37"/>
      <text:p text:style-name="P3"><text:span text:style-name="T2">void</text:span><text:span text:style-name="T8"> </text:span><text:span text:style-name="T17">HAL_SAI_TxCpltCallback</text:span>(<text:span text:style-name="T37">SAI_HandleTypeDef</text:span><text:span text:style-name="T8"> </text:span>*<text:span text:style-name="T44">hOutSai</text:span>)</text:p>
      <text:p text:style-name="P29">{</text:p>
      <text:p text:style-name="P29"><text:span text:style-name="T8"><text:s text:c="4"/></text:span><text:span text:style-name="T2">if</text:span><text:span text:style-name="T8"> </text:span>(<text:span text:style-name="T44">hOutSai</text:span>-&gt;<text:span text:style-name="T49">Instance</text:span><text:span text:style-name="T8"> </text:span>==<text:span text:style-name="T8"> </text:span><text:span text:style-name="T34">SAI1_Block_A</text:span>)<text:span text:style-name="T8"> </text:span>{</text:p>
      <text:p text:style-name="P29"><text:span text:style-name="T8"><text:s text:c="8"/></text:span><text:span text:style-name="T16">osSemaphoreRelease</text:span>(<text:span text:style-name="T28">semaphoreTxFullId</text:span>);</text:p>
      <text:p text:style-name="P29"><text:span text:style-name="T8"><text:s text:c="4"/></text:span>}</text:p>
      <text:p text:style-name="P29">}</text:p>
      <text:p text:style-name="P3"><text:span text:style-name="T2">void</text:span><text:span text:style-name="T8"> </text:span><text:span text:style-name="T17">HAL_SAI_TxHalfCpltCallback</text:span>(<text:span text:style-name="T37">SAI_HandleTypeDef</text:span><text:span text:style-name="T8"> </text:span>*<text:span text:style-name="T44">hOutSai</text:span>)</text:p>
      <text:p text:style-name="P29">{</text:p>
      <text:p text:style-name="P29"><text:span text:style-name="T8"><text:s text:c="4"/></text:span><text:span text:style-name="T2">if</text:span><text:span text:style-name="T8"> </text:span>(<text:span text:style-name="T44">hOutSai</text:span>-&gt;<text:span text:style-name="T49">Instance</text:span><text:span text:style-name="T8"> </text:span>==<text:span text:style-name="T8"> </text:span><text:span text:style-name="T34">SAI1_Block_A</text:span>)<text:span text:style-name="T8"> </text:span>{</text:p>
      <text:p text:style-name="P29"><text:span text:style-name="T8"><text:s text:c="8"/></text:span><text:span text:style-name="T16">osSemaphoreRelease</text:span>(<text:span text:style-name="T28">semaphoreTxHalfId</text:span>);</text:p>
      <text:p text:style-name="P29"><text:span text:style-name="T8"><text:s text:c="4"/></text:span>}</text:p>
      <text:p text:style-name="P29">}</text:p>
      <text:p text:style-name="P3"><text:span text:style-name="T2">void</text:span><text:span text:style-name="T8"> </text:span><text:span text:style-name="T17">HAL_SAI_RxCpltCallback</text:span>(<text:span text:style-name="T37">SAI_HandleTypeDef</text:span><text:span text:style-name="T8"> </text:span>*<text:span text:style-name="T44">hInSai</text:span>)</text:p>
      <text:p text:style-name="P29">{</text:p>
      <text:p text:style-name="P29"><text:span text:style-name="T8"><text:s text:c="4"/></text:span><text:span text:style-name="T2">if</text:span><text:span text:style-name="T8"> </text:span>(<text:span text:style-name="T44">hInSai</text:span>-&gt;<text:span text:style-name="T49">Instance</text:span><text:span text:style-name="T8"> </text:span>==<text:span text:style-name="T8"> </text:span><text:span text:style-name="T34">SAI1_Block_B</text:span>)<text:span text:style-name="T8"> </text:span>{</text:p>
      <text:p text:style-name="P29"><text:span text:style-name="T8"><text:s text:c="8"/></text:span><text:span text:style-name="T16">osSemaphoreRelease</text:span>(<text:span text:style-name="T28">semaphoreRxFullId</text:span>);</text:p>
      <text:p text:style-name="P29"><text:span text:style-name="T8"><text:s text:c="4"/></text:span>}</text:p>
      <text:p text:style-name="P26">}</text:p>
      <text:p text:style-name="P29"><text:span text:style-name="T2">void</text:span><text:span text:style-name="T8"> </text:span><text:span text:style-name="T17">HAL_SAI_RxHalfCpltCallback</text:span>(<text:span text:style-name="T37">SAI_HandleTypeDef</text:span><text:span text:style-name="T8"> </text:span>*<text:span text:style-name="T44">hInSai</text:span>)</text:p>
      <text:p text:style-name="P29">{</text:p>
      <text:p text:style-name="P29"><text:span text:style-name="T8"><text:s text:c="4"/></text:span><text:span text:style-name="T2">if</text:span><text:span text:style-name="T8"> </text:span>(<text:span text:style-name="T44">hInSai</text:span>-&gt;<text:span text:style-name="T49">Instance</text:span><text:span text:style-name="T8"> </text:span>==<text:span text:style-name="T8"> </text:span><text:span text:style-name="T34">SAI1_Block_B</text:span>)<text:span text:style-name="T8"> </text:span>{</text:p>
      <text:p text:style-name="P29"><text:span text:style-name="T8"><text:s text:c="8"/></text:span><text:span text:style-name="T16">osSemaphoreRelease</text:span>(<text:span text:style-name="T28">semaphoreRxHalfId</text:span>);</text:p>
      <text:p text:style-name="P29"><text:span text:style-name="T8"><text:s text:c="4"/></text:span>}</text:p>
      <text:p text:style-name="P29">}</text:p>
      <text:p text:style-name="P32"/>
      <text:p text:style-name="P33"/>
      <text:p text:style-name="P78">stm32h7xx_hal_sai.c</text:p>
      <text:p text:style-name="P68"><text:span text:style-name="T35">SAI</text:span><text:span text:style-name="T13"> </text:span><text:span text:style-name="T35">HAL</text:span><text:span text:style-name="T13"> </text:span><text:span text:style-name="T35">module</text:span><text:span text:style-name="T13"> </text:span><text:span text:style-name="T35">driver.</text:span></text:p>
      <text:p text:style-name="P28"><text:span text:style-name="T34">This</text:span><text:span text:style-name="T8"> </text:span><text:span text:style-name="T34">file</text:span><text:span text:style-name="T8"> </text:span><text:span text:style-name="T34">provides</text:span><text:span text:style-name="T8"> </text:span><text:span text:style-name="T34">firmware</text:span><text:span text:style-name="T8"> </text:span><text:span text:style-name="T34">functions</text:span><text:span text:style-name="T8"> </text:span><text:span text:style-name="T34">to</text:span><text:span text:style-name="T8"> </text:span><text:span text:style-name="T34">manage</text:span><text:span text:style-name="T8"> </text:span><text:span text:style-name="T34">the</text:span><text:span text:style-name="T8"> </text:span><text:span text:style-name="T34">following</text:span></text:p>
      <text:p text:style-name="P28"><text:span text:style-name="T34">functionalities</text:span><text:span text:style-name="T8"> </text:span><text:span text:style-name="T34">of</text:span><text:span text:style-name="T8"> </text:span><text:span text:style-name="T34">the</text:span><text:span text:style-name="T8"> </text:span><text:span text:style-name="T34">Serial</text:span><text:span text:style-name="T8"> </text:span><text:span text:style-name="T34">Audio</text:span><text:span text:style-name="T8"> </text:span><text:span text:style-name="T34">Interface</text:span><text:span text:style-name="T8"> </text:span><text:span text:style-name="T34">(SAI)</text:span><text:span text:style-name="T8"> </text:span><text:span text:style-name="T34">peripheral:</text:span></text:p>
      <text:p text:style-name="P28"><text:span text:style-name="T34">+</text:span><text:span text:style-name="T8"> </text:span><text:span text:style-name="T34">Initialization/de-initialization</text:span><text:span text:style-name="T8"> </text:span><text:span text:style-name="T34">functions</text:span></text:p>
      <text:p text:style-name="P28"><text:span text:style-name="T34">+</text:span><text:span text:style-name="T8"> </text:span><text:span text:style-name="T34">I/O</text:span><text:span text:style-name="T8"> </text:span><text:span text:style-name="T34">operation</text:span><text:span text:style-name="T8"> </text:span><text:span text:style-name="T34">functions</text:span></text:p>
      <text:p text:style-name="P28"><text:span text:style-name="T34">+</text:span><text:span text:style-name="T8"> </text:span><text:span text:style-name="T34">Peripheral</text:span><text:span text:style-name="T8"> </text:span><text:span text:style-name="T34">Control</text:span><text:span text:style-name="T8"> </text:span><text:span text:style-name="T34">functions</text:span></text:p>
      <text:p text:style-name="P28"><text:span text:style-name="T34">+</text:span><text:span text:style-name="T8"> </text:span><text:span text:style-name="T34">Peripheral</text:span><text:span text:style-name="T8"> </text:span><text:span text:style-name="T34">State</text:span><text:span text:style-name="T8"> </text:span><text:span text:style-name="T34">functions</text:span></text:p>
      <text:p text:style-name="P69"><text:soft-page-break/><text:span text:style-name="T58"/></text:p>
      <text:p text:style-name="P28"><text:span text:style-name="T8"><text:s text:c="18"/></text:span><text:span text:style-name="T34">#####</text:span><text:span text:style-name="T8"> </text:span><text:span text:style-name="T34">How</text:span><text:span text:style-name="T8"> </text:span><text:span text:style-name="T34">to</text:span><text:span text:style-name="T8"> </text:span><text:span text:style-name="T34">use</text:span><text:span text:style-name="T8"> </text:span><text:span text:style-name="T34">this</text:span><text:span text:style-name="T8"> </text:span><text:span text:style-name="T34">driver</text:span><text:span text:style-name="T8"> </text:span><text:span text:style-name="T34">#####</text:span></text:p>
      <text:p text:style-name="P62"><text:span text:style-name="T8"><text:s text:c="2"/></text:span><text:span text:style-name="T34">==============================================================================</text:span></text:p>
      <text:p text:style-name="P28"><text:span text:style-name="T8"><text:s text:c="2"/></text:span><text:span text:style-name="T34">[..]</text:span></text:p>
      <text:p text:style-name="P62"><text:span text:style-name="T8"><text:s text:c="4"/></text:span><text:span text:style-name="T34">The</text:span><text:span text:style-name="T8"> </text:span><text:span text:style-name="T34">SAI</text:span><text:span text:style-name="T8"> </text:span><text:span text:style-name="T34">HAL</text:span><text:span text:style-name="T8"> </text:span><text:span text:style-name="T34">driver</text:span><text:span text:style-name="T8"> </text:span><text:span text:style-name="T34">can</text:span><text:span text:style-name="T8"> </text:span><text:span text:style-name="T34">be</text:span><text:span text:style-name="T8"> </text:span><text:span text:style-name="T34">used</text:span><text:span text:style-name="T8"> </text:span><text:span text:style-name="T34">as</text:span><text:span text:style-name="T8"> </text:span><text:span text:style-name="T34">follows:</text:span></text:p>
      <text:p text:style-name="P28"><text:span text:style-name="T8"><text:s text:c="4"/></text:span><text:span text:style-name="T34">(#)</text:span><text:span text:style-name="T8"> </text:span><text:span text:style-name="T34">Declare</text:span><text:span text:style-name="T8"> </text:span><text:span text:style-name="T34">a</text:span><text:span text:style-name="T8"> </text:span><text:span text:style-name="T34">SAI_HandleTypeDef</text:span><text:span text:style-name="T8"> </text:span><text:span text:style-name="T34">handle</text:span><text:span text:style-name="T8"> </text:span><text:span text:style-name="T34">structure</text:span><text:span text:style-name="T8"> </text:span><text:span text:style-name="T34">(eg.</text:span><text:span text:style-name="T8"> </text:span><text:span text:style-name="T34">SAI_HandleTypeDef</text:span><text:span text:style-name="T8"> </text:span><text:span text:style-name="T34">hsai).</text:span></text:p>
      <text:p text:style-name="P28"><text:span text:style-name="T34"/></text:p>
      <text:p text:style-name="P28"><text:span text:style-name="T37"/></text:p>
      <text:p text:style-name="P61">sai.<text:span text:style-name="T95">h</text:span></text:p>
      <text:p text:style-name="P28"><text:span text:style-name="T37">SAI_HandleTypeDef</text:span><text:span text:style-name="T8"> </text:span><text:span text:style-name="T34">*</text:span><text:span text:style-name="T49">hOutSai</text:span><text:span text:style-name="T34">; <text:s/></text:span><text:span text:style-name="T85">в классе </text:span><text:span text:style-name="T7">class</text:span><text:span text:style-name="T15"> </text:span><text:span text:style-name="T7">alignas</text:span><text:span text:style-name="T85">(</text:span><text:span text:style-name="T36">4</text:span><text:span text:style-name="T85">)</text:span><text:span text:style-name="T15"> </text:span><text:span text:style-name="T40">SAI</text:span></text:p>
      <text:p text:style-name="P28"><text:span text:style-name="T37">SAI_HandleTypeDef</text:span><text:span text:style-name="T8"> </text:span>*<text:span text:style-name="T49">hInSai</text:span>;</text:p>
      <text:p text:style-name="P28"><text:span text:style-name="T34"/></text:p>
      <text:p text:style-name="P61">sai.cpp</text:p>
      <text:p text:style-name="P28"><text:span text:style-name="T37">SAI_HandleTypeDef</text:span><text:span text:style-name="T8"> </text:span><text:span text:style-name="T28">audioTxSai</text:span><text:span text:style-name="T34">;</text:span></text:p>
      <text:p text:style-name="P28"><text:span text:style-name="T37">SAI_HandleTypeDef</text:span><text:span text:style-name="T8"> </text:span><text:span text:style-name="T28">audioRxSai</text:span>;</text:p>
      <text:p text:style-name="P28"><text:span text:style-name="T34"/></text:p>
      <text:p text:style-name="P28"><text:span text:style-name="T34"/></text:p>
      <text:p text:style-name="P28"><text:span text:style-name="T34"/></text:p>
      <text:p text:style-name="P28"><text:span text:style-name="T34"/></text:p>
      <text:p text:style-name="P28"><text:span text:style-name="T8"><text:s text:c="4"/></text:span><text:span text:style-name="T34">(#)</text:span><text:span text:style-name="T8"> </text:span><text:span text:style-name="T34">Initialize</text:span><text:span text:style-name="T8"> </text:span><text:span text:style-name="T34">the</text:span><text:span text:style-name="T8"> </text:span><text:span text:style-name="T34">SAI</text:span><text:span text:style-name="T8"> </text:span><text:span text:style-name="T34">low</text:span><text:span text:style-name="T8"> </text:span><text:span text:style-name="T34">level</text:span><text:span text:style-name="T8"> </text:span><text:span text:style-name="T34">resources</text:span><text:span text:style-name="T8"> </text:span><text:span text:style-name="T34">by</text:span><text:span text:style-name="T8"> </text:span><text:span text:style-name="T34">implementing</text:span><text:span text:style-name="T8"> </text:span><text:span text:style-name="T34">the</text:span><text:span text:style-name="T8"> </text:span><text:span text:style-name="T34">HAL_SAI_MspInit()</text:span><text:span text:style-name="T8"> </text:span><text:span text:style-name="T34">API:</text:span></text:p>
      <text:p text:style-name="P28"><text:span text:style-name="T8"><text:s text:c="8"/></text:span><text:span text:style-name="T34">(##)</text:span><text:span text:style-name="T8"> </text:span><text:span text:style-name="T34">Enable</text:span><text:span text:style-name="T8"> </text:span><text:span text:style-name="T34">the</text:span><text:span text:style-name="T8"> </text:span><text:span text:style-name="T34">SAI</text:span><text:span text:style-name="T8"> </text:span><text:span text:style-name="T34">interface</text:span><text:span text:style-name="T8"> </text:span><text:span text:style-name="T34">clock.</text:span></text:p>
      <text:p text:style-name="P28"><text:span text:style-name="T8"><text:s text:c="8"/></text:span><text:span text:style-name="T34">(##)</text:span><text:span text:style-name="T8"> </text:span><text:span text:style-name="T34">SAI</text:span><text:span text:style-name="T8"> </text:span><text:span text:style-name="T34">pins</text:span><text:span text:style-name="T8"> </text:span><text:span text:style-name="T34">configuration:</text:span></text:p>
      <text:p text:style-name="P28"><text:span text:style-name="T8"><text:s text:c="12"/></text:span><text:span text:style-name="T34">(+++)</text:span><text:span text:style-name="T8"> </text:span><text:span text:style-name="T34">Enable</text:span><text:span text:style-name="T8"> </text:span><text:span text:style-name="T34">the</text:span><text:span text:style-name="T8"> </text:span><text:span text:style-name="T34">clock</text:span><text:span text:style-name="T8"> </text:span><text:span text:style-name="T34">for</text:span><text:span text:style-name="T8"> </text:span><text:span text:style-name="T34">the</text:span><text:span text:style-name="T8"> </text:span><text:span text:style-name="T34">SAI</text:span><text:span text:style-name="T8"> </text:span><text:span text:style-name="T34">GPIOs.</text:span></text:p>
      <text:p text:style-name="P28"><text:span text:style-name="T8"><text:s text:c="12"/></text:span><text:span text:style-name="T34">(+++)</text:span><text:span text:style-name="T8"> </text:span><text:span text:style-name="T34">Configure</text:span><text:span text:style-name="T8"> </text:span><text:span text:style-name="T34">these</text:span><text:span text:style-name="T8"> </text:span><text:span text:style-name="T34">SAI</text:span><text:span text:style-name="T8"> </text:span><text:span text:style-name="T34">pins</text:span><text:span text:style-name="T8"> </text:span><text:span text:style-name="T34">as</text:span><text:span text:style-name="T8"> </text:span><text:span text:style-name="T34">alternate</text:span><text:span text:style-name="T8"> </text:span><text:span text:style-name="T34">function</text:span><text:span text:style-name="T8"> </text:span><text:span text:style-name="T34">pull-up.</text:span></text:p>
      <text:p text:style-name="P28"><text:span text:style-name="T8"><text:s text:c="8"/></text:span><text:span text:style-name="T34">(##)</text:span><text:span text:style-name="T8"> </text:span><text:span text:style-name="T34">NVIC</text:span><text:span text:style-name="T8"> </text:span><text:span text:style-name="T34">configuration</text:span><text:span text:style-name="T8"> </text:span><text:span text:style-name="T34">if</text:span><text:span text:style-name="T8"> </text:span><text:span text:style-name="T34">you</text:span><text:span text:style-name="T8"> </text:span><text:span text:style-name="T34">need</text:span><text:span text:style-name="T8"> </text:span><text:span text:style-name="T34">to</text:span><text:span text:style-name="T8"> </text:span><text:span text:style-name="T34">use</text:span><text:span text:style-name="T8"> </text:span><text:span text:style-name="T34">interrupt</text:span><text:span text:style-name="T8"> </text:span><text:span text:style-name="T34">process</text:span><text:span text:style-name="T8"> </text:span><text:span text:style-name="T34">(HAL_SAI_Transmit_IT()</text:span></text:p>
      <text:p text:style-name="P28"><text:span text:style-name="T8"><text:s text:c="13"/></text:span><text:span text:style-name="T34">and</text:span><text:span text:style-name="T8"> </text:span><text:span text:style-name="T34">HAL_SAI_Receive_IT()</text:span><text:span text:style-name="T8"> </text:span><text:span text:style-name="T34">APIs):</text:span></text:p>
      <text:p text:style-name="P28"><text:span text:style-name="T8"><text:s text:c="12"/></text:span><text:span text:style-name="T34">(+++)</text:span><text:span text:style-name="T8"> </text:span><text:span text:style-name="T34">Configure</text:span><text:span text:style-name="T8"> </text:span><text:span text:style-name="T34">the</text:span><text:span text:style-name="T8"> </text:span><text:span text:style-name="T34">SAI</text:span><text:span text:style-name="T8"> </text:span><text:span text:style-name="T34">interrupt</text:span><text:span text:style-name="T8"> </text:span><text:span text:style-name="T34">priority.</text:span></text:p>
      <text:p text:style-name="P62"><text:span text:style-name="T8"><text:s text:c="12"/></text:span><text:span text:style-name="T34">(+++)</text:span><text:span text:style-name="T8"> </text:span><text:span text:style-name="T34">Enable</text:span><text:span text:style-name="T8"> </text:span><text:span text:style-name="T34">the</text:span><text:span text:style-name="T8"> </text:span><text:span text:style-name="T34">NVIC</text:span><text:span text:style-name="T8"> </text:span><text:span text:style-name="T34">SAI</text:span><text:span text:style-name="T8"> </text:span><text:span text:style-name="T34">IRQ</text:span><text:span text:style-name="T8"> </text:span><text:span text:style-name="T34">handle.</text:span></text:p>
      <text:p text:style-name="P28"><text:span text:style-name="T8"><text:s text:c="8"/></text:span><text:span text:style-name="T34">(##)</text:span><text:span text:style-name="T8"> </text:span><text:span text:style-name="T34">DMA</text:span><text:span text:style-name="T8"> </text:span><text:span text:style-name="T34">Configuration</text:span><text:span text:style-name="T8"> </text:span><text:span text:style-name="T34">if</text:span><text:span text:style-name="T8"> </text:span><text:span text:style-name="T34">you</text:span><text:span text:style-name="T8"> </text:span><text:span text:style-name="T34">need</text:span><text:span text:style-name="T8"> </text:span><text:span text:style-name="T34">to</text:span><text:span text:style-name="T8"> </text:span><text:span text:style-name="T34">use</text:span><text:span text:style-name="T8"> </text:span><text:span text:style-name="T34">DMA</text:span><text:span text:style-name="T8"> </text:span><text:span text:style-name="T34">process</text:span><text:span text:style-name="T8"> </text:span><text:span text:style-name="T34">(HAL_SAI_Transmit_DMA()</text:span></text:p>
      <text:p text:style-name="P28"><text:span text:style-name="T8"><text:s text:c="13"/></text:span><text:span text:style-name="T34">and</text:span><text:span text:style-name="T8"> </text:span><text:span text:style-name="T34">HAL_SAI_Receive_DMA()</text:span><text:span text:style-name="T8"> </text:span><text:span text:style-name="T34">APIs):</text:span></text:p>
      <text:p text:style-name="P28"><text:span text:style-name="T8"><text:s text:c="12"/></text:span><text:span text:style-name="T34">(+++)</text:span><text:span text:style-name="T8"> </text:span><text:span text:style-name="T34">Declare</text:span><text:span text:style-name="T8"> </text:span><text:span text:style-name="T34">a</text:span><text:span text:style-name="T8"> </text:span><text:span text:style-name="T34">DMA</text:span><text:span text:style-name="T8"> </text:span><text:span text:style-name="T34">handle</text:span><text:span text:style-name="T8"> </text:span><text:span text:style-name="T34">structure</text:span><text:span text:style-name="T8"> </text:span><text:span text:style-name="T34">for</text:span><text:span text:style-name="T8"> </text:span><text:span text:style-name="T34">the</text:span><text:span text:style-name="T8"> </text:span><text:span text:style-name="T34">Tx/Rx</text:span><text:span text:style-name="T8"> </text:span><text:span text:style-name="T34">stream.</text:span></text:p>
      <text:p text:style-name="P28"><text:span text:style-name="T8"><text:s text:c="12"/></text:span><text:span text:style-name="T34">(+++)</text:span><text:span text:style-name="T8"> </text:span><text:span text:style-name="T34">Enable</text:span><text:span text:style-name="T8"> </text:span><text:span text:style-name="T34">the</text:span><text:span text:style-name="T8"> </text:span><text:span text:style-name="T34">DMAx</text:span><text:span text:style-name="T8"> </text:span><text:span text:style-name="T34">interface</text:span><text:span text:style-name="T8"> </text:span><text:span text:style-name="T34">clock.</text:span></text:p>
      <text:p text:style-name="P28"><text:span text:style-name="T8"><text:s text:c="12"/></text:span><text:span text:style-name="T34">(+++)</text:span><text:span text:style-name="T8"> </text:span><text:span text:style-name="T34">Configure</text:span><text:span text:style-name="T8"> </text:span><text:span text:style-name="T34">the</text:span><text:span text:style-name="T8"> </text:span><text:span text:style-name="T34">declared</text:span><text:span text:style-name="T8"> </text:span><text:span text:style-name="T34">DMA</text:span><text:span text:style-name="T8"> </text:span><text:span text:style-name="T34">handle</text:span><text:span text:style-name="T8"> </text:span><text:span text:style-name="T34">structure</text:span><text:span text:style-name="T8"> </text:span><text:span text:style-name="T34">with</text:span><text:span text:style-name="T8"> </text:span><text:span text:style-name="T34">the</text:span><text:span text:style-name="T8"> </text:span><text:span text:style-name="T34">required</text:span><text:span text:style-name="T8"> </text:span><text:span text:style-name="T34">Tx/Rx</text:span><text:span text:style-name="T8"> </text:span><text:span text:style-name="T34">parameters.</text:span></text:p>
      <text:p text:style-name="P28"><text:span text:style-name="T8"><text:s text:c="12"/></text:span><text:span text:style-name="T34">(+++)</text:span><text:span text:style-name="T8"> </text:span><text:span text:style-name="T34">Configure</text:span><text:span text:style-name="T8"> </text:span><text:span text:style-name="T34">the</text:span><text:span text:style-name="T8"> </text:span><text:span text:style-name="T34">DMA</text:span><text:span text:style-name="T8"> </text:span><text:span text:style-name="T34">Tx/Rx</text:span><text:span text:style-name="T8"> </text:span><text:span text:style-name="T34">Stream.</text:span></text:p>
      <text:p text:style-name="P28"><text:span text:style-name="T8"><text:s text:c="12"/></text:span><text:span text:style-name="T34">(+++)</text:span><text:span text:style-name="T8"> </text:span><text:span text:style-name="T34">Associate</text:span><text:span text:style-name="T8"> </text:span><text:span text:style-name="T34">the</text:span><text:span text:style-name="T8"> </text:span><text:span text:style-name="T34">initialized</text:span><text:span text:style-name="T8"> </text:span><text:span text:style-name="T34">DMA</text:span><text:span text:style-name="T8"> </text:span><text:span text:style-name="T34">handle</text:span><text:span text:style-name="T8"> </text:span><text:span text:style-name="T34">to</text:span><text:span text:style-name="T8"> </text:span><text:span text:style-name="T34">the</text:span><text:span text:style-name="T8"> </text:span><text:span text:style-name="T34">SAI</text:span><text:span text:style-name="T8"> </text:span><text:span text:style-name="T34">DMA</text:span><text:span text:style-name="T8"> </text:span><text:span text:style-name="T34">Tx/Rx</text:span><text:span text:style-name="T8"> </text:span><text:span text:style-name="T34">handle.</text:span></text:p>
      <text:p text:style-name="P28"><text:span text:style-name="T8"><text:s text:c="12"/></text:span><text:span text:style-name="T34">(+++)</text:span><text:span text:style-name="T8"> </text:span><text:span text:style-name="T34">Configure</text:span><text:span text:style-name="T8"> </text:span><text:span text:style-name="T34">the</text:span><text:span text:style-name="T8"> </text:span><text:span text:style-name="T34">priority</text:span><text:span text:style-name="T8"> </text:span><text:span text:style-name="T34">and</text:span><text:span text:style-name="T8"> </text:span><text:span text:style-name="T34">enable</text:span><text:span text:style-name="T8"> </text:span><text:span text:style-name="T34">the</text:span><text:span text:style-name="T8"> </text:span><text:span text:style-name="T34">NVIC</text:span><text:span text:style-name="T8"> </text:span><text:span text:style-name="T34">for</text:span><text:span text:style-name="T8"> </text:span><text:span text:style-name="T34">the</text:span><text:span text:style-name="T8"> </text:span><text:span text:style-name="T34">transfer</text:span><text:span text:style-name="T8"> </text:span><text:span text:style-name="T34">complete</text:span><text:span text:style-name="T8"> </text:span><text:span text:style-name="T34">interrupt</text:span><text:span text:style-name="T8"> </text:span><text:span text:style-name="T34">on</text:span><text:span text:style-name="T8"> </text:span><text:span text:style-name="T34">the</text:span></text:p>
      <text:p text:style-name="P62"><text:span text:style-name="T8"><text:s text:c="16"/></text:span><text:span text:style-name="T34">DMA</text:span><text:span text:style-name="T8"> </text:span><text:span text:style-name="T34">Tx/Rx</text:span><text:span text:style-name="T8"> </text:span><text:span text:style-name="T34">Stream.</text:span></text:p>
      <text:p text:style-name="P28"><text:span text:style-name="T8"><text:s text:c="4"/></text:span><text:span text:style-name="T34">(#)</text:span><text:span text:style-name="T8"> </text:span><text:span text:style-name="T34">The</text:span><text:span text:style-name="T8"> </text:span><text:span text:style-name="T34">initialization</text:span><text:span text:style-name="T8"> </text:span><text:span text:style-name="T34">can</text:span><text:span text:style-name="T8"> </text:span><text:span text:style-name="T34">be</text:span><text:span text:style-name="T8"> </text:span><text:span text:style-name="T34">done</text:span><text:span text:style-name="T8"> </text:span><text:span text:style-name="T34">by</text:span><text:span text:style-name="T8"> </text:span><text:span text:style-name="T34">two</text:span><text:span text:style-name="T8"> </text:span><text:span text:style-name="T34">ways</text:span></text:p>
      <text:p text:style-name="P28"><text:span text:style-name="T8"><text:s text:c="8"/></text:span><text:span text:style-name="T34">(##)</text:span><text:span text:style-name="T8"> </text:span><text:span text:style-name="T34">Expert</text:span><text:span text:style-name="T8"> </text:span><text:span text:style-name="T34">mode</text:span><text:span text:style-name="T8"> </text:span><text:span text:style-name="T34">:</text:span><text:span text:style-name="T8"> </text:span><text:span text:style-name="T34">Initialize</text:span><text:span text:style-name="T8"> </text:span><text:span text:style-name="T34">the</text:span><text:span text:style-name="T8"> </text:span><text:span text:style-name="T34">structures</text:span><text:span text:style-name="T8"> </text:span><text:span text:style-name="T34">Init,</text:span><text:span text:style-name="T8"> </text:span><text:span text:style-name="T34">FrameInit</text:span><text:span text:style-name="T8"> </text:span><text:span text:style-name="T34">and</text:span><text:span text:style-name="T8"> </text:span><text:span text:style-name="T34">SlotInit</text:span><text:span text:style-name="T8"> </text:span><text:span text:style-name="T34">and</text:span><text:span text:style-name="T8"> </text:span><text:span text:style-name="T34">call</text:span><text:span text:style-name="T8"> </text:span><text:span text:style-name="T34">HAL_SAI_Init().</text:span></text:p>
      <text:p text:style-name="P62"><text:span text:style-name="T8"><text:s text:c="8"/></text:span><text:span text:style-name="T34">(##)</text:span><text:span text:style-name="T8"> </text:span><text:span text:style-name="T34">Simplified</text:span><text:span text:style-name="T8"> </text:span><text:span text:style-name="T34">mode</text:span><text:span text:style-name="T8"> </text:span><text:span text:style-name="T34">:</text:span><text:span text:style-name="T8"> </text:span><text:span text:style-name="T34">Initialize</text:span><text:span text:style-name="T8"> </text:span><text:span text:style-name="T34">the</text:span><text:span text:style-name="T8"> </text:span><text:span text:style-name="T34">high</text:span><text:span text:style-name="T8"> </text:span><text:span text:style-name="T34">part</text:span><text:span text:style-name="T8"> </text:span><text:span text:style-name="T34">of</text:span><text:span text:style-name="T8"> </text:span><text:span text:style-name="T34">Init</text:span><text:span text:style-name="T8"> </text:span><text:span text:style-name="T34">Structure</text:span><text:span text:style-name="T8"> </text:span><text:span text:style-name="T34">and</text:span><text:span text:style-name="T8"> </text:span><text:span text:style-name="T34">call</text:span><text:span text:style-name="T8"> </text:span><text:span text:style-name="T34">HAL_SAI_InitProtocol().</text:span></text:p>
      <text:p text:style-name="P28"><text:span text:style-name="T8"><text:s text:c="2"/></text:span><text:span text:style-name="T34">[..]</text:span></text:p>
      <text:p text:style-name="P28"><text:span text:style-name="T8"><text:s text:c="4"/></text:span><text:span text:style-name="T34">(@)</text:span><text:span text:style-name="T8"> </text:span><text:span text:style-name="T34">The</text:span><text:span text:style-name="T8"> </text:span><text:span text:style-name="T34">specific</text:span><text:span text:style-name="T8"> </text:span><text:span text:style-name="T34">SAI</text:span><text:span text:style-name="T8"> </text:span><text:span text:style-name="T34">interrupts</text:span><text:span text:style-name="T8"> </text:span><text:span text:style-name="T34">(FIFO</text:span><text:span text:style-name="T8"> </text:span><text:span text:style-name="T34">request</text:span><text:span text:style-name="T8"> </text:span><text:span text:style-name="T34">and</text:span><text:span text:style-name="T8"> </text:span><text:span text:style-name="T34">Overrun</text:span><text:span text:style-name="T8"> </text:span><text:span text:style-name="T34">underrun</text:span><text:span text:style-name="T8"> </text:span><text:span text:style-name="T34">interrupt)</text:span></text:p>
      <text:p text:style-name="P28"><text:span text:style-name="T8"><text:s text:c="8"/></text:span><text:span text:style-name="T34">will</text:span><text:span text:style-name="T8"> </text:span><text:span text:style-name="T34">be</text:span><text:span text:style-name="T8"> </text:span><text:span text:style-name="T34">managed</text:span><text:span text:style-name="T8"> </text:span><text:span text:style-name="T34">using</text:span><text:span text:style-name="T8"> </text:span><text:span text:style-name="T34">the</text:span><text:span text:style-name="T8"> </text:span><text:span text:style-name="T34">macros</text:span><text:span text:style-name="T8"> </text:span><text:span text:style-name="T34">__HAL_SAI_ENABLE_IT()</text:span><text:span text:style-name="T8"> </text:span><text:span text:style-name="T34">and</text:span><text:span text:style-name="T8"> </text:span><text:span text:style-name="T34">__HAL_SAI_DISABLE_IT()</text:span></text:p>
      <text:p text:style-name="P28"><text:span text:style-name="T8"><text:s text:c="8"/></text:span><text:span text:style-name="T34">inside</text:span><text:span text:style-name="T8"> </text:span><text:span text:style-name="T34">the</text:span><text:span text:style-name="T8"> </text:span><text:span text:style-name="T34">transmit</text:span><text:span text:style-name="T8"> </text:span><text:span text:style-name="T34">and</text:span><text:span text:style-name="T8"> </text:span><text:span text:style-name="T34">receive</text:span><text:span text:style-name="T8"> </text:span><text:span text:style-name="T34">process.</text:span></text:p>
      <text:p text:style-name="P28"><text:span text:style-name="T8"><text:s text:c="2"/></text:span><text:span text:style-name="T34">[..]</text:span></text:p>
      <text:p text:style-name="P28"><text:span text:style-name="T8"><text:s text:c="4"/></text:span><text:span text:style-name="T34">(@)</text:span><text:span text:style-name="T8"> </text:span><text:span text:style-name="T34">Make</text:span><text:span text:style-name="T8"> </text:span><text:span text:style-name="T34">sure</text:span><text:span text:style-name="T8"> </text:span><text:span text:style-name="T34">that</text:span><text:span text:style-name="T8"> </text:span><text:span text:style-name="T34">either:</text:span></text:p>
      <text:p text:style-name="P28"><text:span text:style-name="T8"><text:s text:c="8"/></text:span><text:span text:style-name="T34">(+@)</text:span><text:span text:style-name="T8"> </text:span><text:span text:style-name="T34">PLLSAI1CLK</text:span><text:span text:style-name="T8"> </text:span><text:span text:style-name="T34">output</text:span><text:span text:style-name="T8"> </text:span><text:span text:style-name="T34">is</text:span><text:span text:style-name="T8"> </text:span><text:span text:style-name="T34">configured</text:span><text:span text:style-name="T8"> </text:span><text:span text:style-name="T34">or</text:span></text:p>
      <text:p text:style-name="P28"><text:span text:style-name="T8"><text:s text:c="8"/></text:span><text:span text:style-name="T34">(+@)</text:span><text:span text:style-name="T8"> </text:span><text:span text:style-name="T34">PLLSAI2CLK</text:span><text:span text:style-name="T8"> </text:span><text:span text:style-name="T34">output</text:span><text:span text:style-name="T8"> </text:span><text:span text:style-name="T34">is</text:span><text:span text:style-name="T8"> </text:span><text:span text:style-name="T34">configured</text:span><text:span text:style-name="T8"> </text:span><text:span text:style-name="T34">or</text:span></text:p>
      <text:p text:style-name="P28"><text:span text:style-name="T8"><text:s text:c="8"/></text:span><text:span text:style-name="T34">(+@)</text:span><text:span text:style-name="T8"> </text:span><text:span text:style-name="T34">PLLSAI3CLK</text:span><text:span text:style-name="T8"> </text:span><text:span text:style-name="T34">output</text:span><text:span text:style-name="T8"> </text:span><text:span text:style-name="T34">is</text:span><text:span text:style-name="T8"> </text:span><text:span text:style-name="T34">configured</text:span><text:span text:style-name="T8"> </text:span><text:span text:style-name="T34">or</text:span></text:p>
      <text:p text:style-name="P28"><text:span text:style-name="T8"><text:s text:c="8"/></text:span><text:span text:style-name="T34">(+@)</text:span><text:span text:style-name="T8"> </text:span><text:span text:style-name="T34">PLLSAI4ACLK</text:span><text:span text:style-name="T8"> </text:span><text:span text:style-name="T34">output</text:span><text:span text:style-name="T8"> </text:span><text:span text:style-name="T34">is</text:span><text:span text:style-name="T8"> </text:span><text:span text:style-name="T34">configured</text:span><text:span text:style-name="T8"> </text:span><text:span text:style-name="T34">or</text:span></text:p>
      <text:p text:style-name="P28"><text:span text:style-name="T8"><text:s text:c="8"/></text:span><text:span text:style-name="T34">(+@)</text:span><text:span text:style-name="T8"> </text:span><text:span text:style-name="T34">PLLSAI4BCLK</text:span><text:span text:style-name="T8"> </text:span><text:span text:style-name="T34">output</text:span><text:span text:style-name="T8"> </text:span><text:span text:style-name="T34">is</text:span><text:span text:style-name="T8"> </text:span><text:span text:style-name="T34">configured</text:span><text:span text:style-name="T8"> </text:span><text:span text:style-name="T34">or</text:span></text:p>
      <text:p text:style-name="P28"><text:span text:style-name="T8"><text:s text:c="8"/></text:span><text:span text:style-name="T34">(+@)</text:span><text:span text:style-name="T8"> </text:span><text:span text:style-name="T34">External</text:span><text:span text:style-name="T8"> </text:span><text:span text:style-name="T34">clock</text:span><text:span text:style-name="T8"> </text:span><text:span text:style-name="T34">source</text:span><text:span text:style-name="T8"> </text:span><text:span text:style-name="T34">is</text:span><text:span text:style-name="T8"> </text:span><text:span text:style-name="T34">configured</text:span><text:span text:style-name="T8"> </text:span><text:span text:style-name="T34">after</text:span><text:span text:style-name="T8"> </text:span><text:span text:style-name="T34">setting</text:span><text:span text:style-name="T8"> </text:span><text:span text:style-name="T34">correctly</text:span></text:p>
      <text:p text:style-name="P62"><text:span text:style-name="T8"><text:s text:c="13"/></text:span><text:span text:style-name="T34">the</text:span><text:span text:style-name="T8"> </text:span><text:span text:style-name="T34">define</text:span><text:span text:style-name="T8"> </text:span><text:span text:style-name="T34">constant</text:span><text:span text:style-name="T8"> </text:span><text:span text:style-name="T34">EXTERNAL_CLOCK_VALUE</text:span><text:span text:style-name="T8"> </text:span><text:span text:style-name="T34">in</text:span><text:span text:style-name="T8"> </text:span><text:span text:style-name="T34">the</text:span><text:span text:style-name="T8"> </text:span><text:span text:style-name="T34">stm32h7xx_hal_conf.h</text:span><text:span text:style-name="T8"> </text:span><text:span text:style-name="T34">file.</text:span></text:p>
      <text:p text:style-name="P28"><text:span text:style-name="T8"><text:s text:c="2"/></text:span><text:span text:style-name="T34">[..]</text:span></text:p>
      <text:p text:style-name="P28"><text:span text:style-name="T8"><text:s text:c="4"/></text:span><text:span text:style-name="T34">(@)</text:span><text:span text:style-name="T8"> </text:span><text:span text:style-name="T34">In</text:span><text:span text:style-name="T8"> </text:span><text:span text:style-name="T34">master</text:span><text:span text:style-name="T8"> </text:span><text:span text:style-name="T34">Tx</text:span><text:span text:style-name="T8"> </text:span><text:span text:style-name="T34">mode:</text:span><text:span text:style-name="T8"> </text:span><text:span text:style-name="T34">enabling</text:span><text:span text:style-name="T8"> </text:span><text:span text:style-name="T34">the</text:span><text:span text:style-name="T8"> </text:span><text:span text:style-name="T34">audio</text:span><text:span text:style-name="T8"> </text:span><text:span text:style-name="T34">block</text:span><text:span text:style-name="T8"> </text:span><text:span text:style-name="T34">immediately</text:span><text:span text:style-name="T8"> </text:span><text:span text:style-name="T34">generates</text:span><text:span text:style-name="T8"> </text:span><text:span text:style-name="T34">the</text:span><text:span text:style-name="T8"> </text:span><text:span text:style-name="T34">bit</text:span><text:span text:style-name="T8"> </text:span><text:span text:style-name="T34">clock</text:span></text:p>
      <text:p text:style-name="P28"><text:span text:style-name="T8"><text:s text:c="8"/></text:span><text:span text:style-name="T34">for</text:span><text:span text:style-name="T8"> </text:span><text:span text:style-name="T34">the</text:span><text:span text:style-name="T8"> </text:span><text:span text:style-name="T34">external</text:span><text:span text:style-name="T8"> </text:span><text:span text:style-name="T34">slaves</text:span><text:span text:style-name="T8"> </text:span><text:span text:style-name="T34">even</text:span><text:span text:style-name="T8"> </text:span><text:span text:style-name="T34">if</text:span><text:span text:style-name="T8"> </text:span><text:span text:style-name="T34">there</text:span><text:span text:style-name="T8"> </text:span><text:span text:style-name="T34">is</text:span><text:span text:style-name="T8"> </text:span><text:span text:style-name="T34">no</text:span><text:span text:style-name="T8"> </text:span><text:span text:style-name="T34">data</text:span><text:span text:style-name="T8"> </text:span><text:span text:style-name="T34">in</text:span><text:span text:style-name="T8"> </text:span><text:span text:style-name="T34">the</text:span><text:span text:style-name="T8"> </text:span><text:span text:style-name="T34">FIFO,</text:span><text:span text:style-name="T8"> </text:span><text:span text:style-name="T34">However</text:span><text:span text:style-name="T8"> </text:span><text:span text:style-name="T34">FS</text:span><text:span text:style-name="T8"> </text:span><text:span text:style-name="T34">signal</text:span></text:p>
      <text:p text:style-name="P62"><text:soft-page-break/><text:span text:style-name="T8"><text:s text:c="8"/></text:span><text:span text:style-name="T34">generation</text:span><text:span text:style-name="T8"> </text:span><text:span text:style-name="T34">is</text:span><text:span text:style-name="T8"> </text:span><text:span text:style-name="T34">conditioned</text:span><text:span text:style-name="T8"> </text:span><text:span text:style-name="T34">by</text:span><text:span text:style-name="T8"> </text:span><text:span text:style-name="T34">the</text:span><text:span text:style-name="T8"> </text:span><text:span text:style-name="T34">presence</text:span><text:span text:style-name="T8"> </text:span><text:span text:style-name="T34">of</text:span><text:span text:style-name="T8"> </text:span><text:span text:style-name="T34">data</text:span><text:span text:style-name="T8"> </text:span><text:span text:style-name="T34">in</text:span><text:span text:style-name="T8"> </text:span><text:span text:style-name="T34">the</text:span><text:span text:style-name="T8"> </text:span><text:span text:style-name="T34">FIFO.</text:span></text:p>
      <text:p text:style-name="P28"><text:span text:style-name="T8"><text:s text:c="2"/></text:span><text:span text:style-name="T34">[..]</text:span></text:p>
      <text:p text:style-name="P28"><text:span text:style-name="T8"><text:s text:c="4"/></text:span><text:span text:style-name="T34">(@)</text:span><text:span text:style-name="T8"> </text:span><text:span text:style-name="T34">In</text:span><text:span text:style-name="T8"> </text:span><text:span text:style-name="T34">master</text:span><text:span text:style-name="T8"> </text:span><text:span text:style-name="T34">Rx</text:span><text:span text:style-name="T8"> </text:span><text:span text:style-name="T34">mode:</text:span><text:span text:style-name="T8"> </text:span><text:span text:style-name="T34">enabling</text:span><text:span text:style-name="T8"> </text:span><text:span text:style-name="T34">the</text:span><text:span text:style-name="T8"> </text:span><text:span text:style-name="T34">audio</text:span><text:span text:style-name="T8"> </text:span><text:span text:style-name="T34">block</text:span><text:span text:style-name="T8"> </text:span><text:span text:style-name="T34">immediately</text:span><text:span text:style-name="T8"> </text:span><text:span text:style-name="T34">generates</text:span><text:span text:style-name="T8"> </text:span><text:span text:style-name="T34">the</text:span><text:span text:style-name="T8"> </text:span><text:span text:style-name="T34">bit</text:span><text:span text:style-name="T8"> </text:span><text:span text:style-name="T34">clock</text:span></text:p>
      <text:p text:style-name="P62"><text:span text:style-name="T8"><text:s text:c="8"/></text:span><text:span text:style-name="T34">and</text:span><text:span text:style-name="T8"> </text:span><text:span text:style-name="T34">FS</text:span><text:span text:style-name="T8"> </text:span><text:span text:style-name="T34">signal</text:span><text:span text:style-name="T8"> </text:span><text:span text:style-name="T34">for</text:span><text:span text:style-name="T8"> </text:span><text:span text:style-name="T34">the</text:span><text:span text:style-name="T8"> </text:span><text:span text:style-name="T34">external</text:span><text:span text:style-name="T8"> </text:span><text:span text:style-name="T34">slaves.</text:span></text:p>
      <text:p text:style-name="P28"><text:span text:style-name="T8"><text:s text:c="2"/></text:span><text:span text:style-name="T34">[..]</text:span></text:p>
      <text:p text:style-name="P28"><text:span text:style-name="T8"><text:s text:c="4"/></text:span><text:span text:style-name="T34">(@)</text:span><text:span text:style-name="T8"> </text:span><text:span text:style-name="T34">It</text:span><text:span text:style-name="T8"> </text:span><text:span text:style-name="T34">is</text:span><text:span text:style-name="T8"> </text:span><text:span text:style-name="T34">mandatory</text:span><text:span text:style-name="T8"> </text:span><text:span text:style-name="T34">to</text:span><text:span text:style-name="T8"> </text:span><text:span text:style-name="T34">respect</text:span><text:span text:style-name="T8"> </text:span><text:span text:style-name="T34">the</text:span><text:span text:style-name="T8"> </text:span><text:span text:style-name="T34">following</text:span><text:span text:style-name="T8"> </text:span><text:span text:style-name="T34">conditions</text:span><text:span text:style-name="T8"> </text:span><text:span text:style-name="T34">in</text:span><text:span text:style-name="T8"> </text:span><text:span text:style-name="T34">order</text:span><text:span text:style-name="T8"> </text:span><text:span text:style-name="T34">to</text:span><text:span text:style-name="T8"> </text:span><text:span text:style-name="T34">avoid</text:span><text:span text:style-name="T8"> </text:span><text:span text:style-name="T34">bad</text:span><text:span text:style-name="T8"> </text:span><text:span text:style-name="T34">SAI</text:span><text:span text:style-name="T8"> </text:span><text:span text:style-name="T34">behavior:</text:span></text:p>
      <text:p text:style-name="P28"><text:span text:style-name="T8"><text:s text:c="8"/></text:span><text:span text:style-name="T34">(+@)</text:span><text:span text:style-name="T8"> </text:span><text:span text:style-name="T34">First</text:span><text:span text:style-name="T8"> </text:span><text:span text:style-name="T34">bit</text:span><text:span text:style-name="T8"> </text:span><text:span text:style-name="T34">Offset</text:span><text:span text:style-name="T8"> </text:span><text:span text:style-name="T34">&lt;=</text:span><text:span text:style-name="T8"> </text:span><text:span text:style-name="T34">(SLOT</text:span><text:span text:style-name="T8"> </text:span><text:span text:style-name="T34">size</text:span><text:span text:style-name="T8"> </text:span><text:span text:style-name="T34">-</text:span><text:span text:style-name="T8"> </text:span><text:span text:style-name="T34">Data</text:span><text:span text:style-name="T8"> </text:span><text:span text:style-name="T34">size)</text:span></text:p>
      <text:p text:style-name="P28"><text:span text:style-name="T8"><text:s text:c="8"/></text:span><text:span text:style-name="T34">(+@)</text:span><text:span text:style-name="T8"> </text:span><text:span text:style-name="T34">Data</text:span><text:span text:style-name="T8"> </text:span><text:span text:style-name="T34">size</text:span><text:span text:style-name="T8"> </text:span><text:span text:style-name="T34">&lt;=</text:span><text:span text:style-name="T8"> </text:span><text:span text:style-name="T34">SLOT</text:span><text:span text:style-name="T8"> </text:span><text:span text:style-name="T34">size</text:span></text:p>
      <text:p text:style-name="P28"><text:span text:style-name="T8"><text:s text:c="8"/></text:span><text:span text:style-name="T34">(+@)</text:span><text:span text:style-name="T8"> </text:span><text:span text:style-name="T34">Number</text:span><text:span text:style-name="T8"> </text:span><text:span text:style-name="T34">of</text:span><text:span text:style-name="T8"> </text:span><text:span text:style-name="T34">SLOT</text:span><text:span text:style-name="T8"> </text:span><text:span text:style-name="T34">x</text:span><text:span text:style-name="T8"> </text:span><text:span text:style-name="T34">SLOT</text:span><text:span text:style-name="T8"> </text:span><text:span text:style-name="T34">size</text:span><text:span text:style-name="T8"> </text:span><text:span text:style-name="T34">=</text:span><text:span text:style-name="T8"> </text:span><text:span text:style-name="T34">Frame</text:span><text:span text:style-name="T8"> </text:span><text:span text:style-name="T34">length</text:span></text:p>
      <text:p text:style-name="P62"><text:span text:style-name="T8"><text:s text:c="8"/></text:span><text:span text:style-name="T34">(+@)</text:span><text:span text:style-name="T8"> </text:span><text:span text:style-name="T34">The</text:span><text:span text:style-name="T8"> </text:span><text:span text:style-name="T34">number</text:span><text:span text:style-name="T8"> </text:span><text:span text:style-name="T34">of</text:span><text:span text:style-name="T8"> </text:span><text:span text:style-name="T34">slots</text:span><text:span text:style-name="T8"> </text:span><text:span text:style-name="T34">should</text:span><text:span text:style-name="T8"> </text:span><text:span text:style-name="T34">be</text:span><text:span text:style-name="T8"> </text:span><text:span text:style-name="T34">even</text:span><text:span text:style-name="T8"> </text:span><text:span text:style-name="T34">when</text:span><text:span text:style-name="T8"> </text:span><text:span text:style-name="T34">SAI_FS_CHANNEL_IDENTIFICATION</text:span><text:span text:style-name="T8"> </text:span><text:span text:style-name="T34">is</text:span><text:span text:style-name="T8"> </text:span><text:span text:style-name="T34">selected.</text:span></text:p>
      <text:p text:style-name="P28"><text:span text:style-name="T8"><text:s text:c="2"/></text:span><text:span text:style-name="T34">[..]</text:span></text:p>
      <text:p text:style-name="P28"><text:span text:style-name="T8"><text:s text:c="4"/></text:span><text:span text:style-name="T34">(@)</text:span><text:span text:style-name="T8"> </text:span><text:span text:style-name="T34">PDM</text:span><text:span text:style-name="T8"> </text:span><text:span text:style-name="T34">interface</text:span><text:span text:style-name="T8"> </text:span><text:span text:style-name="T34">can</text:span><text:span text:style-name="T8"> </text:span><text:span text:style-name="T34">be</text:span><text:span text:style-name="T8"> </text:span><text:span text:style-name="T34">activated</text:span><text:span text:style-name="T8"> </text:span><text:span text:style-name="T34">through</text:span><text:span text:style-name="T8"> </text:span><text:span text:style-name="T34">HAL_SAI_Init</text:span><text:span text:style-name="T8"> </text:span><text:span text:style-name="T34">function.</text:span></text:p>
      <text:p text:style-name="P28"><text:span text:style-name="T8"><text:s text:c="8"/></text:span><text:span text:style-name="T34">Please</text:span><text:span text:style-name="T8"> </text:span><text:span text:style-name="T34">note</text:span><text:span text:style-name="T8"> </text:span><text:span text:style-name="T34">that</text:span><text:span text:style-name="T8"> </text:span><text:span text:style-name="T34">PDM</text:span><text:span text:style-name="T8"> </text:span><text:span text:style-name="T34">interface</text:span><text:span text:style-name="T8"> </text:span><text:span text:style-name="T34">is</text:span><text:span text:style-name="T8"> </text:span><text:span text:style-name="T34">only</text:span><text:span text:style-name="T8"> </text:span><text:span text:style-name="T34">available</text:span><text:span text:style-name="T8"> </text:span><text:span text:style-name="T34">for</text:span><text:span text:style-name="T8"> </text:span><text:span text:style-name="T34">SAI1</text:span><text:span text:style-name="T8"> </text:span><text:span text:style-name="T34">or</text:span><text:span text:style-name="T8"> </text:span><text:span text:style-name="T34">SAI4</text:span><text:span text:style-name="T8"> </text:span><text:span text:style-name="T34">sub-block</text:span><text:span text:style-name="T8"> </text:span><text:span text:style-name="T34">A.</text:span></text:p>
      <text:p text:style-name="P62"><text:span text:style-name="T8"><text:s text:c="8"/></text:span><text:span text:style-name="T34">PDM</text:span><text:span text:style-name="T8"> </text:span><text:span text:style-name="T34">microphone</text:span><text:span text:style-name="T8"> </text:span><text:span text:style-name="T34">delays</text:span><text:span text:style-name="T8"> </text:span><text:span text:style-name="T34">can</text:span><text:span text:style-name="T8"> </text:span><text:span text:style-name="T34">be</text:span><text:span text:style-name="T8"> </text:span><text:span text:style-name="T34">tuned</text:span><text:span text:style-name="T8"> </text:span><text:span text:style-name="T34">with</text:span><text:span text:style-name="T8"> </text:span><text:span text:style-name="T34">HAL_SAIEx_ConfigPdmMicDelay</text:span><text:span text:style-name="T8"> </text:span><text:span text:style-name="T34">function.</text:span></text:p>
      <text:p text:style-name="P28"><text:span text:style-name="T8"><text:s text:c="2"/></text:span><text:span text:style-name="T34">[..]</text:span></text:p>
      <text:p text:style-name="P62"><text:span text:style-name="T8"><text:s text:c="4"/></text:span><text:span text:style-name="T34">Three</text:span><text:span text:style-name="T8"> </text:span><text:span text:style-name="T34">operation</text:span><text:span text:style-name="T8"> </text:span><text:span text:style-name="T34">modes</text:span><text:span text:style-name="T8"> </text:span><text:span text:style-name="T34">are</text:span><text:span text:style-name="T8"> </text:span><text:span text:style-name="T34">available</text:span><text:span text:style-name="T8"> </text:span><text:span text:style-name="T34">within</text:span><text:span text:style-name="T8"> </text:span><text:span text:style-name="T34">this</text:span><text:span text:style-name="T8"> </text:span><text:span text:style-name="T34">driver</text:span><text:span text:style-name="T8"> </text:span><text:span text:style-name="T34">:</text:span></text:p>
      <text:p text:style-name="P28"><text:span text:style-name="T8"><text:s text:c="4"/></text:span><text:span text:style-name="T34">***</text:span><text:span text:style-name="T8"> </text:span><text:span text:style-name="T34">Polling</text:span><text:span text:style-name="T8"> </text:span><text:span text:style-name="T34">mode</text:span><text:span text:style-name="T8"> </text:span><text:span text:style-name="T34">IO</text:span><text:span text:style-name="T8"> </text:span><text:span text:style-name="T34">operation</text:span><text:span text:style-name="T8"> </text:span><text:span text:style-name="T34">***</text:span></text:p>
      <text:p text:style-name="P28"><text:span text:style-name="T8"><text:s text:c="4"/></text:span><text:span text:style-name="T34">=================================</text:span></text:p>
      <text:p text:style-name="P28"><text:span text:style-name="T8"><text:s text:c="4"/></text:span><text:span text:style-name="T34">[..]</text:span></text:p>
      <text:p text:style-name="P28"><text:span text:style-name="T8"><text:s text:c="6"/></text:span><text:span text:style-name="T34">(+)</text:span><text:span text:style-name="T8"> </text:span><text:span text:style-name="T34">Send</text:span><text:span text:style-name="T8"> </text:span><text:span text:style-name="T34">an</text:span><text:span text:style-name="T8"> </text:span><text:span text:style-name="T34">amount</text:span><text:span text:style-name="T8"> </text:span><text:span text:style-name="T34">of</text:span><text:span text:style-name="T8"> </text:span><text:span text:style-name="T34">data</text:span><text:span text:style-name="T8"> </text:span><text:span text:style-name="T34">in</text:span><text:span text:style-name="T8"> </text:span><text:span text:style-name="T34">blocking</text:span><text:span text:style-name="T8"> </text:span><text:span text:style-name="T34">mode</text:span><text:span text:style-name="T8"> </text:span><text:span text:style-name="T34">using</text:span><text:span text:style-name="T8"> </text:span><text:span text:style-name="T34">HAL_SAI_Transmit()</text:span></text:p>
      <text:p text:style-name="P62"><text:span text:style-name="T8"><text:s text:c="6"/></text:span><text:span text:style-name="T34">(+)</text:span><text:span text:style-name="T8"> </text:span><text:span text:style-name="T34">Receive</text:span><text:span text:style-name="T8"> </text:span><text:span text:style-name="T34">an</text:span><text:span text:style-name="T8"> </text:span><text:span text:style-name="T34">amount</text:span><text:span text:style-name="T8"> </text:span><text:span text:style-name="T34">of</text:span><text:span text:style-name="T8"> </text:span><text:span text:style-name="T34">data</text:span><text:span text:style-name="T8"> </text:span><text:span text:style-name="T34">in</text:span><text:span text:style-name="T8"> </text:span><text:span text:style-name="T34">blocking</text:span><text:span text:style-name="T8"> </text:span><text:span text:style-name="T34">mode</text:span><text:span text:style-name="T8"> </text:span><text:span text:style-name="T34">using</text:span><text:span text:style-name="T8"> </text:span><text:span text:style-name="T34">HAL_SAI_Receive()</text:span></text:p>
      <text:p text:style-name="P28"><text:span text:style-name="T8"><text:s text:c="4"/></text:span><text:span text:style-name="T34">***</text:span><text:span text:style-name="T8"> </text:span><text:span text:style-name="T34">Interrupt</text:span><text:span text:style-name="T8"> </text:span><text:span text:style-name="T34">mode</text:span><text:span text:style-name="T8"> </text:span><text:span text:style-name="T34">IO</text:span><text:span text:style-name="T8"> </text:span><text:span text:style-name="T34">operation</text:span><text:span text:style-name="T8"> </text:span><text:span text:style-name="T34">***</text:span></text:p>
      <text:p text:style-name="P28"><text:span text:style-name="T8"><text:s text:c="4"/></text:span><text:span text:style-name="T34">===================================</text:span></text:p>
      <text:p text:style-name="P28"><text:span text:style-name="T8"><text:s text:c="4"/></text:span><text:span text:style-name="T34">[..]</text:span></text:p>
      <text:p text:style-name="P28"><text:span text:style-name="T8"><text:s text:c="6"/></text:span><text:span text:style-name="T34">(+)</text:span><text:span text:style-name="T8"> </text:span><text:span text:style-name="T34">Send</text:span><text:span text:style-name="T8"> </text:span><text:span text:style-name="T34">an</text:span><text:span text:style-name="T8"> </text:span><text:span text:style-name="T34">amount</text:span><text:span text:style-name="T8"> </text:span><text:span text:style-name="T34">of</text:span><text:span text:style-name="T8"> </text:span><text:span text:style-name="T34">data</text:span><text:span text:style-name="T8"> </text:span><text:span text:style-name="T34">in</text:span><text:span text:style-name="T8"> </text:span><text:span text:style-name="T34">non-blocking</text:span><text:span text:style-name="T8"> </text:span><text:span text:style-name="T34">mode</text:span><text:span text:style-name="T8"> </text:span><text:span text:style-name="T34">using</text:span><text:span text:style-name="T8"> </text:span><text:span text:style-name="T34">HAL_SAI_Transmit_IT()</text:span></text:p>
      <text:p text:style-name="P28"><text:span text:style-name="T8"><text:s text:c="6"/></text:span><text:span text:style-name="T34">(+)</text:span><text:span text:style-name="T8"> </text:span><text:span text:style-name="T34">At</text:span><text:span text:style-name="T8"> </text:span><text:span text:style-name="T34">transmission</text:span><text:span text:style-name="T8"> </text:span><text:span text:style-name="T34">end</text:span><text:span text:style-name="T8"> </text:span><text:span text:style-name="T34">of</text:span><text:span text:style-name="T8"> </text:span><text:span text:style-name="T34">transfer</text:span><text:span text:style-name="T8"> </text:span><text:span text:style-name="T34">HAL_SAI_TxCpltCallback()</text:span><text:span text:style-name="T8"> </text:span><text:span text:style-name="T34">is</text:span><text:span text:style-name="T8"> </text:span><text:span text:style-name="T34">executed</text:span><text:span text:style-name="T8"> </text:span><text:span text:style-name="T34">and</text:span><text:span text:style-name="T8"> </text:span><text:span text:style-name="T34">user</text:span><text:span text:style-name="T8"> </text:span><text:span text:style-name="T34">can</text:span></text:p>
      <text:p text:style-name="P28"><text:span text:style-name="T8"><text:s text:c="10"/></text:span><text:span text:style-name="T34">add</text:span><text:span text:style-name="T8"> </text:span><text:span text:style-name="T34">his</text:span><text:span text:style-name="T8"> </text:span><text:span text:style-name="T34">own</text:span><text:span text:style-name="T8"> </text:span><text:span text:style-name="T34">code</text:span><text:span text:style-name="T8"> </text:span><text:span text:style-name="T34">by</text:span><text:span text:style-name="T8"> </text:span><text:span text:style-name="T34">customization</text:span><text:span text:style-name="T8"> </text:span><text:span text:style-name="T34">of</text:span><text:span text:style-name="T8"> </text:span><text:span text:style-name="T34">function</text:span><text:span text:style-name="T8"> </text:span><text:span text:style-name="T34">pointer</text:span><text:span text:style-name="T8"> </text:span><text:span text:style-name="T34">HAL_SAI_TxCpltCallback()</text:span></text:p>
      <text:p text:style-name="P28"><text:span text:style-name="T8"><text:s text:c="6"/></text:span><text:span text:style-name="T34">(+)</text:span><text:span text:style-name="T8"> </text:span><text:span text:style-name="T34">Receive</text:span><text:span text:style-name="T8"> </text:span><text:span text:style-name="T34">an</text:span><text:span text:style-name="T8"> </text:span><text:span text:style-name="T34">amount</text:span><text:span text:style-name="T8"> </text:span><text:span text:style-name="T34">of</text:span><text:span text:style-name="T8"> </text:span><text:span text:style-name="T34">data</text:span><text:span text:style-name="T8"> </text:span><text:span text:style-name="T34">in</text:span><text:span text:style-name="T8"> </text:span><text:span text:style-name="T34">non-blocking</text:span><text:span text:style-name="T8"> </text:span><text:span text:style-name="T34">mode</text:span><text:span text:style-name="T8"> </text:span><text:span text:style-name="T34">using</text:span><text:span text:style-name="T8"> </text:span><text:span text:style-name="T34">HAL_SAI_Receive_IT()</text:span></text:p>
      <text:p text:style-name="P28"><text:span text:style-name="T8"><text:s text:c="6"/></text:span><text:span text:style-name="T34">(+)</text:span><text:span text:style-name="T8"> </text:span><text:span text:style-name="T34">At</text:span><text:span text:style-name="T8"> </text:span><text:span text:style-name="T34">reception</text:span><text:span text:style-name="T8"> </text:span><text:span text:style-name="T34">end</text:span><text:span text:style-name="T8"> </text:span><text:span text:style-name="T34">of</text:span><text:span text:style-name="T8"> </text:span><text:span text:style-name="T34">transfer</text:span><text:span text:style-name="T8"> </text:span><text:span text:style-name="T34">HAL_SAI_RxCpltCallback()</text:span><text:span text:style-name="T8"> </text:span><text:span text:style-name="T34">is</text:span><text:span text:style-name="T8"> </text:span><text:span text:style-name="T34">executed</text:span><text:span text:style-name="T8"> </text:span><text:span text:style-name="T34">and</text:span><text:span text:style-name="T8"> </text:span><text:span text:style-name="T34">user</text:span><text:span text:style-name="T8"> </text:span><text:span text:style-name="T34">can</text:span></text:p>
      <text:p text:style-name="P28"><text:span text:style-name="T8"><text:s text:c="10"/></text:span><text:span text:style-name="T34">add</text:span><text:span text:style-name="T8"> </text:span><text:span text:style-name="T34">his</text:span><text:span text:style-name="T8"> </text:span><text:span text:style-name="T34">own</text:span><text:span text:style-name="T8"> </text:span><text:span text:style-name="T34">code</text:span><text:span text:style-name="T8"> </text:span><text:span text:style-name="T34">by</text:span><text:span text:style-name="T8"> </text:span><text:span text:style-name="T34">customization</text:span><text:span text:style-name="T8"> </text:span><text:span text:style-name="T34">of</text:span><text:span text:style-name="T8"> </text:span><text:span text:style-name="T34">function</text:span><text:span text:style-name="T8"> </text:span><text:span text:style-name="T34">pointer</text:span><text:span text:style-name="T8"> </text:span><text:span text:style-name="T34">HAL_SAI_RxCpltCallback()</text:span></text:p>
      <text:p text:style-name="P28"><text:span text:style-name="T8"><text:s text:c="6"/></text:span><text:span text:style-name="T34">(+)</text:span><text:span text:style-name="T8"> </text:span><text:span text:style-name="T34">In</text:span><text:span text:style-name="T8"> </text:span><text:span text:style-name="T34">case</text:span><text:span text:style-name="T8"> </text:span><text:span text:style-name="T34">of</text:span><text:span text:style-name="T8"> </text:span><text:span text:style-name="T34">flag</text:span><text:span text:style-name="T8"> </text:span><text:span text:style-name="T34">error,</text:span><text:span text:style-name="T8"> </text:span><text:span text:style-name="T34">HAL_SAI_ErrorCallback()</text:span><text:span text:style-name="T8"> </text:span><text:span text:style-name="T34">function</text:span><text:span text:style-name="T8"> </text:span><text:span text:style-name="T34">is</text:span><text:span text:style-name="T8"> </text:span><text:span text:style-name="T34">executed</text:span><text:span text:style-name="T8"> </text:span><text:span text:style-name="T34">and</text:span><text:span text:style-name="T8"> </text:span><text:span text:style-name="T34">user</text:span><text:span text:style-name="T8"> </text:span><text:span text:style-name="T34">can</text:span></text:p>
      <text:p text:style-name="P62"><text:span text:style-name="T8"><text:s text:c="10"/></text:span><text:span text:style-name="T34">add</text:span><text:span text:style-name="T8"> </text:span><text:span text:style-name="T34">his</text:span><text:span text:style-name="T8"> </text:span><text:span text:style-name="T34">own</text:span><text:span text:style-name="T8"> </text:span><text:span text:style-name="T34">code</text:span><text:span text:style-name="T8"> </text:span><text:span text:style-name="T34">by</text:span><text:span text:style-name="T8"> </text:span><text:span text:style-name="T34">customization</text:span><text:span text:style-name="T8"> </text:span><text:span text:style-name="T34">of</text:span><text:span text:style-name="T8"> </text:span><text:span text:style-name="T34">function</text:span><text:span text:style-name="T8"> </text:span><text:span text:style-name="T34">pointer</text:span><text:span text:style-name="T8"> </text:span><text:span text:style-name="T34">HAL_SAI_ErrorCallback()</text:span></text:p>
      <text:p text:style-name="P28"><text:span text:style-name="T8"><text:s text:c="4"/></text:span><text:span text:style-name="T34">***</text:span><text:span text:style-name="T8"> </text:span><text:span text:style-name="T34">DMA</text:span><text:span text:style-name="T8"> </text:span><text:span text:style-name="T34">mode</text:span><text:span text:style-name="T8"> </text:span><text:span text:style-name="T34">IO</text:span><text:span text:style-name="T8"> </text:span><text:span text:style-name="T34">operation</text:span><text:span text:style-name="T8"> </text:span><text:span text:style-name="T34">***</text:span></text:p>
      <text:p text:style-name="P28"><text:span text:style-name="T8"><text:s text:c="4"/></text:span><text:span text:style-name="T34">=============================</text:span></text:p>
      <text:p text:style-name="P28"><text:span text:style-name="T8"><text:s text:c="4"/></text:span><text:span text:style-name="T34">[..]</text:span></text:p>
      <text:p text:style-name="P28"><text:span text:style-name="T8"><text:s text:c="6"/></text:span><text:span text:style-name="T34">(+)</text:span><text:span text:style-name="T8"> </text:span><text:span text:style-name="T34">Send</text:span><text:span text:style-name="T8"> </text:span><text:span text:style-name="T34">an</text:span><text:span text:style-name="T8"> </text:span><text:span text:style-name="T34">amount</text:span><text:span text:style-name="T8"> </text:span><text:span text:style-name="T34">of</text:span><text:span text:style-name="T8"> </text:span><text:span text:style-name="T34">data</text:span><text:span text:style-name="T8"> </text:span><text:span text:style-name="T34">in</text:span><text:span text:style-name="T8"> </text:span><text:span text:style-name="T34">non-blocking</text:span><text:span text:style-name="T8"> </text:span><text:span text:style-name="T34">mode</text:span><text:span text:style-name="T8"> </text:span><text:span text:style-name="T34">(DMA)</text:span><text:span text:style-name="T8"> </text:span><text:span text:style-name="T34">using</text:span><text:span text:style-name="T8"> </text:span><text:span text:style-name="T34">HAL_SAI_Transmit_DMA()</text:span></text:p>
      <text:p text:style-name="P28"><text:span text:style-name="T8"><text:s text:c="6"/></text:span><text:span text:style-name="T34">(+)</text:span><text:span text:style-name="T8"> </text:span><text:span text:style-name="T34">At</text:span><text:span text:style-name="T8"> </text:span><text:span text:style-name="T34">transmission</text:span><text:span text:style-name="T8"> </text:span><text:span text:style-name="T34">end</text:span><text:span text:style-name="T8"> </text:span><text:span text:style-name="T34">of</text:span><text:span text:style-name="T8"> </text:span><text:span text:style-name="T34">transfer</text:span><text:span text:style-name="T8"> </text:span><text:span text:style-name="T34">HAL_SAI_TxCpltCallback()</text:span><text:span text:style-name="T8"> </text:span><text:span text:style-name="T34">is</text:span><text:span text:style-name="T8"> </text:span><text:span text:style-name="T34">executed</text:span><text:span text:style-name="T8"> </text:span><text:span text:style-name="T34">and</text:span><text:span text:style-name="T8"> </text:span><text:span text:style-name="T34">user</text:span><text:span text:style-name="T8"> </text:span><text:span text:style-name="T34">can</text:span></text:p>
      <text:p text:style-name="P28"><text:span text:style-name="T8"><text:s text:c="10"/></text:span><text:span text:style-name="T34">add</text:span><text:span text:style-name="T8"> </text:span><text:span text:style-name="T34">his</text:span><text:span text:style-name="T8"> </text:span><text:span text:style-name="T34">own</text:span><text:span text:style-name="T8"> </text:span><text:span text:style-name="T34">code</text:span><text:span text:style-name="T8"> </text:span><text:span text:style-name="T34">by</text:span><text:span text:style-name="T8"> </text:span><text:span text:style-name="T34">customization</text:span><text:span text:style-name="T8"> </text:span><text:span text:style-name="T34">of</text:span><text:span text:style-name="T8"> </text:span><text:span text:style-name="T34">function</text:span><text:span text:style-name="T8"> </text:span><text:span text:style-name="T34">pointer</text:span><text:span text:style-name="T8"> </text:span><text:span text:style-name="T34">HAL_SAI_TxCpltCallback()</text:span></text:p>
      <text:p text:style-name="P28"><text:span text:style-name="T8"><text:s text:c="6"/></text:span><text:span text:style-name="T34">(+)</text:span><text:span text:style-name="T8"> </text:span><text:span text:style-name="T34">Receive</text:span><text:span text:style-name="T8"> </text:span><text:span text:style-name="T34">an</text:span><text:span text:style-name="T8"> </text:span><text:span text:style-name="T34">amount</text:span><text:span text:style-name="T8"> </text:span><text:span text:style-name="T34">of</text:span><text:span text:style-name="T8"> </text:span><text:span text:style-name="T34">data</text:span><text:span text:style-name="T8"> </text:span><text:span text:style-name="T34">in</text:span><text:span text:style-name="T8"> </text:span><text:span text:style-name="T34">non-blocking</text:span><text:span text:style-name="T8"> </text:span><text:span text:style-name="T34">mode</text:span><text:span text:style-name="T8"> </text:span><text:span text:style-name="T34">(DMA)</text:span><text:span text:style-name="T8"> </text:span><text:span text:style-name="T34">using</text:span><text:span text:style-name="T8"> </text:span><text:span text:style-name="T34">HAL_SAI_Receive_DMA()</text:span></text:p>
      <text:p text:style-name="P28"><text:span text:style-name="T8"><text:s text:c="6"/></text:span><text:span text:style-name="T34">(+)</text:span><text:span text:style-name="T8"> </text:span><text:span text:style-name="T34">At</text:span><text:span text:style-name="T8"> </text:span><text:span text:style-name="T34">reception</text:span><text:span text:style-name="T8"> </text:span><text:span text:style-name="T34">end</text:span><text:span text:style-name="T8"> </text:span><text:span text:style-name="T34">of</text:span><text:span text:style-name="T8"> </text:span><text:span text:style-name="T34">transfer</text:span><text:span text:style-name="T8"> </text:span><text:span text:style-name="T34">HAL_SAI_RxCpltCallback()</text:span><text:span text:style-name="T8"> </text:span><text:span text:style-name="T34">is</text:span><text:span text:style-name="T8"> </text:span><text:span text:style-name="T34">executed</text:span><text:span text:style-name="T8"> </text:span><text:span text:style-name="T34">and</text:span><text:span text:style-name="T8"> </text:span><text:span text:style-name="T34">user</text:span><text:span text:style-name="T8"> </text:span><text:span text:style-name="T34">can</text:span></text:p>
      <text:p text:style-name="P28"><text:span text:style-name="T8"><text:s text:c="10"/></text:span><text:span text:style-name="T34">add</text:span><text:span text:style-name="T8"> </text:span><text:span text:style-name="T34">his</text:span><text:span text:style-name="T8"> </text:span><text:span text:style-name="T34">own</text:span><text:span text:style-name="T8"> </text:span><text:span text:style-name="T34">code</text:span><text:span text:style-name="T8"> </text:span><text:span text:style-name="T34">by</text:span><text:span text:style-name="T8"> </text:span><text:span text:style-name="T34">customization</text:span><text:span text:style-name="T8"> </text:span><text:span text:style-name="T34">of</text:span><text:span text:style-name="T8"> </text:span><text:span text:style-name="T34">function</text:span><text:span text:style-name="T8"> </text:span><text:span text:style-name="T34">pointer</text:span><text:span text:style-name="T8"> </text:span><text:span text:style-name="T34">HAL_SAI_RxCpltCallback()</text:span></text:p>
      <text:p text:style-name="P28"><text:span text:style-name="T8"><text:s text:c="6"/></text:span><text:span text:style-name="T34">(+)</text:span><text:span text:style-name="T8"> </text:span><text:span text:style-name="T34">In</text:span><text:span text:style-name="T8"> </text:span><text:span text:style-name="T34">case</text:span><text:span text:style-name="T8"> </text:span><text:span text:style-name="T34">of</text:span><text:span text:style-name="T8"> </text:span><text:span text:style-name="T34">flag</text:span><text:span text:style-name="T8"> </text:span><text:span text:style-name="T34">error,</text:span><text:span text:style-name="T8"> </text:span><text:span text:style-name="T34">HAL_SAI_ErrorCallback()</text:span><text:span text:style-name="T8"> </text:span><text:span text:style-name="T34">function</text:span><text:span text:style-name="T8"> </text:span><text:span text:style-name="T34">is</text:span><text:span text:style-name="T8"> </text:span><text:span text:style-name="T34">executed</text:span><text:span text:style-name="T8"> </text:span><text:span text:style-name="T34">and</text:span><text:span text:style-name="T8"> </text:span><text:span text:style-name="T34">user</text:span><text:span text:style-name="T8"> </text:span><text:span text:style-name="T34">can</text:span></text:p>
      <text:p text:style-name="P28"><text:span text:style-name="T8"><text:s text:c="10"/></text:span><text:span text:style-name="T34">add</text:span><text:span text:style-name="T8"> </text:span><text:span text:style-name="T34">his</text:span><text:span text:style-name="T8"> </text:span><text:span text:style-name="T34">own</text:span><text:span text:style-name="T8"> </text:span><text:span text:style-name="T34">code</text:span><text:span text:style-name="T8"> </text:span><text:span text:style-name="T34">by</text:span><text:span text:style-name="T8"> </text:span><text:span text:style-name="T34">customization</text:span><text:span text:style-name="T8"> </text:span><text:span text:style-name="T34">of</text:span><text:span text:style-name="T8"> </text:span><text:span text:style-name="T34">function</text:span><text:span text:style-name="T8"> </text:span><text:span text:style-name="T34">pointer</text:span><text:span text:style-name="T8"> </text:span><text:span text:style-name="T34">HAL_SAI_ErrorCallback()</text:span></text:p>
      <text:p text:style-name="P28"><text:span text:style-name="T8"><text:s text:c="6"/></text:span><text:span text:style-name="T34">(+)</text:span><text:span text:style-name="T8"> </text:span><text:span text:style-name="T34">Pause</text:span><text:span text:style-name="T8"> </text:span><text:span text:style-name="T34">the</text:span><text:span text:style-name="T8"> </text:span><text:span text:style-name="T34">DMA</text:span><text:span text:style-name="T8"> </text:span><text:span text:style-name="T34">Transfer</text:span><text:span text:style-name="T8"> </text:span><text:span text:style-name="T34">using</text:span><text:span text:style-name="T8"> </text:span><text:span text:style-name="T34">HAL_SAI_DMAPause()</text:span></text:p>
      <text:p text:style-name="P28"><text:span text:style-name="T8"><text:s text:c="6"/></text:span><text:span text:style-name="T34">(+)</text:span><text:span text:style-name="T8"> </text:span><text:span text:style-name="T34">Resume</text:span><text:span text:style-name="T8"> </text:span><text:span text:style-name="T34">the</text:span><text:span text:style-name="T8"> </text:span><text:span text:style-name="T34">DMA</text:span><text:span text:style-name="T8"> </text:span><text:span text:style-name="T34">Transfer</text:span><text:span text:style-name="T8"> </text:span><text:span text:style-name="T34">using</text:span><text:span text:style-name="T8"> </text:span><text:span text:style-name="T34">HAL_SAI_DMAResume()</text:span></text:p>
      <text:p text:style-name="P62"><text:span text:style-name="T8"><text:s text:c="6"/></text:span><text:span text:style-name="T34">(+)</text:span><text:span text:style-name="T8"> </text:span><text:span text:style-name="T34">Stop</text:span><text:span text:style-name="T8"> </text:span><text:span text:style-name="T34">the</text:span><text:span text:style-name="T8"> </text:span><text:span text:style-name="T34">DMA</text:span><text:span text:style-name="T8"> </text:span><text:span text:style-name="T34">Transfer</text:span><text:span text:style-name="T8"> </text:span><text:span text:style-name="T34">using</text:span><text:span text:style-name="T8"> </text:span><text:span text:style-name="T34">HAL_SAI_DMAStop()</text:span></text:p>
      <text:p text:style-name="P28"><text:span text:style-name="T8"><text:s text:c="4"/></text:span><text:span text:style-name="T34">***</text:span><text:span text:style-name="T8"> </text:span><text:span text:style-name="T34">SAI</text:span><text:span text:style-name="T8"> </text:span><text:span text:style-name="T34">HAL</text:span><text:span text:style-name="T8"> </text:span><text:span text:style-name="T34">driver</text:span><text:span text:style-name="T8"> </text:span><text:span text:style-name="T34">additional</text:span><text:span text:style-name="T8"> </text:span><text:span text:style-name="T34">function</text:span><text:span text:style-name="T8"> </text:span><text:span text:style-name="T34">list</text:span><text:span text:style-name="T8"> </text:span><text:span text:style-name="T34">***</text:span></text:p>
      <text:p text:style-name="P28"><text:span text:style-name="T8"><text:s text:c="4"/></text:span><text:span text:style-name="T34">===============================================</text:span></text:p>
      <text:p text:style-name="P28"><text:span text:style-name="T8"><text:s text:c="4"/></text:span><text:span text:style-name="T34">[..]</text:span></text:p>
      <text:p text:style-name="P62"><text:span text:style-name="T8"><text:s text:c="6"/></text:span><text:span text:style-name="T34">Below</text:span><text:span text:style-name="T8"> </text:span><text:span text:style-name="T34">the</text:span><text:span text:style-name="T8"> </text:span><text:span text:style-name="T34">list</text:span><text:span text:style-name="T8"> </text:span><text:span text:style-name="T34">the</text:span><text:span text:style-name="T8"> </text:span><text:span text:style-name="T34">others</text:span><text:span text:style-name="T8"> </text:span><text:span text:style-name="T34">API</text:span><text:span text:style-name="T8"> </text:span><text:span text:style-name="T34">available</text:span><text:span text:style-name="T8"> </text:span><text:span text:style-name="T34">SAI</text:span><text:span text:style-name="T8"> </text:span><text:span text:style-name="T34">HAL</text:span><text:span text:style-name="T8"> </text:span><text:span text:style-name="T34">driver</text:span><text:span text:style-name="T8"> </text:span><text:span text:style-name="T34">:</text:span></text:p>
      <text:p text:style-name="P28"><text:span text:style-name="T8"><text:s text:c="6"/></text:span><text:span text:style-name="T34">(+)</text:span><text:span text:style-name="T8"> </text:span><text:span text:style-name="T34">HAL_SAI_EnableTxMuteMode():</text:span><text:span text:style-name="T8"> </text:span><text:span text:style-name="T34">Enable</text:span><text:span text:style-name="T8"> </text:span><text:span text:style-name="T34">the</text:span><text:span text:style-name="T8"> </text:span><text:span text:style-name="T34">mute</text:span><text:span text:style-name="T8"> </text:span><text:span text:style-name="T34">in</text:span><text:span text:style-name="T8"> </text:span><text:span text:style-name="T34">tx</text:span><text:span text:style-name="T8"> </text:span><text:span text:style-name="T34">mode</text:span></text:p>
      <text:p text:style-name="P28"><text:span text:style-name="T8"><text:s text:c="6"/></text:span><text:span text:style-name="T34">(+)</text:span><text:span text:style-name="T8"> </text:span><text:span text:style-name="T34">HAL_SAI_DisableTxMuteMode():</text:span><text:span text:style-name="T8"> </text:span><text:span text:style-name="T34">Disable</text:span><text:span text:style-name="T8"> </text:span><text:span text:style-name="T34">the</text:span><text:span text:style-name="T8"> </text:span><text:span text:style-name="T34">mute</text:span><text:span text:style-name="T8"> </text:span><text:span text:style-name="T34">in</text:span><text:span text:style-name="T8"> </text:span><text:span text:style-name="T34">tx</text:span><text:span text:style-name="T8"> </text:span><text:span text:style-name="T34">mode</text:span></text:p>
      <text:p text:style-name="P28"><text:soft-page-break/><text:span text:style-name="T8"><text:s text:c="6"/></text:span><text:span text:style-name="T34">(+)</text:span><text:span text:style-name="T8"> </text:span><text:span text:style-name="T34">HAL_SAI_EnableRxMuteMode():</text:span><text:span text:style-name="T8"> </text:span><text:span text:style-name="T34">Enable</text:span><text:span text:style-name="T8"> </text:span><text:span text:style-name="T34">the</text:span><text:span text:style-name="T8"> </text:span><text:span text:style-name="T34">mute</text:span><text:span text:style-name="T8"> </text:span><text:span text:style-name="T34">in</text:span><text:span text:style-name="T8"> </text:span><text:span text:style-name="T34">Rx</text:span><text:span text:style-name="T8"> </text:span><text:span text:style-name="T34">mode</text:span></text:p>
      <text:p text:style-name="P28"><text:span text:style-name="T8"><text:s text:c="6"/></text:span><text:span text:style-name="T34">(+)</text:span><text:span text:style-name="T8"> </text:span><text:span text:style-name="T34">HAL_SAI_DisableRxMuteMode():</text:span><text:span text:style-name="T8"> </text:span><text:span text:style-name="T34">Disable</text:span><text:span text:style-name="T8"> </text:span><text:span text:style-name="T34">the</text:span><text:span text:style-name="T8"> </text:span><text:span text:style-name="T34">mute</text:span><text:span text:style-name="T8"> </text:span><text:span text:style-name="T34">in</text:span><text:span text:style-name="T8"> </text:span><text:span text:style-name="T34">Rx</text:span><text:span text:style-name="T8"> </text:span><text:span text:style-name="T34">mode</text:span></text:p>
      <text:p text:style-name="P28"><text:span text:style-name="T8"><text:s text:c="6"/></text:span><text:span text:style-name="T34">(+)</text:span><text:span text:style-name="T8"> </text:span><text:span text:style-name="T34">HAL_SAI_FlushRxFifo():</text:span><text:span text:style-name="T8"> </text:span><text:span text:style-name="T34">Flush</text:span><text:span text:style-name="T8"> </text:span><text:span text:style-name="T34">the</text:span><text:span text:style-name="T8"> </text:span><text:span text:style-name="T34">rx</text:span><text:span text:style-name="T8"> </text:span><text:span text:style-name="T34">fifo.</text:span></text:p>
      <text:p text:style-name="P62"><text:span text:style-name="T8"><text:s text:c="6"/></text:span><text:span text:style-name="T34">(+)</text:span><text:span text:style-name="T8"> </text:span><text:span text:style-name="T34">HAL_SAI_Abort():</text:span><text:span text:style-name="T8"> </text:span><text:span text:style-name="T34">Abort</text:span><text:span text:style-name="T8"> </text:span><text:span text:style-name="T34">the</text:span><text:span text:style-name="T8"> </text:span><text:span text:style-name="T34">current</text:span><text:span text:style-name="T8"> </text:span><text:span text:style-name="T34">transfer</text:span></text:p>
      <text:p text:style-name="P28"><text:span text:style-name="T8"><text:s text:c="4"/></text:span><text:span text:style-name="T34">***</text:span><text:span text:style-name="T8"> </text:span><text:span text:style-name="T34">SAI</text:span><text:span text:style-name="T8"> </text:span><text:span text:style-name="T34">HAL</text:span><text:span text:style-name="T8"> </text:span><text:span text:style-name="T34">driver</text:span><text:span text:style-name="T8"> </text:span><text:span text:style-name="T34">macros</text:span><text:span text:style-name="T8"> </text:span><text:span text:style-name="T34">list</text:span><text:span text:style-name="T8"> </text:span><text:span text:style-name="T34">***</text:span></text:p>
      <text:p text:style-name="P28"><text:span text:style-name="T8"><text:s text:c="4"/></text:span><text:span text:style-name="T34">==================================</text:span></text:p>
      <text:p text:style-name="P28"><text:span text:style-name="T8"><text:s text:c="4"/></text:span><text:span text:style-name="T34">[..]</text:span></text:p>
      <text:p text:style-name="P62"><text:span text:style-name="T8"><text:s text:c="6"/></text:span><text:span text:style-name="T34">Below</text:span><text:span text:style-name="T8"> </text:span><text:span text:style-name="T34">the</text:span><text:span text:style-name="T8"> </text:span><text:span text:style-name="T34">list</text:span><text:span text:style-name="T8"> </text:span><text:span text:style-name="T34">of</text:span><text:span text:style-name="T8"> </text:span><text:span text:style-name="T34">most</text:span><text:span text:style-name="T8"> </text:span><text:span text:style-name="T34">used</text:span><text:span text:style-name="T8"> </text:span><text:span text:style-name="T34">macros</text:span><text:span text:style-name="T8"> </text:span><text:span text:style-name="T34">in</text:span><text:span text:style-name="T8"> </text:span><text:span text:style-name="T34">SAI</text:span><text:span text:style-name="T8"> </text:span><text:span text:style-name="T34">HAL</text:span><text:span text:style-name="T8"> </text:span><text:span text:style-name="T34">driver</text:span><text:span text:style-name="T8"> </text:span><text:span text:style-name="T34">:</text:span></text:p>
      <text:p text:style-name="P28"><text:span text:style-name="T8"><text:s text:c="6"/></text:span><text:span text:style-name="T34">(+)</text:span><text:span text:style-name="T8"> </text:span><text:span text:style-name="T34">__HAL_SAI_ENABLE():</text:span><text:span text:style-name="T8"> </text:span><text:span text:style-name="T34">Enable</text:span><text:span text:style-name="T8"> </text:span><text:span text:style-name="T34">the</text:span><text:span text:style-name="T8"> </text:span><text:span text:style-name="T34">SAI</text:span><text:span text:style-name="T8"> </text:span><text:span text:style-name="T34">peripheral</text:span></text:p>
      <text:p text:style-name="P28"><text:span text:style-name="T8"><text:s text:c="6"/></text:span><text:span text:style-name="T34">(+)</text:span><text:span text:style-name="T8"> </text:span><text:span text:style-name="T34">__HAL_SAI_DISABLE():</text:span><text:span text:style-name="T8"> </text:span><text:span text:style-name="T34">Disable</text:span><text:span text:style-name="T8"> </text:span><text:span text:style-name="T34">the</text:span><text:span text:style-name="T8"> </text:span><text:span text:style-name="T34">SAI</text:span><text:span text:style-name="T8"> </text:span><text:span text:style-name="T34">peripheral</text:span></text:p>
      <text:p text:style-name="P28"><text:span text:style-name="T8"><text:s text:c="6"/></text:span><text:span text:style-name="T34">(+)</text:span><text:span text:style-name="T8"> </text:span><text:span text:style-name="T34">__HAL_SAI_ENABLE_IT():</text:span><text:span text:style-name="T8"> </text:span><text:span text:style-name="T34">Enable</text:span><text:span text:style-name="T8"> </text:span><text:span text:style-name="T34">the</text:span><text:span text:style-name="T8"> </text:span><text:span text:style-name="T34">specified</text:span><text:span text:style-name="T8"> </text:span><text:span text:style-name="T34">SAI</text:span><text:span text:style-name="T8"> </text:span><text:span text:style-name="T34">interrupts</text:span></text:p>
      <text:p text:style-name="P28"><text:span text:style-name="T8"><text:s text:c="6"/></text:span><text:span text:style-name="T34">(+)</text:span><text:span text:style-name="T8"> </text:span><text:span text:style-name="T34">__HAL_SAI_DISABLE_IT():</text:span><text:span text:style-name="T8"> </text:span><text:span text:style-name="T34">Disable</text:span><text:span text:style-name="T8"> </text:span><text:span text:style-name="T34">the</text:span><text:span text:style-name="T8"> </text:span><text:span text:style-name="T34">specified</text:span><text:span text:style-name="T8"> </text:span><text:span text:style-name="T34">SAI</text:span><text:span text:style-name="T8"> </text:span><text:span text:style-name="T34">interrupts</text:span></text:p>
      <text:p text:style-name="P28"><text:span text:style-name="T8"><text:s text:c="6"/></text:span><text:span text:style-name="T34">(+)</text:span><text:span text:style-name="T8"> </text:span><text:span text:style-name="T34">__HAL_SAI_GET_IT_SOURCE():</text:span><text:span text:style-name="T8"> </text:span><text:span text:style-name="T34">Check</text:span><text:span text:style-name="T8"> </text:span><text:span text:style-name="T34">if</text:span><text:span text:style-name="T8"> </text:span><text:span text:style-name="T34">the</text:span><text:span text:style-name="T8"> </text:span><text:span text:style-name="T34">specified</text:span><text:span text:style-name="T8"> </text:span><text:span text:style-name="T34">SAI</text:span><text:span text:style-name="T8"> </text:span><text:span text:style-name="T34">interrupt</text:span><text:span text:style-name="T8"> </text:span><text:span text:style-name="T34">source</text:span><text:span text:style-name="T8"> </text:span><text:span text:style-name="T34">is</text:span></text:p>
      <text:p text:style-name="P28"><text:span text:style-name="T8"><text:s text:c="10"/></text:span><text:span text:style-name="T34">enabled</text:span><text:span text:style-name="T8"> </text:span><text:span text:style-name="T34">or</text:span><text:span text:style-name="T8"> </text:span><text:span text:style-name="T34">disabled</text:span></text:p>
      <text:p text:style-name="P62"><text:span text:style-name="T8"><text:s text:c="6"/></text:span><text:span text:style-name="T34">(+)</text:span><text:span text:style-name="T8"> </text:span><text:span text:style-name="T34">__HAL_SAI_GET_FLAG():</text:span><text:span text:style-name="T8"> </text:span><text:span text:style-name="T34">Check</text:span><text:span text:style-name="T8"> </text:span><text:span text:style-name="T34">whether</text:span><text:span text:style-name="T8"> </text:span><text:span text:style-name="T34">the</text:span><text:span text:style-name="T8"> </text:span><text:span text:style-name="T34">specified</text:span><text:span text:style-name="T8"> </text:span><text:span text:style-name="T34">SAI</text:span><text:span text:style-name="T8"> </text:span><text:span text:style-name="T34">flag</text:span><text:span text:style-name="T8"> </text:span><text:span text:style-name="T34">is</text:span><text:span text:style-name="T8"> </text:span><text:span text:style-name="T34">set</text:span><text:span text:style-name="T8"> </text:span><text:span text:style-name="T34">or</text:span><text:span text:style-name="T8"> </text:span><text:span text:style-name="T34">not</text:span></text:p>
      <text:p text:style-name="P28"><text:span text:style-name="T8"><text:s text:c="4"/></text:span><text:span text:style-name="T34">***</text:span><text:span text:style-name="T8"> </text:span><text:span text:style-name="T34">Callback</text:span><text:span text:style-name="T8"> </text:span><text:span text:style-name="T34">registration</text:span><text:span text:style-name="T8"> </text:span><text:span text:style-name="T34">***</text:span></text:p>
      <text:p text:style-name="P28"><text:span text:style-name="T8"><text:s text:c="4"/></text:span><text:span text:style-name="T34">=============================</text:span></text:p>
      <text:p text:style-name="P28"><text:span text:style-name="T8"><text:s text:c="4"/></text:span><text:span text:style-name="T34">[..]</text:span></text:p>
      <text:p text:style-name="P28"><text:span text:style-name="T8"><text:s text:c="4"/></text:span><text:span text:style-name="T34">The</text:span><text:span text:style-name="T8"> </text:span><text:span text:style-name="T34">compilation</text:span><text:span text:style-name="T8"> </text:span><text:span text:style-name="T34">define</text:span><text:span text:style-name="T8"> </text:span><text:span text:style-name="T34">USE_HAL_SAI_REGISTER_CALLBACKS</text:span><text:span text:style-name="T8"> </text:span><text:span text:style-name="T34">when</text:span><text:span text:style-name="T8"> </text:span><text:span text:style-name="T34">set</text:span><text:span text:style-name="T8"> </text:span><text:span text:style-name="T34">to</text:span><text:span text:style-name="T8"> </text:span><text:span text:style-name="T34">1</text:span></text:p>
      <text:p text:style-name="P28"><text:span text:style-name="T8"><text:s text:c="4"/></text:span><text:span text:style-name="T34">allows</text:span><text:span text:style-name="T8"> </text:span><text:span text:style-name="T34">the</text:span><text:span text:style-name="T8"> </text:span><text:span text:style-name="T34">user</text:span><text:span text:style-name="T8"> </text:span><text:span text:style-name="T34">to</text:span><text:span text:style-name="T8"> </text:span><text:span text:style-name="T34">configure</text:span><text:span text:style-name="T8"> </text:span><text:span text:style-name="T34">dynamically</text:span><text:span text:style-name="T8"> </text:span><text:span text:style-name="T34">the</text:span><text:span text:style-name="T8"> </text:span><text:span text:style-name="T34">driver</text:span><text:span text:style-name="T8"> </text:span><text:span text:style-name="T34">callbacks.</text:span></text:p>
      <text:p text:style-name="P62"><text:span text:style-name="T8"><text:s text:c="4"/></text:span><text:span text:style-name="T34">Use</text:span><text:span text:style-name="T8"> </text:span><text:span text:style-name="T34">functions</text:span><text:span text:style-name="T8"> </text:span><text:span text:style-name="T34">HAL_SAI_RegisterCallback()</text:span><text:span text:style-name="T8"> </text:span><text:span text:style-name="T34">to</text:span><text:span text:style-name="T8"> </text:span><text:span text:style-name="T34">register</text:span><text:span text:style-name="T8"> </text:span><text:span text:style-name="T34">a</text:span><text:span text:style-name="T8"> </text:span><text:span text:style-name="T34">user</text:span><text:span text:style-name="T8"> </text:span><text:span text:style-name="T34">callback.</text:span></text:p>
      <text:p text:style-name="P28"><text:span text:style-name="T8"><text:s text:c="4"/></text:span><text:span text:style-name="T34">[..]</text:span></text:p>
      <text:p text:style-name="P28"><text:span text:style-name="T8"><text:s text:c="4"/></text:span><text:span text:style-name="T34">Function</text:span><text:span text:style-name="T8"> </text:span><text:span text:style-name="T34">HAL_SAI_RegisterCallback()</text:span><text:span text:style-name="T8"> </text:span><text:span text:style-name="T34">allows</text:span><text:span text:style-name="T8"> </text:span><text:span text:style-name="T34">to</text:span><text:span text:style-name="T8"> </text:span><text:span text:style-name="T34">register</text:span><text:span text:style-name="T8"> </text:span><text:span text:style-name="T34">following</text:span><text:span text:style-name="T8"> </text:span><text:span text:style-name="T34">callbacks:</text:span></text:p>
      <text:p text:style-name="P28"><text:span text:style-name="T8"><text:s text:c="6"/></text:span><text:span text:style-name="T34">(+)</text:span><text:span text:style-name="T8"> </text:span><text:span text:style-name="T34">RxCpltCallback</text:span><text:span text:style-name="T8"> <text:s text:c="4"/></text:span><text:span text:style-name="T34">:</text:span><text:span text:style-name="T8"> </text:span><text:span text:style-name="T34">SAI</text:span><text:span text:style-name="T8"> </text:span><text:span text:style-name="T34">receive</text:span><text:span text:style-name="T8"> </text:span><text:span text:style-name="T34">complete.</text:span></text:p>
      <text:p text:style-name="P28"><text:span text:style-name="T8"><text:s text:c="6"/></text:span><text:span text:style-name="T34">(+)</text:span><text:span text:style-name="T8"> </text:span><text:span text:style-name="T34">RxHalfCpltCallback</text:span><text:span text:style-name="T8"> </text:span><text:span text:style-name="T34">:</text:span><text:span text:style-name="T8"> </text:span><text:span text:style-name="T34">SAI</text:span><text:span text:style-name="T8"> </text:span><text:span text:style-name="T34">receive</text:span><text:span text:style-name="T8"> </text:span><text:span text:style-name="T34">half</text:span><text:span text:style-name="T8"> </text:span><text:span text:style-name="T34">complete.</text:span></text:p>
      <text:p text:style-name="P28"><text:span text:style-name="T8"><text:s text:c="6"/></text:span><text:span text:style-name="T34">(+)</text:span><text:span text:style-name="T8"> </text:span><text:span text:style-name="T34">TxCpltCallback</text:span><text:span text:style-name="T8"> <text:s text:c="4"/></text:span><text:span text:style-name="T34">:</text:span><text:span text:style-name="T8"> </text:span><text:span text:style-name="T34">SAI</text:span><text:span text:style-name="T8"> </text:span><text:span text:style-name="T34">transmit</text:span><text:span text:style-name="T8"> </text:span><text:span text:style-name="T34">complete.</text:span></text:p>
      <text:p text:style-name="P28"><text:span text:style-name="T8"><text:s text:c="6"/></text:span><text:span text:style-name="T34">(+)</text:span><text:span text:style-name="T8"> </text:span><text:span text:style-name="T34">TxHalfCpltCallback</text:span><text:span text:style-name="T8"> </text:span><text:span text:style-name="T34">:</text:span><text:span text:style-name="T8"> </text:span><text:span text:style-name="T34">SAI</text:span><text:span text:style-name="T8"> </text:span><text:span text:style-name="T34">transmit</text:span><text:span text:style-name="T8"> </text:span><text:span text:style-name="T34">half</text:span><text:span text:style-name="T8"> </text:span><text:span text:style-name="T34">complete.</text:span></text:p>
      <text:p text:style-name="P28"><text:span text:style-name="T8"><text:s text:c="6"/></text:span><text:span text:style-name="T34">(+)</text:span><text:span text:style-name="T8"> </text:span><text:span text:style-name="T34">ErrorCallback</text:span><text:span text:style-name="T8"> <text:s text:c="5"/></text:span><text:span text:style-name="T34">:</text:span><text:span text:style-name="T8"> </text:span><text:span text:style-name="T34">SAI</text:span><text:span text:style-name="T8"> </text:span><text:span text:style-name="T34">error.</text:span></text:p>
      <text:p text:style-name="P28"><text:span text:style-name="T8"><text:s text:c="6"/></text:span><text:span text:style-name="T34">(+)</text:span><text:span text:style-name="T8"> </text:span><text:span text:style-name="T34">MspInitCallback</text:span><text:span text:style-name="T8"> <text:s text:c="3"/></text:span><text:span text:style-name="T34">:</text:span><text:span text:style-name="T8"> </text:span><text:span text:style-name="T34">SAI</text:span><text:span text:style-name="T8"> </text:span><text:span text:style-name="T34">MspInit.</text:span></text:p>
      <text:p text:style-name="P28"><text:span text:style-name="T8"><text:s text:c="6"/></text:span><text:span text:style-name="T34">(+)</text:span><text:span text:style-name="T8"> </text:span><text:span text:style-name="T34">MspDeInitCallback</text:span><text:span text:style-name="T8"> <text:s/></text:span><text:span text:style-name="T34">:</text:span><text:span text:style-name="T8"> </text:span><text:span text:style-name="T34">SAI</text:span><text:span text:style-name="T8"> </text:span><text:span text:style-name="T34">MspDeInit.</text:span></text:p>
      <text:p text:style-name="P28"><text:span text:style-name="T8"><text:s text:c="4"/></text:span><text:span text:style-name="T34">[..]</text:span></text:p>
      <text:p text:style-name="P28"><text:span text:style-name="T8"><text:s text:c="4"/></text:span><text:span text:style-name="T34">This</text:span><text:span text:style-name="T8"> </text:span><text:span text:style-name="T34">function</text:span><text:span text:style-name="T8"> </text:span><text:span text:style-name="T34">takes</text:span><text:span text:style-name="T8"> </text:span><text:span text:style-name="T34">as</text:span><text:span text:style-name="T8"> </text:span><text:span text:style-name="T34">parameters</text:span><text:span text:style-name="T8"> </text:span><text:span text:style-name="T34">the</text:span><text:span text:style-name="T8"> </text:span><text:span text:style-name="T34">HAL</text:span><text:span text:style-name="T8"> </text:span><text:span text:style-name="T34">peripheral</text:span><text:span text:style-name="T8"> </text:span><text:span text:style-name="T34">handle,</text:span><text:span text:style-name="T8"> </text:span><text:span text:style-name="T34">the</text:span><text:span text:style-name="T8"> </text:span><text:span text:style-name="T34">callback</text:span><text:span text:style-name="T8"> </text:span><text:span text:style-name="T34">ID</text:span></text:p>
      <text:p text:style-name="P62"><text:span text:style-name="T8"><text:s text:c="4"/></text:span><text:span text:style-name="T34">and</text:span><text:span text:style-name="T8"> </text:span><text:span text:style-name="T34">a</text:span><text:span text:style-name="T8"> </text:span><text:span text:style-name="T34">pointer</text:span><text:span text:style-name="T8"> </text:span><text:span text:style-name="T34">to</text:span><text:span text:style-name="T8"> </text:span><text:span text:style-name="T34">the</text:span><text:span text:style-name="T8"> </text:span><text:span text:style-name="T34">user</text:span><text:span text:style-name="T8"> </text:span><text:span text:style-name="T34">callback</text:span><text:span text:style-name="T8"> </text:span><text:span text:style-name="T34">function.</text:span></text:p>
      <text:p text:style-name="P28"><text:span text:style-name="T8"><text:s text:c="4"/></text:span><text:span text:style-name="T34">[..]</text:span></text:p>
      <text:p text:style-name="P28"><text:span text:style-name="T8"><text:s text:c="4"/></text:span><text:span text:style-name="T34">Use</text:span><text:span text:style-name="T8"> </text:span><text:span text:style-name="T34">function</text:span><text:span text:style-name="T8"> </text:span><text:span text:style-name="T34">HAL_SAI_UnRegisterCallback()</text:span><text:span text:style-name="T8"> </text:span><text:span text:style-name="T34">to</text:span><text:span text:style-name="T8"> </text:span><text:span text:style-name="T34">reset</text:span><text:span text:style-name="T8"> </text:span><text:span text:style-name="T34">a</text:span><text:span text:style-name="T8"> </text:span><text:span text:style-name="T34">callback</text:span><text:span text:style-name="T8"> </text:span><text:span text:style-name="T34">to</text:span><text:span text:style-name="T8"> </text:span><text:span text:style-name="T34">the</text:span><text:span text:style-name="T8"> </text:span><text:span text:style-name="T34">default</text:span></text:p>
      <text:p text:style-name="P28"><text:span text:style-name="T8"><text:s text:c="4"/></text:span><text:span text:style-name="T34">weak</text:span><text:span text:style-name="T8"> </text:span><text:span text:style-name="T34">(surcharged)</text:span><text:span text:style-name="T8"> </text:span><text:span text:style-name="T34">function.</text:span></text:p>
      <text:p text:style-name="P28"><text:span text:style-name="T8"><text:s text:c="4"/></text:span><text:span text:style-name="T34">HAL_SAI_UnRegisterCallback()</text:span><text:span text:style-name="T8"> </text:span><text:span text:style-name="T34">takes</text:span><text:span text:style-name="T8"> </text:span><text:span text:style-name="T34">as</text:span><text:span text:style-name="T8"> </text:span><text:span text:style-name="T34">parameters</text:span><text:span text:style-name="T8"> </text:span><text:span text:style-name="T34">the</text:span><text:span text:style-name="T8"> </text:span><text:span text:style-name="T34">HAL</text:span><text:span text:style-name="T8"> </text:span><text:span text:style-name="T34">peripheral</text:span><text:span text:style-name="T8"> </text:span><text:span text:style-name="T34">handle,</text:span></text:p>
      <text:p text:style-name="P28"><text:span text:style-name="T8"><text:s text:c="4"/></text:span><text:span text:style-name="T34">and</text:span><text:span text:style-name="T8"> </text:span><text:span text:style-name="T34">the</text:span><text:span text:style-name="T8"> </text:span><text:span text:style-name="T34">callback</text:span><text:span text:style-name="T8"> </text:span><text:span text:style-name="T34">ID.</text:span></text:p>
      <text:p text:style-name="P28"><text:span text:style-name="T8"><text:s text:c="4"/></text:span><text:span text:style-name="T34">[..]</text:span></text:p>
      <text:p text:style-name="P28"><text:span text:style-name="T8"><text:s text:c="4"/></text:span><text:span text:style-name="T34">This</text:span><text:span text:style-name="T8"> </text:span><text:span text:style-name="T34">function</text:span><text:span text:style-name="T8"> </text:span><text:span text:style-name="T34">allows</text:span><text:span text:style-name="T8"> </text:span><text:span text:style-name="T34">to</text:span><text:span text:style-name="T8"> </text:span><text:span text:style-name="T34">reset</text:span><text:span text:style-name="T8"> </text:span><text:span text:style-name="T34">following</text:span><text:span text:style-name="T8"> </text:span><text:span text:style-name="T34">callbacks:</text:span></text:p>
      <text:p text:style-name="P28"><text:span text:style-name="T8"><text:s text:c="6"/></text:span><text:span text:style-name="T34">(+)</text:span><text:span text:style-name="T8"> </text:span><text:span text:style-name="T34">RxCpltCallback</text:span><text:span text:style-name="T8"> <text:s text:c="4"/></text:span><text:span text:style-name="T34">:</text:span><text:span text:style-name="T8"> </text:span><text:span text:style-name="T34">SAI</text:span><text:span text:style-name="T8"> </text:span><text:span text:style-name="T34">receive</text:span><text:span text:style-name="T8"> </text:span><text:span text:style-name="T34">complete.</text:span></text:p>
      <text:p text:style-name="P28"><text:span text:style-name="T8"><text:s text:c="6"/></text:span><text:span text:style-name="T34">(+)</text:span><text:span text:style-name="T8"> </text:span><text:span text:style-name="T34">RxHalfCpltCallback</text:span><text:span text:style-name="T8"> </text:span><text:span text:style-name="T34">:</text:span><text:span text:style-name="T8"> </text:span><text:span text:style-name="T34">SAI</text:span><text:span text:style-name="T8"> </text:span><text:span text:style-name="T34">receive</text:span><text:span text:style-name="T8"> </text:span><text:span text:style-name="T34">half</text:span><text:span text:style-name="T8"> </text:span><text:span text:style-name="T34">complete.</text:span></text:p>
      <text:p text:style-name="P28"><text:span text:style-name="T8"><text:s text:c="6"/></text:span><text:span text:style-name="T34">(+)</text:span><text:span text:style-name="T8"> </text:span><text:span text:style-name="T34">TxCpltCallback</text:span><text:span text:style-name="T8"> <text:s text:c="4"/></text:span><text:span text:style-name="T34">:</text:span><text:span text:style-name="T8"> </text:span><text:span text:style-name="T34">SAI</text:span><text:span text:style-name="T8"> </text:span><text:span text:style-name="T34">transmit</text:span><text:span text:style-name="T8"> </text:span><text:span text:style-name="T34">complete.</text:span></text:p>
      <text:p text:style-name="P28"><text:span text:style-name="T8"><text:s text:c="6"/></text:span><text:span text:style-name="T34">(+)</text:span><text:span text:style-name="T8"> </text:span><text:span text:style-name="T34">TxHalfCpltCallback</text:span><text:span text:style-name="T8"> </text:span><text:span text:style-name="T34">:</text:span><text:span text:style-name="T8"> </text:span><text:span text:style-name="T34">SAI</text:span><text:span text:style-name="T8"> </text:span><text:span text:style-name="T34">transmit</text:span><text:span text:style-name="T8"> </text:span><text:span text:style-name="T34">half</text:span><text:span text:style-name="T8"> </text:span><text:span text:style-name="T34">complete.</text:span></text:p>
      <text:p text:style-name="P28"><text:span text:style-name="T8"><text:s text:c="6"/></text:span><text:span text:style-name="T34">(+)</text:span><text:span text:style-name="T8"> </text:span><text:span text:style-name="T34">ErrorCallback</text:span><text:span text:style-name="T8"> <text:s text:c="5"/></text:span><text:span text:style-name="T34">:</text:span><text:span text:style-name="T8"> </text:span><text:span text:style-name="T34">SAI</text:span><text:span text:style-name="T8"> </text:span><text:span text:style-name="T34">error.</text:span></text:p>
      <text:p text:style-name="P28"><text:span text:style-name="T8"><text:s text:c="6"/></text:span><text:span text:style-name="T34">(+)</text:span><text:span text:style-name="T8"> </text:span><text:span text:style-name="T34">MspInitCallback</text:span><text:span text:style-name="T8"> <text:s text:c="3"/></text:span><text:span text:style-name="T34">:</text:span><text:span text:style-name="T8"> </text:span><text:span text:style-name="T34">SAI</text:span><text:span text:style-name="T8"> </text:span><text:span text:style-name="T34">MspInit.</text:span></text:p>
      <text:p text:style-name="P62"><text:span text:style-name="T8"><text:s text:c="6"/></text:span><text:span text:style-name="T34">(+)</text:span><text:span text:style-name="T8"> </text:span><text:span text:style-name="T34">MspDeInitCallback</text:span><text:span text:style-name="T8"> <text:s/></text:span><text:span text:style-name="T34">:</text:span><text:span text:style-name="T8"> </text:span><text:span text:style-name="T34">SAI</text:span><text:span text:style-name="T8"> </text:span><text:span text:style-name="T34">MspDeInit.</text:span></text:p>
      <text:p text:style-name="P28"><text:span text:style-name="T8"><text:s text:c="4"/></text:span><text:span text:style-name="T34">[..]</text:span></text:p>
      <text:p text:style-name="P28"><text:span text:style-name="T8"><text:s text:c="4"/></text:span><text:span text:style-name="T34">By</text:span><text:span text:style-name="T8"> </text:span><text:span text:style-name="T34">default,</text:span><text:span text:style-name="T8"> </text:span><text:span text:style-name="T34">after</text:span><text:span text:style-name="T8"> </text:span><text:span text:style-name="T34">the</text:span><text:span text:style-name="T8"> </text:span><text:span text:style-name="T34">HAL_SAI_Init</text:span><text:span text:style-name="T8"> </text:span><text:span text:style-name="T34">and</text:span><text:span text:style-name="T8"> </text:span><text:span text:style-name="T34">if</text:span><text:span text:style-name="T8"> </text:span><text:span text:style-name="T34">the</text:span><text:span text:style-name="T8"> </text:span><text:span text:style-name="T34">state</text:span><text:span text:style-name="T8"> </text:span><text:span text:style-name="T34">is</text:span><text:span text:style-name="T8"> </text:span><text:span text:style-name="T34">HAL_SAI_STATE_RESET</text:span></text:p>
      <text:p text:style-name="P28"><text:span text:style-name="T8"><text:s text:c="4"/></text:span><text:span text:style-name="T34">all</text:span><text:span text:style-name="T8"> </text:span><text:span text:style-name="T34">callbacks</text:span><text:span text:style-name="T8"> </text:span><text:span text:style-name="T34">are</text:span><text:span text:style-name="T8"> </text:span><text:span text:style-name="T34">reset</text:span><text:span text:style-name="T8"> </text:span><text:span text:style-name="T34">to</text:span><text:span text:style-name="T8"> </text:span><text:span text:style-name="T34">the</text:span><text:span text:style-name="T8"> </text:span><text:span text:style-name="T34">corresponding</text:span><text:span text:style-name="T8"> </text:span><text:span text:style-name="T34">legacy</text:span><text:span text:style-name="T8"> </text:span><text:span text:style-name="T34">weak</text:span><text:span text:style-name="T8"> </text:span><text:span text:style-name="T34">(surcharged)</text:span><text:span text:style-name="T8"> </text:span><text:span text:style-name="T34">functions:</text:span></text:p>
      <text:p text:style-name="P28"><text:span text:style-name="T8"><text:s text:c="4"/></text:span><text:span text:style-name="T34">examples</text:span><text:span text:style-name="T8"> </text:span><text:span text:style-name="T34">HAL_SAI_RxCpltCallback(),</text:span><text:span text:style-name="T8"> </text:span><text:span text:style-name="T34">HAL_SAI_ErrorCallback().</text:span></text:p>
      <text:p text:style-name="P28"><text:span text:style-name="T8"><text:s text:c="4"/></text:span><text:span text:style-name="T34">Exception</text:span><text:span text:style-name="T8"> </text:span><text:span text:style-name="T34">done</text:span><text:span text:style-name="T8"> </text:span><text:span text:style-name="T34">for</text:span><text:span text:style-name="T8"> </text:span><text:span text:style-name="T34">MspInit</text:span><text:span text:style-name="T8"> </text:span><text:span text:style-name="T34">and</text:span><text:span text:style-name="T8"> </text:span><text:span text:style-name="T34">MspDeInit</text:span><text:span text:style-name="T8"> </text:span><text:span text:style-name="T34">callbacks</text:span><text:span text:style-name="T8"> </text:span><text:span text:style-name="T34">that</text:span><text:span text:style-name="T8"> </text:span><text:span text:style-name="T34">are</text:span><text:span text:style-name="T8"> </text:span><text:span text:style-name="T34">respectively</text:span></text:p>
      <text:p text:style-name="P28"><text:span text:style-name="T8"><text:s text:c="4"/></text:span><text:span text:style-name="T34">reset</text:span><text:span text:style-name="T8"> </text:span><text:span text:style-name="T34">to</text:span><text:span text:style-name="T8"> </text:span><text:span text:style-name="T34">the</text:span><text:span text:style-name="T8"> </text:span><text:span text:style-name="T34">legacy</text:span><text:span text:style-name="T8"> </text:span><text:span text:style-name="T34">weak</text:span><text:span text:style-name="T8"> </text:span><text:span text:style-name="T34">(surcharged)</text:span><text:span text:style-name="T8"> </text:span><text:span text:style-name="T34">functions</text:span><text:span text:style-name="T8"> </text:span><text:span text:style-name="T34">in</text:span><text:span text:style-name="T8"> </text:span><text:span text:style-name="T34">the</text:span><text:span text:style-name="T8"> </text:span><text:span text:style-name="T34">HAL_SAI_Init</text:span></text:p>
      <text:p text:style-name="P28"><text:span text:style-name="T8"><text:s text:c="4"/></text:span><text:span text:style-name="T34">and</text:span><text:span text:style-name="T8"> </text:span><text:span text:style-name="T34">HAL_SAI_DeInit</text:span><text:span text:style-name="T8"> </text:span><text:span text:style-name="T34">only</text:span><text:span text:style-name="T8"> </text:span><text:span text:style-name="T34">when</text:span><text:span text:style-name="T8"> </text:span><text:span text:style-name="T34">these</text:span><text:span text:style-name="T8"> </text:span><text:span text:style-name="T34">callbacks</text:span><text:span text:style-name="T8"> </text:span><text:span text:style-name="T34">are</text:span><text:span text:style-name="T8"> </text:span><text:span text:style-name="T34">null</text:span><text:span text:style-name="T8"> </text:span><text:span text:style-name="T34">(not</text:span><text:span text:style-name="T8"> </text:span><text:span text:style-name="T34">registered</text:span><text:span text:style-name="T8"> </text:span><text:span text:style-name="T34">beforehand).</text:span></text:p>
      <text:p text:style-name="P28"><text:span text:style-name="T8"><text:s text:c="4"/></text:span><text:span text:style-name="T34">If</text:span><text:span text:style-name="T8"> </text:span><text:span text:style-name="T34">not,</text:span><text:span text:style-name="T8"> </text:span><text:span text:style-name="T34">MspInit</text:span><text:span text:style-name="T8"> </text:span><text:span text:style-name="T34">or</text:span><text:span text:style-name="T8"> </text:span><text:span text:style-name="T34">MspDeInit</text:span><text:span text:style-name="T8"> </text:span><text:span text:style-name="T34">are</text:span><text:span text:style-name="T8"> </text:span><text:span text:style-name="T34">not</text:span><text:span text:style-name="T8"> </text:span><text:span text:style-name="T34">null,</text:span><text:span text:style-name="T8"> </text:span><text:span text:style-name="T34">the</text:span><text:span text:style-name="T8"> </text:span><text:span text:style-name="T34">HAL_SAI_Init</text:span><text:span text:style-name="T8"> </text:span><text:span text:style-name="T34">and</text:span><text:span text:style-name="T8"> </text:span><text:span text:style-name="T34">HAL_SAI_DeInit</text:span></text:p>
      <text:p text:style-name="P62"><text:span text:style-name="T8"><text:s text:c="4"/></text:span><text:span text:style-name="T34">keep</text:span><text:span text:style-name="T8"> </text:span><text:span text:style-name="T34">and</text:span><text:span text:style-name="T8"> </text:span><text:span text:style-name="T34">use</text:span><text:span text:style-name="T8"> </text:span><text:span text:style-name="T34">the</text:span><text:span text:style-name="T8"> </text:span><text:span text:style-name="T34">user</text:span><text:span text:style-name="T8"> </text:span><text:span text:style-name="T34">MspInit/MspDeInit</text:span><text:span text:style-name="T8"> </text:span><text:span text:style-name="T34">callbacks</text:span><text:span text:style-name="T8"> </text:span><text:span text:style-name="T34">(registered</text:span><text:span text:style-name="T8"> </text:span><text:span text:style-name="T34">beforehand).</text:span></text:p>
      <text:p text:style-name="P28"><text:soft-page-break/><text:span text:style-name="T8"><text:s text:c="4"/></text:span><text:span text:style-name="T34">[..]</text:span></text:p>
      <text:p text:style-name="P28"><text:span text:style-name="T8"><text:s text:c="4"/></text:span><text:span text:style-name="T34">Callbacks</text:span><text:span text:style-name="T8"> </text:span><text:span text:style-name="T34">can</text:span><text:span text:style-name="T8"> </text:span><text:span text:style-name="T34">be</text:span><text:span text:style-name="T8"> </text:span><text:span text:style-name="T34">registered/unregistered</text:span><text:span text:style-name="T8"> </text:span><text:span text:style-name="T34">in</text:span><text:span text:style-name="T8"> </text:span><text:span text:style-name="T34">READY</text:span><text:span text:style-name="T8"> </text:span><text:span text:style-name="T34">state</text:span><text:span text:style-name="T8"> </text:span><text:span text:style-name="T34">only.</text:span></text:p>
      <text:p text:style-name="P28"><text:span text:style-name="T8"><text:s text:c="4"/></text:span><text:span text:style-name="T34">Exception</text:span><text:span text:style-name="T8"> </text:span><text:span text:style-name="T34">done</text:span><text:span text:style-name="T8"> </text:span><text:span text:style-name="T34">for</text:span><text:span text:style-name="T8"> </text:span><text:span text:style-name="T34">MspInit/MspDeInit</text:span><text:span text:style-name="T8"> </text:span><text:span text:style-name="T34">callbacks</text:span><text:span text:style-name="T8"> </text:span><text:span text:style-name="T34">that</text:span><text:span text:style-name="T8"> </text:span><text:span text:style-name="T34">can</text:span><text:span text:style-name="T8"> </text:span><text:span text:style-name="T34">be</text:span><text:span text:style-name="T8"> </text:span><text:span text:style-name="T34">registered/unregistered</text:span></text:p>
      <text:p text:style-name="P28"><text:span text:style-name="T8"><text:s text:c="4"/></text:span><text:span text:style-name="T34">in</text:span><text:span text:style-name="T8"> </text:span><text:span text:style-name="T34">READY</text:span><text:span text:style-name="T8"> </text:span><text:span text:style-name="T34">or</text:span><text:span text:style-name="T8"> </text:span><text:span text:style-name="T34">RESET</text:span><text:span text:style-name="T8"> </text:span><text:span text:style-name="T34">state,</text:span><text:span text:style-name="T8"> </text:span><text:span text:style-name="T34">thus</text:span><text:span text:style-name="T8"> </text:span><text:span text:style-name="T34">registered</text:span><text:span text:style-name="T8"> </text:span><text:span text:style-name="T34">(user)</text:span><text:span text:style-name="T8"> </text:span><text:span text:style-name="T34">MspInit/DeInit</text:span><text:span text:style-name="T8"> </text:span><text:span text:style-name="T34">callbacks</text:span><text:span text:style-name="T8"> </text:span><text:span text:style-name="T34">can</text:span><text:span text:style-name="T8"> </text:span><text:span text:style-name="T34">be</text:span><text:span text:style-name="T8"> </text:span><text:span text:style-name="T34">used</text:span></text:p>
      <text:p text:style-name="P28"><text:span text:style-name="T8"><text:s text:c="4"/></text:span><text:span text:style-name="T34">during</text:span><text:span text:style-name="T8"> </text:span><text:span text:style-name="T34">the</text:span><text:span text:style-name="T8"> </text:span><text:span text:style-name="T34">Init/DeInit.</text:span></text:p>
      <text:p text:style-name="P28"><text:span text:style-name="T8"><text:s text:c="4"/></text:span><text:span text:style-name="T34">In</text:span><text:span text:style-name="T8"> </text:span><text:span text:style-name="T34">that</text:span><text:span text:style-name="T8"> </text:span><text:span text:style-name="T34">case</text:span><text:span text:style-name="T8"> </text:span><text:span text:style-name="T34">first</text:span><text:span text:style-name="T8"> </text:span><text:span text:style-name="T34">register</text:span><text:span text:style-name="T8"> </text:span><text:span text:style-name="T34">the</text:span><text:span text:style-name="T8"> </text:span><text:span text:style-name="T34">MspInit/MspDeInit</text:span><text:span text:style-name="T8"> </text:span><text:span text:style-name="T34">user</text:span><text:span text:style-name="T8"> </text:span><text:span text:style-name="T34">callbacks</text:span></text:p>
      <text:p text:style-name="P28"><text:span text:style-name="T8"><text:s text:c="4"/></text:span><text:span text:style-name="T34">using</text:span><text:span text:style-name="T8"> </text:span><text:span text:style-name="T34">HAL_SAI_RegisterCallback</text:span><text:span text:style-name="T8"> </text:span><text:span text:style-name="T34">before</text:span><text:span text:style-name="T8"> </text:span><text:span text:style-name="T34">calling</text:span><text:span text:style-name="T8"> </text:span><text:span text:style-name="T34">HAL_SAI_DeInit</text:span></text:p>
      <text:p text:style-name="P62"><text:span text:style-name="T8"><text:s text:c="4"/></text:span><text:span text:style-name="T34">or</text:span><text:span text:style-name="T8"> </text:span><text:span text:style-name="T34">HAL_SAI_Init</text:span><text:span text:style-name="T8"> </text:span><text:span text:style-name="T34">function.</text:span></text:p>
      <text:p text:style-name="P28"><text:span text:style-name="T8"><text:s text:c="4"/></text:span><text:span text:style-name="T34">[..]</text:span></text:p>
      <text:p text:style-name="P28"><text:span text:style-name="T8"><text:s text:c="4"/></text:span><text:span text:style-name="T34">When</text:span><text:span text:style-name="T8"> </text:span><text:span text:style-name="T34">the</text:span><text:span text:style-name="T8"> </text:span><text:span text:style-name="T34">compilation</text:span><text:span text:style-name="T8"> </text:span><text:span text:style-name="T34">define</text:span><text:span text:style-name="T8"> </text:span><text:span text:style-name="T34">USE_HAL_SAI_REGISTER_CALLBACKS</text:span><text:span text:style-name="T8"> </text:span><text:span text:style-name="T34">is</text:span><text:span text:style-name="T8"> </text:span><text:span text:style-name="T34">set</text:span><text:span text:style-name="T8"> </text:span><text:span text:style-name="T34">to</text:span><text:span text:style-name="T8"> </text:span><text:span text:style-name="T34">0</text:span><text:span text:style-name="T8"> </text:span><text:span text:style-name="T34">or</text:span></text:p>
      <text:p text:style-name="P28"><text:span text:style-name="T8"><text:s text:c="4"/></text:span><text:span text:style-name="T34">not</text:span><text:span text:style-name="T8"> </text:span><text:span text:style-name="T34">defined,</text:span><text:span text:style-name="T8"> </text:span><text:span text:style-name="T34">the</text:span><text:span text:style-name="T8"> </text:span><text:span text:style-name="T34">callback</text:span><text:span text:style-name="T8"> </text:span><text:span text:style-name="T34">registering</text:span><text:span text:style-name="T8"> </text:span><text:span text:style-name="T34">feature</text:span><text:span text:style-name="T8"> </text:span><text:span text:style-name="T34">is</text:span><text:span text:style-name="T8"> </text:span><text:span text:style-name="T34">not</text:span><text:span text:style-name="T8"> </text:span><text:span text:style-name="T34">available</text:span></text:p>
      <text:p text:style-name="P28"><text:span text:style-name="T8"><text:s text:c="4"/></text:span><text:span text:style-name="T34">and</text:span><text:span text:style-name="T8"> </text:span><text:span text:style-name="T34">weak</text:span><text:span text:style-name="T8"> </text:span><text:span text:style-name="T34">(surcharged)</text:span><text:span text:style-name="T8"> </text:span><text:span text:style-name="T34">callbacks</text:span><text:span text:style-name="T8"> </text:span><text:span text:style-name="T34">are</text:span><text:span text:style-name="T8"> </text:span><text:span text:style-name="T34">used.</text:span></text:p>
      <text:p text:style-name="P77"><text:span text:style-name="T58"/></text:p>
      <text:p text:style-name="P32"/>
      <text:p text:style-name="P3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354in" fo:page-height="11.6929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16.5354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8T09:58:12.901286804</meta:creation-date>
    <dc:date>2022-07-08T15:36:55.433502065</dc:date>
    <meta:editing-duration>P1DT11H14M46S</meta:editing-duration>
    <meta:editing-cycles>34</meta:editing-cycles>
    <meta:generator>LibreOffice/6.4.7.2$Linux_X86_64 LibreOffice_project/40$Build-2</meta:generator>
    <meta:document-statistic meta:table-count="0" meta:image-count="0" meta:object-count="0" meta:page-count="7" meta:paragraph-count="286" meta:word-count="1620" meta:character-count="13663" meta:non-whitespace-character-count="11040"/>
  </office:meta>
</office:document-meta>
</file>